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73.5pt"/>
    </style:style>
    <style:style style:name="co3" style:family="table-column">
      <style:table-column-properties fo:break-before="auto" style:column-width="117.01pt"/>
    </style:style>
    <style:style style:name="co4" style:family="table-column">
      <style:table-column-properties fo:break-before="auto" style:column-width="78.01pt"/>
    </style:style>
    <style:style style:name="co5" style:family="table-column">
      <style:table-column-properties fo:break-before="auto" style:column-width="114.75pt"/>
    </style:style>
    <style:style style:name="co6" style:family="table-column">
      <style:table-column-properties fo:break-before="auto" style:column-width="104.26pt"/>
    </style:style>
    <style:style style:name="co7" style:family="table-column">
      <style:table-column-properties fo:break-before="auto" style:column-width="92.24pt"/>
    </style:style>
    <style:style style:name="co8" style:family="table-column">
      <style:table-column-properties fo:break-before="auto" style:column-width="103.49pt"/>
    </style:style>
    <style:style style:name="co9" style:family="table-column">
      <style:table-column-properties fo:break-before="auto" style:column-width="85.49pt"/>
    </style:style>
    <style:style style:name="co10" style:family="table-column">
      <style:table-column-properties fo:break-before="auto" style:column-width="70.5pt"/>
    </style:style>
    <style:style style:name="co11" style:family="table-column">
      <style:table-column-properties fo:break-before="auto" style:column-width="79.51pt"/>
    </style:style>
    <style:style style:name="co12" style:family="table-column">
      <style:table-column-properties fo:break-before="auto" style:column-width="97.51pt"/>
    </style:style>
    <style:style style:name="co13" style:family="table-column">
      <style:table-column-properties fo:break-before="auto" style:column-width="86.26pt"/>
    </style:style>
    <style:style style:name="co14" style:family="table-column">
      <style:table-column-properties fo:break-before="auto" style:column-width="90pt"/>
    </style:style>
    <style:style style:name="co15" style:family="table-column">
      <style:table-column-properties fo:break-before="auto" style:column-width="94.51pt"/>
    </style:style>
    <style:style style:name="co16" style:family="table-column">
      <style:table-column-properties fo:break-before="auto" style:column-width="71.26pt"/>
    </style:style>
    <style:style style:name="co17" style:family="table-column">
      <style:table-column-properties fo:break-before="auto" style:column-width="83.99pt"/>
    </style:style>
    <style:style style:name="co18" style:family="table-column">
      <style:table-column-properties fo:break-before="auto" style:column-width="1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5.3">
      <style:table-properties table:display="true" style:writing-mode="lr-tb"/>
    </style:style>
    <style:style style:name="ta2" style:family="table" style:master-page-name="PageStyle_5f_5.7">
      <style:table-properties table:display="true" style:writing-mode="lr-tb"/>
    </style:style>
    <style:style style:name="ta3" style:family="table" style:master-page-name="PageStyle_5f_5.8">
      <style:table-properties table:display="true" style:writing-mode="lr-tb"/>
    </style:style>
    <style:style style:name="ta4" style:family="table" style:master-page-name="PageStyle_5f_6.1">
      <style:table-properties table:display="true" style:writing-mode="lr-tb"/>
    </style:style>
    <style:style style:name="ta5" style:family="table" style:master-page-name="PageStyle_5f_6.2">
      <style:table-properties table:display="true" style:writing-mode="lr-tb"/>
    </style:style>
    <style:style style:name="ta6" style:family="table" style:master-page-name="PageStyle_5f_6.3">
      <style:table-properties table:display="true" style:writing-mode="lr-tb"/>
    </style:style>
    <style:style style:name="ta7" style:family="table" style:master-page-name="PageStyle_5f_6.4">
      <style:table-properties table:display="true" style:writing-mode="lr-tb"/>
    </style:style>
    <style:style style:name="ta8" style:family="table" style:master-page-name="PageStyle_5f_6.5">
      <style:table-properties table:display="true" style:writing-mode="lr-tb"/>
    </style:style>
    <style:style style:name="ta9" style:family="table" style:master-page-name="PageStyle_5f_6.6">
      <style:table-properties table:display="true" style:writing-mode="lr-tb"/>
    </style:style>
    <style:style style:name="ta10" style:family="table" style:master-page-name="PageStyle_5f_6.7">
      <style:table-properties table:display="true" style:writing-mode="lr-tb"/>
    </style:style>
    <style:style style:name="ta11" style:family="table" style:master-page-name="PageStyle_5f_6.8">
      <style:table-properties table:display="true" style:writing-mode="lr-tb"/>
    </style:style>
    <style:style style:name="ta12" style:family="table" style:master-page-name="PageStyle_5f_6.9">
      <style:table-properties table:display="true" style:writing-mode="lr-tb"/>
    </style:style>
    <style:style style:name="ta13" style:family="table" style:master-page-name="PageStyle_5f_6.10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99ff99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06pt solid #000000" style:rotation-align="none"/>
    </style:style>
    <style:style style:name="ce8" style:family="table-cell" style:parent-style-name="Default">
      <style:table-cell-properties fo:background-color="#99ff99" style:diagonal-bl-tr="none" style:diagonal-tl-br="none" fo:border="0.06pt solid #000000" style:rotation-align="none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99ff99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8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fo:border-bottom="0.06pt solid #000000" fo:background-color="#99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7" style:family="table-cell" style:parent-style-name="Default">
      <style:table-cell-properties fo:background-color="#99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0" style:family="table-cell" style:parent-style-name="Default">
      <style:table-cell-properties style:diagonal-bl-tr="none" style:diagonal-tl-br="none" fo:border="none" style:rotation-align="none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3" style:family="table-cell" style:parent-style-name="Default">
      <style:table-cell-properties fo:background-color="#99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4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5.3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" table:number-columns-repeated="1012" table:default-cell-style-name="ce3"/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4" table:number-rows-spanned="1">
            <text:p>F(x) = -25182x-90x^2+44x^3-8x^4+0.7x^5</text:p>
          </table:table-cell>
          <table:covered-table-cell table:number-columns-repeated="3" table:style-name="ce5"/>
          <table:table-cell table:style-name="Default" table:number-columns-repeated="9"/>
          <table:table-cell table:number-columns-repeated="1011"/>
        </table:table-row>
        <table:table-row table:style-name="ro1">
          <table:table-cell table:style-name="ce2" table:number-columns-spanned="3" table:number-rows-spanned="1"/>
          <table:covered-table-cell table:number-columns-repeated="2" table:style-name="ce2"/>
          <table:table-cell table:style-name="Default" table:number-columns-repeated="10"/>
          <table:table-cell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10"/>
          <table:table-cell table:number-columns-repeated="1011"/>
        </table:table-row>
        <table:table-row table:style-name="ro1">
          <table:table-cell office:value-type="string" calcext:value-type="string">
            <text:p>B</text:p>
          </table:table-cell>
          <table:table-cell table:style-name="Default"/>
          <table:table-cell/>
          <table:table-cell table:style-name="ce2" office:value-type="string" calcext:value-type="string" table:number-columns-spanned="3" table:number-rows-spanned="1">
            <text:p>Biseccion</text:p>
          </table:table-cell>
          <table:covered-table-cell table:number-columns-repeated="2" table:style-name="ce2"/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f(x)</text:p>
          </table:table-cell>
          <table:table-cell/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xa</text:p>
          </table:table-cell>
          <table:table-cell table:style-name="ce4" office:value-type="string" calcext:value-type="string">
            <text:p>xb</text:p>
          </table:table-cell>
          <table:table-cell table:style-name="ce4" office:value-type="string" calcext:value-type="string">
            <text:p>xr</text:p>
          </table:table-cell>
          <table:table-cell table:style-name="ce4" office:value-type="string" calcext:value-type="string">
            <text:p>f(xa)</text:p>
          </table:table-cell>
          <table:table-cell table:style-name="ce4" office:value-type="string" calcext:value-type="string">
            <text:p>f(xb)</text:p>
          </table:table-cell>
          <table:table-cell table:style-name="ce4" office:value-type="string" calcext:value-type="string">
            <text:p>f(xr)</text:p>
          </table:table-cell>
          <table:table-cell table:style-name="ce4" office:value-type="string" calcext:value-type="string">
            <text:p>f(xa)*f(xr)</text:p>
          </table:table-cell>
          <table:table-cell table:style-name="ce4" office:value-type="string" calcext:value-type="string">
            <text:p>ep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4" office:value-type="float" office:value="-1" calcext:value-type="float">
            <text:p>-1</text:p>
          </table:table-cell>
          <table:table-cell table:style-name="ce4" table:formula="of:=-25182*([$'5.3'.A7])-90*([$'5.3'.A7]^2)+44*([$'5.3'.A7]^3)-8*([$'5.3'.A7]^4)+0.7*([$'5.3'.A7]^5)" office:value-type="float" office:value="25039.3" calcext:value-type="float">
            <text:p>25039.3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table:formula="of:=[$'5.3'.A10]" office:value-type="float" office:value="0.5" calcext:value-type="float">
            <text:p>0.5</text:p>
          </table:table-cell>
          <table:table-cell table:style-name="ce4" table:formula="of:=[$'5.3'.A11]" office:value-type="float" office:value="1" calcext:value-type="float">
            <text:p>1</text:p>
          </table:table-cell>
          <table:table-cell table:style-name="ce4" table:formula="of:=([$'5.3'.E7]+[$'5.3'.F7])/2" office:value-type="float" office:value="0.75" calcext:value-type="float">
            <text:p>0.75</text:p>
          </table:table-cell>
          <table:table-cell table:style-name="ce7" table:formula="of:=-25182*([$'5.3'.E7])-90*([$'5.3'.E7]^2)+44*([$'5.3'.E7]^3)-8*([$'5.3'.E7]^4)+0.7*([$'5.3'.E7]^5)" office:value-type="float" office:value="-12608.478125" calcext:value-type="float">
            <text:p>-12608.478125</text:p>
          </table:table-cell>
          <table:table-cell table:style-name="ce7" table:formula="of:=-25182*([$'5.3'.F7])-90*([$'5.3'.F7]^2)+44*([$'5.3'.F7]^3)-8*([$'5.3'.F7]^4)+0.7*([$'5.3'.F7]^5)" office:value-type="float" office:value="-25235.3" calcext:value-type="float">
            <text:p>-25235.3</text:p>
          </table:table-cell>
          <table:table-cell table:style-name="ce7" table:formula="of:=-25182*([$'5.3'.G7])-90*([$'5.3'.G7]^2)+44*([$'5.3'.G7]^3)-8*([$'5.3'.G7]^4)+0.7*([$'5.3'.G7]^5)" office:value-type="float" office:value="-18920.9276367188" calcext:value-type="float">
            <text:p>-18920.9276367188</text:p>
          </table:table-cell>
          <table:table-cell table:style-name="ce4" table:formula="of:=[$'5.3'.J7]*[$'5.3'.H7]" office:value-type="float" office:value="238564102.212276" calcext:value-type="float">
            <text:p>238564102.212276</text:p>
          </table:table-cell>
          <table:table-cell table:style-name="ce9"/>
          <table:table-cell table:style-name="Default"/>
          <table:table-cell table:number-columns-repeated="1011"/>
        </table:table-row>
        <table:table-row table:style-name="ro1">
          <table:table-cell table:style-name="ce4" office:value-type="float" office:value="-0.5" calcext:value-type="float">
            <text:p>-0.5</text:p>
          </table:table-cell>
          <table:table-cell table:style-name="ce4" table:formula="of:=-25182*([$'5.3'.A8])-90*([$'5.3'.A8]^2)+44*([$'5.3'.A8]^3)-8*([$'5.3'.A8]^4)+0.7*([$'5.3'.A8]^5)" office:value-type="float" office:value="12562.478125" calcext:value-type="float">
            <text:p>12562.478125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table:formula="of:=IF([$'5.3'.K7]&gt;0;[$'5.3'.G7];[$'5.3'.E7])" office:value-type="float" office:value="0.75" calcext:value-type="float">
            <text:p>0.75</text:p>
          </table:table-cell>
          <table:table-cell table:style-name="ce7" table:formula="of:=IF([$'5.3'.K7]&lt;0;[$'5.3'.G7];[$'5.3'.F7])" office:value-type="float" office:value="1" calcext:value-type="float">
            <text:p>1</text:p>
          </table:table-cell>
          <table:table-cell table:style-name="ce4" table:formula="of:=([$'5.3'.E8]+[$'5.3'.F8])/2" office:value-type="float" office:value="0.875" calcext:value-type="float">
            <text:p>0.875</text:p>
          </table:table-cell>
          <table:table-cell table:style-name="ce7" table:formula="of:=-25182*([$'5.3'.E8])-90*([$'5.3'.E8]^2)+44*([$'5.3'.E8]^3)-8*([$'5.3'.E8]^4)+0.7*([$'5.3'.E8]^5)" office:value-type="float" office:value="-18920.9276367188" calcext:value-type="float">
            <text:p>-18920.9276367188</text:p>
          </table:table-cell>
          <table:table-cell table:style-name="ce7" table:formula="of:=-25182*([$'5.3'.F8])-90*([$'5.3'.F8]^2)+44*([$'5.3'.F8]^3)-8*([$'5.3'.F8]^4)+0.7*([$'5.3'.F8]^5)" office:value-type="float" office:value="-25235.3" calcext:value-type="float">
            <text:p>-25235.3</text:p>
          </table:table-cell>
          <table:table-cell table:style-name="ce4" table:formula="of:=-25182*([$'5.3'.G8])-90*([$'5.3'.G8]^2)+44*([$'5.3'.G8]^3)-8*([$'5.3'.G8]^4)+0.7*([$'5.3'.G8]^5)" office:value-type="float" office:value="-22078.0101043701" calcext:value-type="float">
            <text:p>-22078.0101043701</text:p>
          </table:table-cell>
          <table:table-cell table:style-name="ce4" table:formula="of:=[$'5.3'.J8]*[$'5.3'.H8]" office:value-type="float" office:value="417736431.547532" calcext:value-type="float">
            <text:p>417736431.547532</text:p>
          </table:table-cell>
          <table:table-cell table:style-name="ce10" table:formula="of:=(([$'5.3'.G7]+[$'5.3'.G8])/[$'5.3'.G8])*100" office:value-type="float" office:value="185.714285714286" calcext:value-type="float">
            <text:p>185.7142857143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4"/>
          <table:table-cell table:style-name="ce4" table:formula="of:=-25182*([$'5.3'.A9])-90*([$'5.3'.A9]^2)+44*([$'5.3'.A9]^3)-8*([$'5.3'.A9]^4)+0.7*([$'5.3'.A9]^5)" office:value-type="float" office:value="0" calcext:value-type="float">
            <text:p>0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table:formula="of:=IF([$'5.3'.K8]&gt;0;[$'5.3'.G8];[$'5.3'.E8])" office:value-type="float" office:value="0.875" calcext:value-type="float">
            <text:p>0.875</text:p>
          </table:table-cell>
          <table:table-cell table:style-name="ce7" table:formula="of:=IF([$'5.3'.K8]&lt;0;[$'5.3'.G8];[$'5.3'.F8])" office:value-type="float" office:value="1" calcext:value-type="float">
            <text:p>1</text:p>
          </table:table-cell>
          <table:table-cell table:style-name="ce4" table:formula="of:=([$'5.3'.E9]+[$'5.3'.F9])/2" office:value-type="float" office:value="0.9375" calcext:value-type="float">
            <text:p>0.9375</text:p>
          </table:table-cell>
          <table:table-cell table:style-name="ce7" table:formula="of:=-25182*([$'5.3'.E9])-90*([$'5.3'.E9]^2)+44*([$'5.3'.E9]^3)-8*([$'5.3'.E9]^4)+0.7*([$'5.3'.E9]^5)" office:value-type="float" office:value="-22078.0101043701" calcext:value-type="float">
            <text:p>-22078.0101043701</text:p>
          </table:table-cell>
          <table:table-cell table:style-name="ce7" table:formula="of:=-25182*([$'5.3'.F9])-90*([$'5.3'.F9]^2)+44*([$'5.3'.F9]^3)-8*([$'5.3'.F9]^4)+0.7*([$'5.3'.F9]^5)" office:value-type="float" office:value="-25235.3" calcext:value-type="float">
            <text:p>-25235.3</text:p>
          </table:table-cell>
          <table:table-cell table:style-name="ce4" table:formula="of:=-25182*([$'5.3'.G9])-90*([$'5.3'.G9]^2)+44*([$'5.3'.G9]^3)-8*([$'5.3'.G9]^4)+0.7*([$'5.3'.G9]^5)" office:value-type="float" office:value="-23656.644551754" calcext:value-type="float">
            <text:p>-23656.644551754</text:p>
          </table:table-cell>
          <table:table-cell table:style-name="ce4" table:formula="of:=[$'5.3'.J9]*[$'5.3'.H9]" office:value-type="float" office:value="522291637.449117" calcext:value-type="float">
            <text:p>522291637.449117</text:p>
          </table:table-cell>
          <table:table-cell table:style-name="ce10" table:formula="of:=(([$'5.3'.G8]+[$'5.3'.G9])/[$'5.3'.G9])*100" office:value-type="float" office:value="193.333333333333" calcext:value-type="float">
            <text:p>193.3333333333</text:p>
          </table:table-cell>
          <table:table-cell table:style-name="ce12"/>
          <table:table-cell table:number-columns-repeated="1011"/>
        </table:table-row>
        <table:table-row table:style-name="ro1">
          <table:table-cell table:style-name="ce4" office:value-type="float" office:value="0.5" calcext:value-type="float">
            <text:p>0.5</text:p>
          </table:table-cell>
          <table:table-cell table:style-name="ce4" table:formula="of:=-25182*([$'5.3'.A10])-90*([$'5.3'.A10]^2)+44*([$'5.3'.A10]^3)-8*([$'5.3'.A10]^4)+0.7*([$'5.3'.A10]^5)" office:value-type="float" office:value="-12608.478125" calcext:value-type="float">
            <text:p>-12608.478125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table:formula="of:=IF([$'5.3'.K9]&gt;0;[$'5.3'.G9];[$'5.3'.E9])" office:value-type="float" office:value="0.9375" calcext:value-type="float">
            <text:p>0.9375</text:p>
          </table:table-cell>
          <table:table-cell table:style-name="ce7" table:formula="of:=IF([$'5.3'.K9]&lt;0;[$'5.3'.G9];[$'5.3'.F9])" office:value-type="float" office:value="1" calcext:value-type="float">
            <text:p>1</text:p>
          </table:table-cell>
          <table:table-cell table:style-name="ce4" table:formula="of:=([$'5.3'.E10]+[$'5.3'.F10])/2" office:value-type="float" office:value="0.96875" calcext:value-type="float">
            <text:p>0.96875</text:p>
          </table:table-cell>
          <table:table-cell table:style-name="ce7" table:formula="of:=-25182*([$'5.3'.E10])-90*([$'5.3'.E10]^2)+44*([$'5.3'.E10]^3)-8*([$'5.3'.E10]^4)+0.7*([$'5.3'.E10]^5)" office:value-type="float" office:value="-23656.644551754" calcext:value-type="float">
            <text:p>-23656.644551754</text:p>
          </table:table-cell>
          <table:table-cell table:style-name="ce7" table:formula="of:=-25182*([$'5.3'.F10])-90*([$'5.3'.F10]^2)+44*([$'5.3'.F10]^3)-8*([$'5.3'.F10]^4)+0.7*([$'5.3'.F10]^5)" office:value-type="float" office:value="-25235.3" calcext:value-type="float">
            <text:p>-25235.3</text:p>
          </table:table-cell>
          <table:table-cell table:style-name="ce4" table:formula="of:=-25182*([$'5.3'.G10])-90*([$'5.3'.G10]^2)+44*([$'5.3'.G10]^3)-8*([$'5.3'.G10]^4)+0.7*([$'5.3'.G10]^5)" office:value-type="float" office:value="-24445.9714825839" calcext:value-type="float">
            <text:p>-24445.9714825839</text:p>
          </table:table-cell>
          <table:table-cell table:style-name="ce4" table:formula="of:=[$'5.3'.J10]*[$'5.3'.H10]" office:value-type="float" office:value="578309658.085802" calcext:value-type="float">
            <text:p>578309658.085802</text:p>
          </table:table-cell>
          <table:table-cell table:style-name="ce10" table:formula="of:=(([$'5.3'.G9]+[$'5.3'.G10])/[$'5.3'.G10])*100" office:value-type="float" office:value="196.774193548387" calcext:value-type="float">
            <text:p>196.7741935484</text:p>
          </table:table-cell>
          <table:table-cell table:number-columns-repeated="101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table:formula="of:=-25182*([$'5.3'.A11])-90*([$'5.3'.A11]^2)+44*([$'5.3'.A11]^3)-8*([$'5.3'.A11]^4)+0.7*([$'5.3'.A11]^5)" office:value-type="float" office:value="-25235.3" calcext:value-type="float">
            <text:p>-25235.3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table:formula="of:=IF([$'5.3'.K10]&gt;0;[$'5.3'.G10];[$'5.3'.E10])" office:value-type="float" office:value="0.96875" calcext:value-type="float">
            <text:p>0.96875</text:p>
          </table:table-cell>
          <table:table-cell table:style-name="ce7" table:formula="of:=IF([$'5.3'.K10]&lt;0;[$'5.3'.G10];[$'5.3'.F10])" office:value-type="float" office:value="1" calcext:value-type="float">
            <text:p>1</text:p>
          </table:table-cell>
          <table:table-cell table:style-name="ce4" table:formula="of:=([$'5.3'.E11]+[$'5.3'.F11])/2" office:value-type="float" office:value="0.984375" calcext:value-type="float">
            <text:p>0.984375</text:p>
          </table:table-cell>
          <table:table-cell table:style-name="ce7" table:formula="of:=-25182*([$'5.3'.E11])-90*([$'5.3'.E11]^2)+44*([$'5.3'.E11]^3)-8*([$'5.3'.E11]^4)+0.7*([$'5.3'.E11]^5)" office:value-type="float" office:value="-24445.9714825839" calcext:value-type="float">
            <text:p>-24445.9714825839</text:p>
          </table:table-cell>
          <table:table-cell table:style-name="ce7" table:formula="of:=-25182*([$'5.3'.F11])-90*([$'5.3'.F11]^2)+44*([$'5.3'.F11]^3)-8*([$'5.3'.F11]^4)+0.7*([$'5.3'.F11]^5)" office:value-type="float" office:value="-25235.3" calcext:value-type="float">
            <text:p>-25235.3</text:p>
          </table:table-cell>
          <table:table-cell table:style-name="ce4" table:formula="of:=-25182*([$'5.3'.G11])-90*([$'5.3'.G11]^2)+44*([$'5.3'.G11]^3)-8*([$'5.3'.G11]^4)+0.7*([$'5.3'.G11]^5)" office:value-type="float" office:value="-24840.6357661075" calcext:value-type="float">
            <text:p>-24840.6357661075</text:p>
          </table:table-cell>
          <table:table-cell table:style-name="ce4" table:formula="of:=[$'5.3'.J11]*[$'5.3'.H11]" office:value-type="float" office:value="607253473.547517" calcext:value-type="float">
            <text:p>607253473.547517</text:p>
          </table:table-cell>
          <table:table-cell table:style-name="ce10" table:formula="of:=(([$'5.3'.G10]+[$'5.3'.G11])/[$'5.3'.G11])*100" office:value-type="float" office:value="198.412698412698" calcext:value-type="float">
            <text:p>198.412698412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float" office:value="5" calcext:value-type="float">
            <text:p>5</text:p>
          </table:table-cell>
          <table:table-cell table:style-name="ce4" table:formula="of:=IF([$'5.3'.K11]&gt;0;[$'5.3'.G11];[$'5.3'.E11])" office:value-type="float" office:value="0.984375" calcext:value-type="float">
            <text:p>0.984375</text:p>
          </table:table-cell>
          <table:table-cell table:style-name="ce7" table:formula="of:=IF([$'5.3'.K11]&lt;0;[$'5.3'.G11];[$'5.3'.F11])" office:value-type="float" office:value="1" calcext:value-type="float">
            <text:p>1</text:p>
          </table:table-cell>
          <table:table-cell table:style-name="ce4" table:formula="of:=([$'5.3'.E12]+[$'5.3'.F12])/2" office:value-type="float" office:value="0.9921875" calcext:value-type="float">
            <text:p>0.9921875</text:p>
          </table:table-cell>
          <table:table-cell table:style-name="ce7" table:formula="of:=-25182*([$'5.3'.E12])-90*([$'5.3'.E12]^2)+44*([$'5.3'.E12]^3)-8*([$'5.3'.E12]^4)+0.7*([$'5.3'.E12]^5)" office:value-type="float" office:value="-24840.6357661075" calcext:value-type="float">
            <text:p>-24840.6357661075</text:p>
          </table:table-cell>
          <table:table-cell table:style-name="ce7" table:formula="of:=-25182*([$'5.3'.F12])-90*([$'5.3'.F12]^2)+44*([$'5.3'.F12]^3)-8*([$'5.3'.F12]^4)+0.7*([$'5.3'.F12]^5)" office:value-type="float" office:value="-25235.3" calcext:value-type="float">
            <text:p>-25235.3</text:p>
          </table:table-cell>
          <table:table-cell table:style-name="ce4" table:formula="of:=-25182*([$'5.3'.G12])-90*([$'5.3'.G12]^2)+44*([$'5.3'.G12]^3)-8*([$'5.3'.G12]^4)+0.7*([$'5.3'.G12]^5)" office:value-type="float" office:value="-25037.9679167915" calcext:value-type="float">
            <text:p>-25037.9679167915</text:p>
          </table:table-cell>
          <table:table-cell table:style-name="ce4" table:formula="of:=[$'5.3'.J12]*[$'5.3'.H12]" office:value-type="float" office:value="621959041.344504" calcext:value-type="float">
            <text:p>621959041.344504</text:p>
          </table:table-cell>
          <table:table-cell table:style-name="ce10" table:formula="of:=(([$'5.3'.G11]+[$'5.3'.G12])/[$'5.3'.G12])*100" office:value-type="float" office:value="199.212598425197" calcext:value-type="float">
            <text:p>199.212598425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float" office:value="6" calcext:value-type="float">
            <text:p>6</text:p>
          </table:table-cell>
          <table:table-cell table:style-name="ce4" table:formula="of:=IF([$'5.3'.K12]&gt;0;[$'5.3'.G12];[$'5.3'.E12])" office:value-type="float" office:value="0.9921875" calcext:value-type="float">
            <text:p>0.9921875</text:p>
          </table:table-cell>
          <table:table-cell table:style-name="ce7" table:formula="of:=IF([$'5.3'.K12]&lt;0;[$'5.3'.G12];[$'5.3'.F12])" office:value-type="float" office:value="1" calcext:value-type="float">
            <text:p>1</text:p>
          </table:table-cell>
          <table:table-cell table:style-name="ce4" table:formula="of:=([$'5.3'.E13]+[$'5.3'.F13])/2" office:value-type="float" office:value="0.99609375" calcext:value-type="float">
            <text:p>0.99609375</text:p>
          </table:table-cell>
          <table:table-cell table:style-name="ce7" table:formula="of:=-25182*([$'5.3'.E13])-90*([$'5.3'.E13]^2)+44*([$'5.3'.E13]^3)-8*([$'5.3'.E13]^4)+0.7*([$'5.3'.E13]^5)" office:value-type="float" office:value="-25037.9679167915" calcext:value-type="float">
            <text:p>-25037.9679167915</text:p>
          </table:table-cell>
          <table:table-cell table:style-name="ce7" table:formula="of:=-25182*([$'5.3'.F13])-90*([$'5.3'.F13]^2)+44*([$'5.3'.F13]^3)-8*([$'5.3'.F13]^4)+0.7*([$'5.3'.F13]^5)" office:value-type="float" office:value="-25235.3" calcext:value-type="float">
            <text:p>-25235.3</text:p>
          </table:table-cell>
          <table:table-cell table:style-name="ce4" table:formula="of:=-25182*([$'5.3'.G13])-90*([$'5.3'.G13]^2)+44*([$'5.3'.G13]^3)-8*([$'5.3'.G13]^4)+0.7*([$'5.3'.G13]^5)" office:value-type="float" office:value="-25136.6339702497" calcext:value-type="float">
            <text:p>-25136.6339702497</text:p>
          </table:table-cell>
          <table:table-cell table:style-name="ce4" table:formula="of:=[$'5.3'.J13]*[$'5.3'.H13]" office:value-type="float" office:value="629370234.883245" calcext:value-type="float">
            <text:p>629370234.883245</text:p>
          </table:table-cell>
          <table:table-cell table:style-name="ce10" table:formula="of:=(([$'5.3'.G12]+[$'5.3'.G13])/[$'5.3'.G13])*100" office:value-type="float" office:value="199.607843137255" calcext:value-type="float">
            <text:p>199.607843137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float" office:value="7" calcext:value-type="float">
            <text:p>7</text:p>
          </table:table-cell>
          <table:table-cell table:style-name="ce4" table:formula="of:=IF([$'5.3'.K13]&gt;0;[$'5.3'.G13];[$'5.3'.E13])" office:value-type="float" office:value="0.99609375" calcext:value-type="float">
            <text:p>0.99609375</text:p>
          </table:table-cell>
          <table:table-cell table:style-name="ce7" table:formula="of:=IF([$'5.3'.K13]&lt;0;[$'5.3'.G13];[$'5.3'.F13])" office:value-type="float" office:value="1" calcext:value-type="float">
            <text:p>1</text:p>
          </table:table-cell>
          <table:table-cell table:style-name="ce4" table:formula="of:=([$'5.3'.E14]+[$'5.3'.F14])/2" office:value-type="float" office:value="0.998046875" calcext:value-type="float">
            <text:p>0.998046875</text:p>
          </table:table-cell>
          <table:table-cell table:style-name="ce7" table:formula="of:=-25182*([$'5.3'.E14])-90*([$'5.3'.E14]^2)+44*([$'5.3'.E14]^3)-8*([$'5.3'.E14]^4)+0.7*([$'5.3'.E14]^5)" office:value-type="float" office:value="-25136.6339702497" calcext:value-type="float">
            <text:p>-25136.6339702497</text:p>
          </table:table-cell>
          <table:table-cell table:style-name="ce7" table:formula="of:=-25182*([$'5.3'.F14])-90*([$'5.3'.F14]^2)+44*([$'5.3'.F14]^3)-8*([$'5.3'.F14]^4)+0.7*([$'5.3'.F14]^5)" office:value-type="float" office:value="-25235.3" calcext:value-type="float">
            <text:p>-25235.3</text:p>
          </table:table-cell>
          <table:table-cell table:style-name="ce4" table:formula="of:=-25182*([$'5.3'.G14])-90*([$'5.3'.G14]^2)+44*([$'5.3'.G14]^3)-8*([$'5.3'.G14]^4)+0.7*([$'5.3'.G14]^5)" office:value-type="float" office:value="-25185.9669885144" calcext:value-type="float">
            <text:p>-25185.9669885144</text:p>
          </table:table-cell>
          <table:table-cell table:style-name="ce4" table:formula="of:=[$'5.3'.J14]*[$'5.3'.H14]" office:value-type="float" office:value="633090433.37708" calcext:value-type="float">
            <text:p>633090433.37708</text:p>
          </table:table-cell>
          <table:table-cell table:style-name="ce10" table:formula="of:=(([$'5.3'.G13]+[$'5.3'.G14])/[$'5.3'.G14])*100" office:value-type="float" office:value="199.804305283757" calcext:value-type="float">
            <text:p>199.804305283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float" office:value="8" calcext:value-type="float">
            <text:p>8</text:p>
          </table:table-cell>
          <table:table-cell table:style-name="ce4" table:formula="of:=IF([$'5.3'.K14]&gt;0;[$'5.3'.G14];[$'5.3'.E14])" office:value-type="float" office:value="0.998046875" calcext:value-type="float">
            <text:p>0.998046875</text:p>
          </table:table-cell>
          <table:table-cell table:style-name="ce7" table:formula="of:=IF([$'5.3'.K14]&lt;0;[$'5.3'.G14];[$'5.3'.F14])" office:value-type="float" office:value="1" calcext:value-type="float">
            <text:p>1</text:p>
          </table:table-cell>
          <table:table-cell table:style-name="ce4" table:formula="of:=([$'5.3'.E15]+[$'5.3'.F15])/2" office:value-type="float" office:value="0.9990234375" calcext:value-type="float">
            <text:p>0.9990234375</text:p>
          </table:table-cell>
          <table:table-cell table:style-name="ce7" table:formula="of:=-25182*([$'5.3'.E15])-90*([$'5.3'.E15]^2)+44*([$'5.3'.E15]^3)-8*([$'5.3'.E15]^4)+0.7*([$'5.3'.E15]^5)" office:value-type="float" office:value="-25185.9669885144" calcext:value-type="float">
            <text:p>-25185.9669885144</text:p>
          </table:table-cell>
          <table:table-cell table:style-name="ce7" table:formula="of:=-25182*([$'5.3'.F15])-90*([$'5.3'.F15]^2)+44*([$'5.3'.F15]^3)-8*([$'5.3'.F15]^4)+0.7*([$'5.3'.F15]^5)" office:value-type="float" office:value="-25235.3" calcext:value-type="float">
            <text:p>-25235.3</text:p>
          </table:table-cell>
          <table:table-cell table:style-name="ce4" table:formula="of:=-25182*([$'5.3'.G15])-90*([$'5.3'.G15]^2)+44*([$'5.3'.G15]^3)-8*([$'5.3'.G15]^4)+0.7*([$'5.3'.G15]^5)" office:value-type="float" office:value="-25210.6334951578" calcext:value-type="float">
            <text:p>-25210.6334951578</text:p>
          </table:table-cell>
          <table:table-cell table:style-name="ce4" table:formula="of:=[$'5.3'.J15]*[$'5.3'.H15]" office:value-type="float" office:value="634954182.96858" calcext:value-type="float">
            <text:p>634954182.96858</text:p>
          </table:table-cell>
          <table:table-cell table:style-name="ce10" table:formula="of:=(([$'5.3'.G14]+[$'5.3'.G15])/[$'5.3'.G15])*100" office:value-type="float" office:value="199.902248289345" calcext:value-type="float">
            <text:p>199.902248289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float" office:value="9" calcext:value-type="float">
            <text:p>9</text:p>
          </table:table-cell>
          <table:table-cell table:style-name="ce4" table:formula="of:=IF([$'5.3'.K15]&gt;0;[$'5.3'.G15];[$'5.3'.E15])" office:value-type="float" office:value="0.9990234375" calcext:value-type="float">
            <text:p>0.9990234375</text:p>
          </table:table-cell>
          <table:table-cell table:style-name="ce7" table:formula="of:=IF([$'5.3'.K15]&lt;0;[$'5.3'.G15];[$'5.3'.F15])" office:value-type="float" office:value="1" calcext:value-type="float">
            <text:p>1</text:p>
          </table:table-cell>
          <table:table-cell table:style-name="ce4" table:formula="of:=([$'5.3'.E16]+[$'5.3'.F16])/2" office:value-type="float" office:value="0.99951171875" calcext:value-type="float">
            <text:p>0.9995117188</text:p>
          </table:table-cell>
          <table:table-cell table:style-name="ce7" table:formula="of:=-25182*([$'5.3'.E16])-90*([$'5.3'.E16]^2)+44*([$'5.3'.E16]^3)-8*([$'5.3'.E16]^4)+0.7*([$'5.3'.E16]^5)" office:value-type="float" office:value="-25210.6334951578" calcext:value-type="float">
            <text:p>-25210.6334951578</text:p>
          </table:table-cell>
          <table:table-cell table:style-name="ce7" table:formula="of:=-25182*([$'5.3'.F16])-90*([$'5.3'.F16]^2)+44*([$'5.3'.F16]^3)-8*([$'5.3'.F16]^4)+0.7*([$'5.3'.F16]^5)" office:value-type="float" office:value="-25235.3" calcext:value-type="float">
            <text:p>-25235.3</text:p>
          </table:table-cell>
          <table:table-cell table:style-name="ce4" table:formula="of:=-25182*([$'5.3'.G16])-90*([$'5.3'.G16]^2)+44*([$'5.3'.G16]^3)-8*([$'5.3'.G16]^4)+0.7*([$'5.3'.G16]^5)" office:value-type="float" office:value="-25222.9667478107" calcext:value-type="float">
            <text:p>-25222.9667478107</text:p>
          </table:table-cell>
          <table:table-cell table:style-name="ce4" table:formula="of:=[$'5.3'.J16]*[$'5.3'.H16]" office:value-type="float" office:value="635886970.339606" calcext:value-type="float">
            <text:p>635886970.339606</text:p>
          </table:table-cell>
          <table:table-cell table:style-name="ce10" table:formula="of:=(([$'5.3'.G15]+[$'5.3'.G16])/[$'5.3'.G16])*100" office:value-type="float" office:value="199.951148021495" calcext:value-type="float">
            <text:p>199.951148021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6" office:value-type="float" office:value="10" calcext:value-type="float">
            <text:p>10</text:p>
          </table:table-cell>
          <table:table-cell table:style-name="ce6" table:formula="of:=IF([$'5.3'.K16]&gt;0;[$'5.3'.G16];[$'5.3'.E16])" office:value-type="float" office:value="0.99951171875" calcext:value-type="float">
            <text:p>0.9995117188</text:p>
          </table:table-cell>
          <table:table-cell table:style-name="ce8" table:formula="of:=IF([$'5.3'.K16]&lt;0;[$'5.3'.G16];[$'5.3'.F16])" office:value-type="float" office:value="1" calcext:value-type="float">
            <text:p>1</text:p>
          </table:table-cell>
          <table:table-cell table:style-name="ce6" table:formula="of:=([$'5.3'.E17]+[$'5.3'.F17])/2" office:value-type="float" office:value="0.999755859375" calcext:value-type="float">
            <text:p>0.9997558594</text:p>
          </table:table-cell>
          <table:table-cell table:style-name="ce8" table:formula="of:=-25182*([$'5.3'.E17])-90*([$'5.3'.E17]^2)+44*([$'5.3'.E17]^3)-8*([$'5.3'.E17]^4)+0.7*([$'5.3'.E17]^5)" office:value-type="float" office:value="-25222.9667478107" calcext:value-type="float">
            <text:p>-25222.9667478107</text:p>
          </table:table-cell>
          <table:table-cell table:style-name="ce8" table:formula="of:=-25182*([$'5.3'.F17])-90*([$'5.3'.F17]^2)+44*([$'5.3'.F17]^3)-8*([$'5.3'.F17]^4)+0.7*([$'5.3'.F17]^5)" office:value-type="float" office:value="-25235.3" calcext:value-type="float">
            <text:p>-25235.3</text:p>
          </table:table-cell>
          <table:table-cell table:style-name="ce6" table:formula="of:=-25182*([$'5.3'.G17])-90*([$'5.3'.G17]^2)+44*([$'5.3'.G17]^3)-8*([$'5.3'.G17]^4)+0.7*([$'5.3'.G17]^5)" office:value-type="float" office:value="-25229.1333739641" calcext:value-type="float">
            <text:p>-25229.1333739641</text:p>
          </table:table-cell>
          <table:table-cell table:style-name="ce6" table:formula="of:=[$'5.3'.J17]*[$'5.3'.H17]" office:value-type="float" office:value="636353592.167577" calcext:value-type="float">
            <text:p>636353592.167577</text:p>
          </table:table-cell>
          <table:table-cell table:style-name="ce11" table:formula="of:=(([$'5.3'.G16]+[$'5.3'.G17])/[$'5.3'.G17])*100" office:value-type="float" office:value="199.97557997558" calcext:value-type="float">
            <text:p>199.9755799756</text:p>
          </table:table-cell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 table:number-columns-repeated="8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table:style-name="Default"/>
          <table:table-cell table:style-name="ce2" office:value-type="string" calcext:value-type="string" table:number-columns-spanned="3" table:number-rows-spanned="1">
            <text:p>Falsa Posicion</text:p>
          </table:table-cell>
          <table:covered-table-cell table:number-columns-repeated="2" table:style-name="ce2"/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3"/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xl</text:p>
          </table:table-cell>
          <table:table-cell table:style-name="ce4" office:value-type="string" calcext:value-type="string">
            <text:p>xu</text:p>
          </table:table-cell>
          <table:table-cell table:style-name="ce4" office:value-type="string" calcext:value-type="string">
            <text:p>f(xl)</text:p>
          </table:table-cell>
          <table:table-cell table:style-name="ce4" office:value-type="string" calcext:value-type="string">
            <text:p>f(xu)</text:p>
          </table:table-cell>
          <table:table-cell table:style-name="ce4" office:value-type="string" calcext:value-type="string">
            <text:p>f(xl)*f(xu)</text:p>
          </table:table-cell>
          <table:table-cell table:style-name="ce4" office:value-type="string" calcext:value-type="string">
            <text:p>xr</text:p>
          </table:table-cell>
          <table:table-cell table:style-name="ce4" office:value-type="string" calcext:value-type="string">
            <text:p>f(xr)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4" office:value-type="float" office:value="0" calcext:value-type="float">
            <text:p>0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formula="of:=-25182*([$'5.3'.E22])-90*([$'5.3'.E22]^2)+44*([$'5.3'.E22]^3)-8*([$'5.3'.E22]^4)+0.7*([$'5.3'.E22]^5)" office:value-type="float" office:value="-12608.478125" calcext:value-type="float">
            <text:p>-12608.478125</text:p>
          </table:table-cell>
          <table:table-cell table:style-name="ce7" table:formula="of:=-25182*([$'5.3'.F22])-90*([$'5.3'.F22]^2)+44*([$'5.3'.F22]^3)-8*([$'5.3'.F22]^4)+0.7*([$'5.3'.F22]^5)" office:value-type="float" office:value="-25235.3" calcext:value-type="float">
            <text:p>-25235.3</text:p>
          </table:table-cell>
          <table:table-cell table:style-name="ce4" table:formula="of:=[$'5.3'.G22]*[$'5.3'.H22]" office:value-type="float" office:value="318178728.027812" calcext:value-type="float">
            <text:p>318178728.027812</text:p>
          </table:table-cell>
          <table:table-cell table:style-name="ce4" table:formula="of:=[$'5.3'.E22]-(([$'5.3'.G22]*([$'5.3'.F22]-[$'5.3'.E22]))/([$'5.3'.H22]-[$'5.3'.G22]))" office:value-type="float" office:value="0.000726380326799392" calcext:value-type="float">
            <text:p>0.0007263803</text:p>
          </table:table-cell>
          <table:table-cell table:style-name="ce7" table:formula="of:=-25182*([$'5.3'.J22])-90*([$'5.3'.J22]^2)+44*([$'5.3'.J22]^3)-8*([$'5.3'.J22]^4)+0.7*([$'5.3'.J22]^5)" office:value-type="float" office:value="-18.2917568591552" calcext:value-type="float">
            <text:p>-18.291756859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4" table:formula="of:=IF([$'5.3'.K22]&lt;0;[$'5.3'.J22];[$'5.3'.E22])" office:value-type="float" office:value="0.000726380326799392" calcext:value-type="float">
            <text:p>0.0007263803</text:p>
          </table:table-cell>
          <table:table-cell table:style-name="ce4" table:formula="of:=IF([$'5.3'.K22]&gt;0;[$'5.3'.J22];[$'5.3'.F22])" office:value-type="float" office:value="1" calcext:value-type="float">
            <text:p>1</text:p>
          </table:table-cell>
          <table:table-cell table:style-name="ce7" table:formula="of:=-25182*([$'5.3'.E23])-90*([$'5.3'.E23]^2)+44*([$'5.3'.E23]^3)-8*([$'5.3'.E23]^4)+0.7*([$'5.3'.E23]^5)" office:value-type="float" office:value="-18.2917568591552" calcext:value-type="float">
            <text:p>-18.2917568592</text:p>
          </table:table-cell>
          <table:table-cell table:style-name="ce7" table:formula="of:=-25182*([$'5.3'.F23])-90*([$'5.3'.F23]^2)+44*([$'5.3'.F23]^3)-8*([$'5.3'.F23]^4)+0.7*([$'5.3'.F23]^5)" office:value-type="float" office:value="-25235.3" calcext:value-type="float">
            <text:p>-25235.3</text:p>
          </table:table-cell>
          <table:table-cell table:style-name="ce4" table:formula="of:=[$'5.3'.G23]*[$'5.3'.H23]" office:value-type="float" office:value="461597.97186784" calcext:value-type="float">
            <text:p>461597.97186784</text:p>
          </table:table-cell>
          <table:table-cell table:style-name="ce4" table:formula="of:=[$'5.3'.E23]-(([$'5.3'.G23]*([$'5.3'.F23]-[$'5.3'.E23]))/([$'5.3'.H23]-[$'5.3'.G23]))" office:value-type="float" office:value="0.0000015334333618249" calcext:value-type="float">
            <text:p>1.5334333618249E-06</text:p>
          </table:table-cell>
          <table:table-cell table:style-name="ce7" table:formula="of:=-25182*([$'5.3'.J23])-90*([$'5.3'.J23]^2)+44*([$'5.3'.J23]^3)-8*([$'5.3'.J23]^4)+0.7*([$'5.3'.J23]^5)" office:value-type="float" office:value="-0.0386149191291021" calcext:value-type="float">
            <text:p>-0.0386149191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4" office:value-type="float" office:value="2" calcext:value-type="float">
            <text:p>2</text:p>
          </table:table-cell>
          <table:table-cell table:style-name="ce4" table:formula="of:=IF([$'5.3'.K23]&lt;0;[$'5.3'.J23];[$'5.3'.E23])" office:value-type="float" office:value="0.0000015334333618249" calcext:value-type="float">
            <text:p>1.5334333618249E-06</text:p>
          </table:table-cell>
          <table:table-cell table:style-name="ce4" table:formula="of:=IF([$'5.3'.K23]&gt;0;[$'5.3'.J23];[$'5.3'.F23])" office:value-type="float" office:value="1" calcext:value-type="float">
            <text:p>1</text:p>
          </table:table-cell>
          <table:table-cell table:style-name="ce7" table:formula="of:=-25182*([$'5.3'.E24])-90*([$'5.3'.E24]^2)+44*([$'5.3'.E24]^3)-8*([$'5.3'.E24]^4)+0.7*([$'5.3'.E24]^5)" office:value-type="float" office:value="-0.0386149191291021" calcext:value-type="float">
            <text:p>-0.0386149191</text:p>
          </table:table-cell>
          <table:table-cell table:style-name="ce7" table:formula="of:=-25182*([$'5.3'.F24])-90*([$'5.3'.F24]^2)+44*([$'5.3'.F24]^3)-8*([$'5.3'.F24]^4)+0.7*([$'5.3'.F24]^5)" office:value-type="float" office:value="-25235.3" calcext:value-type="float">
            <text:p>-25235.3</text:p>
          </table:table-cell>
          <table:table-cell table:style-name="ce4" table:formula="of:=[$'5.3'.G24]*[$'5.3'.H24]" office:value-type="float" office:value="974.45906869863" calcext:value-type="float">
            <text:p>974.4590686986</text:p>
          </table:table-cell>
          <table:table-cell table:style-name="ce4" table:formula="of:=[$'5.3'.E24]-(([$'5.3'.G24]*([$'5.3'.F24]-[$'5.3'.E24]))/([$'5.3'.H24]-[$'5.3'.G24]))" office:value-type="float" office:value="0.00000000323879294573635" calcext:value-type="float">
            <text:p>3.23879294573635E-09</text:p>
          </table:table-cell>
          <table:table-cell table:style-name="ce7" table:formula="of:=-25182*([$'5.3'.J24])-90*([$'5.3'.J24]^2)+44*([$'5.3'.J24]^3)-8*([$'5.3'.J24]^4)+0.7*([$'5.3'.J24]^5)" office:value-type="float" office:value="-0.0000815592839604769" calcext:value-type="float">
            <text:p>-8.15592839604769E-0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4" office:value-type="float" office:value="3" calcext:value-type="float">
            <text:p>3</text:p>
          </table:table-cell>
          <table:table-cell table:style-name="ce4" table:formula="of:=IF([$'5.3'.K24]&lt;0;[$'5.3'.J24];[$'5.3'.E24])" office:value-type="float" office:value="0.00000000323879294573635" calcext:value-type="float">
            <text:p>3.23879294573635E-09</text:p>
          </table:table-cell>
          <table:table-cell table:style-name="ce4" table:formula="of:=IF([$'5.3'.K24]&gt;0;[$'5.3'.J24];[$'5.3'.F24])" office:value-type="float" office:value="1" calcext:value-type="float">
            <text:p>1</text:p>
          </table:table-cell>
          <table:table-cell table:style-name="ce7" table:formula="of:=-25182*([$'5.3'.E25])-90*([$'5.3'.E25]^2)+44*([$'5.3'.E25]^3)-8*([$'5.3'.E25]^4)+0.7*([$'5.3'.E25]^5)" office:value-type="float" office:value="-0.0000815592839604769" calcext:value-type="float">
            <text:p>-8.15592839604769E-05</text:p>
          </table:table-cell>
          <table:table-cell table:style-name="ce7" table:formula="of:=-25182*([$'5.3'.F25])-90*([$'5.3'.F25]^2)+44*([$'5.3'.F25]^3)-8*([$'5.3'.F25]^4)+0.7*([$'5.3'.F25]^5)" office:value-type="float" office:value="-25235.3" calcext:value-type="float">
            <text:p>-25235.3</text:p>
          </table:table-cell>
          <table:table-cell table:style-name="ce4" table:formula="of:=[$'5.3'.G25]*[$'5.3'.H25]" office:value-type="float" office:value="2.05817299852782" calcext:value-type="float">
            <text:p>2.0581729985</text:p>
          </table:table-cell>
          <table:table-cell table:style-name="ce4" table:formula="of:=[$'5.3'.E25]-(([$'5.3'.G25]*([$'5.3'.F25]-[$'5.3'.E25]))/([$'5.3'.H25]-[$'5.3'.G25]))" office:value-type="float" office:value="0.00000000000684072167248253" calcext:value-type="float">
            <text:p>6.84072167248253E-12</text:p>
          </table:table-cell>
          <table:table-cell table:style-name="ce7" table:formula="of:=-25182*([$'5.3'.J25])-90*([$'5.3'.J25]^2)+44*([$'5.3'.J25]^3)-8*([$'5.3'.J25]^4)+0.7*([$'5.3'.J25]^5)" office:value-type="float" office:value="-0.000000172263053156459" calcext:value-type="float">
            <text:p>-1.72263053156459E-0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4" office:value-type="float" office:value="4" calcext:value-type="float">
            <text:p>4</text:p>
          </table:table-cell>
          <table:table-cell table:style-name="ce4" table:formula="of:=IF([$'5.3'.K25]&lt;0;[$'5.3'.J25];[$'5.3'.E25])" office:value-type="float" office:value="0.00000000000684072167248253" calcext:value-type="float">
            <text:p>6.84072167248253E-12</text:p>
          </table:table-cell>
          <table:table-cell table:style-name="ce4" table:formula="of:=IF([$'5.3'.K25]&gt;0;[$'5.3'.J25];[$'5.3'.F25])" office:value-type="float" office:value="1" calcext:value-type="float">
            <text:p>1</text:p>
          </table:table-cell>
          <table:table-cell table:style-name="ce7" table:formula="of:=-25182*([$'5.3'.E26])-90*([$'5.3'.E26]^2)+44*([$'5.3'.E26]^3)-8*([$'5.3'.E26]^4)+0.7*([$'5.3'.E26]^5)" office:value-type="float" office:value="-0.000000172263053156459" calcext:value-type="float">
            <text:p>-1.72263053156459E-07</text:p>
          </table:table-cell>
          <table:table-cell table:style-name="ce7" table:formula="of:=-25182*([$'5.3'.F26])-90*([$'5.3'.F26]^2)+44*([$'5.3'.F26]^3)-8*([$'5.3'.F26]^4)+0.7*([$'5.3'.F26]^5)" office:value-type="float" office:value="-25235.3" calcext:value-type="float">
            <text:p>-25235.3</text:p>
          </table:table-cell>
          <table:table-cell table:style-name="ce4" table:formula="of:=[$'5.3'.G26]*[$'5.3'.H26]" office:value-type="float" office:value="0.0043471098253192" calcext:value-type="float">
            <text:p>0.0043471098</text:p>
          </table:table-cell>
          <table:table-cell table:style-name="ce4" table:formula="of:=[$'5.3'.E26]-(([$'5.3'.G26]*([$'5.3'.F26]-[$'5.3'.E26]))/([$'5.3'.H26]-[$'5.3'.G26]))" office:value-type="float" office:value="0.0000000000000144484299826679" calcext:value-type="float">
            <text:p>1.44484299826679E-14</text:p>
          </table:table-cell>
          <table:table-cell table:style-name="ce7" table:formula="of:=-25182*([$'5.3'.J26])-90*([$'5.3'.J26]^2)+44*([$'5.3'.J26]^3)-8*([$'5.3'.J26]^4)+0.7*([$'5.3'.J26]^5)" office:value-type="float" office:value="-0.000000000363840363823544" calcext:value-type="float">
            <text:p>-3.63840363823544E-1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4" office:value-type="float" office:value="5" calcext:value-type="float">
            <text:p>5</text:p>
          </table:table-cell>
          <table:table-cell table:style-name="ce4" table:formula="of:=IF([$'5.3'.K26]&lt;0;[$'5.3'.J26];[$'5.3'.E26])" office:value-type="float" office:value="0.0000000000000144484299826679" calcext:value-type="float">
            <text:p>1.44484299826679E-14</text:p>
          </table:table-cell>
          <table:table-cell table:style-name="ce4" table:formula="of:=IF([$'5.3'.K26]&gt;0;[$'5.3'.J26];[$'5.3'.F26])" office:value-type="float" office:value="1" calcext:value-type="float">
            <text:p>1</text:p>
          </table:table-cell>
          <table:table-cell table:style-name="ce7" table:formula="of:=-25182*([$'5.3'.E27])-90*([$'5.3'.E27]^2)+44*([$'5.3'.E27]^3)-8*([$'5.3'.E27]^4)+0.7*([$'5.3'.E27]^5)" office:value-type="float" office:value="-0.000000000363840363823544" calcext:value-type="float">
            <text:p>-3.63840363823544E-10</text:p>
          </table:table-cell>
          <table:table-cell table:style-name="ce7" table:formula="of:=-25182*([$'5.3'.F27])-90*([$'5.3'.F27]^2)+44*([$'5.3'.F27]^3)-8*([$'5.3'.F27]^4)+0.7*([$'5.3'.F27]^5)" office:value-type="float" office:value="-25235.3" calcext:value-type="float">
            <text:p>-25235.3</text:p>
          </table:table-cell>
          <table:table-cell table:style-name="ce4" table:formula="of:=[$'5.3'.G27]*[$'5.3'.H27]" office:value-type="float" office:value="0.00000918162073319627" calcext:value-type="float">
            <text:p>9.18162073319627E-06</text:p>
          </table:table-cell>
          <table:table-cell table:style-name="ce4" table:formula="of:=[$'5.3'.E27]-(([$'5.3'.G27]*([$'5.3'.F27]-[$'5.3'.E27]))/([$'5.3'.H27]-[$'5.3'.G27]))" office:value-type="float" office:value="3.05168283347629E-017" calcext:value-type="float">
            <text:p>3.05168283347629E-17</text:p>
          </table:table-cell>
          <table:table-cell table:style-name="ce7" table:formula="of:=-25182*([$'5.3'.J27])-90*([$'5.3'.J27]^2)+44*([$'5.3'.J27]^3)-8*([$'5.3'.J27]^4)+0.7*([$'5.3'.J27]^5)" office:value-type="float" office:value="-0.000000000000768474771125999" calcext:value-type="float">
            <text:p>-7.68474771125999E-13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4" office:value-type="float" office:value="6" calcext:value-type="float">
            <text:p>6</text:p>
          </table:table-cell>
          <table:table-cell table:style-name="ce4" table:formula="of:=IF([$'5.3'.K27]&lt;0;[$'5.3'.J27];[$'5.3'.E27])" office:value-type="float" office:value="3.05168283347629E-017" calcext:value-type="float">
            <text:p>3.05168283347629E-17</text:p>
          </table:table-cell>
          <table:table-cell table:style-name="ce4" table:formula="of:=IF([$'5.3'.K27]&gt;0;[$'5.3'.J27];[$'5.3'.F27])" office:value-type="float" office:value="1" calcext:value-type="float">
            <text:p>1</text:p>
          </table:table-cell>
          <table:table-cell table:style-name="ce7" table:formula="of:=-25182*([$'5.3'.E28])-90*([$'5.3'.E28]^2)+44*([$'5.3'.E28]^3)-8*([$'5.3'.E28]^4)+0.7*([$'5.3'.E28]^5)" office:value-type="float" office:value="-0.000000000000768474771125999" calcext:value-type="float">
            <text:p>-7.68474771125999E-13</text:p>
          </table:table-cell>
          <table:table-cell table:style-name="ce7" table:formula="of:=-25182*([$'5.3'.F28])-90*([$'5.3'.F28]^2)+44*([$'5.3'.F28]^3)-8*([$'5.3'.F28]^4)+0.7*([$'5.3'.F28]^5)" office:value-type="float" office:value="-25235.3" calcext:value-type="float">
            <text:p>-25235.3</text:p>
          </table:table-cell>
          <table:table-cell table:style-name="ce4" table:formula="of:=[$'5.3'.G28]*[$'5.3'.H28]" office:value-type="float" office:value="0.0000000193926913917959" calcext:value-type="float">
            <text:p>1.93926913917959E-08</text:p>
          </table:table-cell>
          <table:table-cell table:style-name="ce4" table:formula="of:=[$'5.3'.E28]-(([$'5.3'.G28]*([$'5.3'.F28]-[$'5.3'.E28]))/([$'5.3'.H28]-[$'5.3'.G28]))" office:value-type="float" office:value="6.44552254279864E-020" calcext:value-type="float">
            <text:p>6.44552254279864E-20</text:p>
          </table:table-cell>
          <table:table-cell table:style-name="ce7" table:formula="of:=-25182*([$'5.3'.J28])-90*([$'5.3'.J28]^2)+44*([$'5.3'.J28]^3)-8*([$'5.3'.J28]^4)+0.7*([$'5.3'.J28]^5)" office:value-type="float" office:value="-1.62311148672755E-015" calcext:value-type="float">
            <text:p>-1.62311148672755E-1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4" office:value-type="float" office:value="7" calcext:value-type="float">
            <text:p>7</text:p>
          </table:table-cell>
          <table:table-cell table:style-name="ce4" table:formula="of:=IF([$'5.3'.K28]&lt;0;[$'5.3'.J28];[$'5.3'.E28])" office:value-type="float" office:value="6.44552254279864E-020" calcext:value-type="float">
            <text:p>6.44552254279864E-20</text:p>
          </table:table-cell>
          <table:table-cell table:style-name="ce4" table:formula="of:=IF([$'5.3'.K28]&gt;0;[$'5.3'.J28];[$'5.3'.F28])" office:value-type="float" office:value="1" calcext:value-type="float">
            <text:p>1</text:p>
          </table:table-cell>
          <table:table-cell table:style-name="ce7" table:formula="of:=-25182*([$'5.3'.E29])-90*([$'5.3'.E29]^2)+44*([$'5.3'.E29]^3)-8*([$'5.3'.E29]^4)+0.7*([$'5.3'.E29]^5)" office:value-type="float" office:value="-1.62311148672755E-015" calcext:value-type="float">
            <text:p>-1.62311148672755E-15</text:p>
          </table:table-cell>
          <table:table-cell table:style-name="ce7" table:formula="of:=-25182*([$'5.3'.F29])-90*([$'5.3'.F29]^2)+44*([$'5.3'.F29]^3)-8*([$'5.3'.F29]^4)+0.7*([$'5.3'.F29]^5)" office:value-type="float" office:value="-25235.3" calcext:value-type="float">
            <text:p>-25235.3</text:p>
          </table:table-cell>
          <table:table-cell table:style-name="ce4" table:formula="of:=[$'5.3'.G29]*[$'5.3'.H29]" office:value-type="float" office:value="0.0000000000409597053010158" calcext:value-type="float">
            <text:p>4.09597053010158E-11</text:p>
          </table:table-cell>
          <table:table-cell table:style-name="ce4" table:formula="of:=[$'5.3'.E29]-(([$'5.3'.G29]*([$'5.3'.F29]-[$'5.3'.E29]))/([$'5.3'.H29]-[$'5.3'.G29]))" office:value-type="float" office:value="1.3613721712488E-022" calcext:value-type="float">
            <text:p>1.3613721712488E-22</text:p>
          </table:table-cell>
          <table:table-cell table:style-name="ce7" table:formula="of:=-25182*([$'5.3'.J29])-90*([$'5.3'.J29]^2)+44*([$'5.3'.J29]^3)-8*([$'5.3'.J29]^4)+0.7*([$'5.3'.J29]^5)" office:value-type="float" office:value="-3.42820740163872E-018" calcext:value-type="float">
            <text:p>-3.42820740163872E-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4" office:value-type="float" office:value="8" calcext:value-type="float">
            <text:p>8</text:p>
          </table:table-cell>
          <table:table-cell table:style-name="ce4" table:formula="of:=IF([$'5.3'.K29]&lt;0;[$'5.3'.J29];[$'5.3'.E29])" office:value-type="float" office:value="1.3613721712488E-022" calcext:value-type="float">
            <text:p>1.3613721712488E-22</text:p>
          </table:table-cell>
          <table:table-cell table:style-name="ce4" table:formula="of:=IF([$'5.3'.K29]&gt;0;[$'5.3'.J29];[$'5.3'.F29])" office:value-type="float" office:value="1" calcext:value-type="float">
            <text:p>1</text:p>
          </table:table-cell>
          <table:table-cell table:style-name="ce7" table:formula="of:=-25182*([$'5.3'.E30])-90*([$'5.3'.E30]^2)+44*([$'5.3'.E30]^3)-8*([$'5.3'.E30]^4)+0.7*([$'5.3'.E30]^5)" office:value-type="float" office:value="-3.42820740163872E-018" calcext:value-type="float">
            <text:p>-3.42820740163872E-18</text:p>
          </table:table-cell>
          <table:table-cell table:style-name="ce7" table:formula="of:=-25182*([$'5.3'.F30])-90*([$'5.3'.F30]^2)+44*([$'5.3'.F30]^3)-8*([$'5.3'.F30]^4)+0.7*([$'5.3'.F30]^5)" office:value-type="float" office:value="-25235.3" calcext:value-type="float">
            <text:p>-25235.3</text:p>
          </table:table-cell>
          <table:table-cell table:style-name="ce4" table:formula="of:=[$'5.3'.G30]*[$'5.3'.H30]" office:value-type="float" office:value="0.0000000000000865118422425737" calcext:value-type="float">
            <text:p>8.65118422425737E-14</text:p>
          </table:table-cell>
          <table:table-cell table:style-name="ce4" table:formula="of:=[$'5.3'.E30]-(([$'5.3'.G30]*([$'5.3'.F30]-[$'5.3'.E30]))/([$'5.3'.H30]-[$'5.3'.G30]))" office:value-type="float" office:value="2.87538237023364E-025" calcext:value-type="float">
            <text:p>2.87538237023364E-25</text:p>
          </table:table-cell>
          <table:table-cell table:style-name="ce7" table:formula="of:=-25182*([$'5.3'.J30])-90*([$'5.3'.J30]^2)+44*([$'5.3'.J30]^3)-8*([$'5.3'.J30]^4)+0.7*([$'5.3'.J30]^5)" office:value-type="float" office:value="-7.24078788472234E-021" calcext:value-type="float">
            <text:p>-7.24078788472234E-21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4" office:value-type="float" office:value="9" calcext:value-type="float">
            <text:p>9</text:p>
          </table:table-cell>
          <table:table-cell table:style-name="ce4" table:formula="of:=IF([$'5.3'.K30]&lt;0;[$'5.3'.J30];[$'5.3'.E30])" office:value-type="float" office:value="2.87538237023364E-025" calcext:value-type="float">
            <text:p>2.87538237023364E-25</text:p>
          </table:table-cell>
          <table:table-cell table:style-name="ce4" table:formula="of:=IF([$'5.3'.K30]&gt;0;[$'5.3'.J30];[$'5.3'.F30])" office:value-type="float" office:value="1" calcext:value-type="float">
            <text:p>1</text:p>
          </table:table-cell>
          <table:table-cell table:style-name="ce7" table:formula="of:=-25182*([$'5.3'.E31])-90*([$'5.3'.E31]^2)+44*([$'5.3'.E31]^3)-8*([$'5.3'.E31]^4)+0.7*([$'5.3'.E31]^5)" office:value-type="float" office:value="-7.24078788472234E-021" calcext:value-type="float">
            <text:p>-7.24078788472234E-21</text:p>
          </table:table-cell>
          <table:table-cell table:style-name="ce7" table:formula="of:=-25182*([$'5.3'.F31])-90*([$'5.3'.F31]^2)+44*([$'5.3'.F31]^3)-8*([$'5.3'.F31]^4)+0.7*([$'5.3'.F31]^5)" office:value-type="float" office:value="-25235.3" calcext:value-type="float">
            <text:p>-25235.3</text:p>
          </table:table-cell>
          <table:table-cell table:style-name="ce4" table:formula="of:=[$'5.3'.G31]*[$'5.3'.H31]" office:value-type="float" office:value="1.82723454507334E-016" calcext:value-type="float">
            <text:p>1.82723454507334E-16</text:p>
          </table:table-cell>
          <table:table-cell table:style-name="ce4" table:formula="of:=[$'5.3'.E31]-(([$'5.3'.G31]*([$'5.3'.F31]-[$'5.3'.E31]))/([$'5.3'.H31]-[$'5.3'.G31]))" office:value-type="float" office:value="6.07315468147617E-028" calcext:value-type="float">
            <text:p>6.07315468147617E-28</text:p>
          </table:table-cell>
          <table:table-cell table:style-name="ce7" table:formula="of:=-25182*([$'5.3'.J31])-90*([$'5.3'.J31]^2)+44*([$'5.3'.J31]^3)-8*([$'5.3'.J31]^4)+0.7*([$'5.3'.J31]^5)" office:value-type="float" office:value="-1.52934181188933E-023" calcext:value-type="float">
            <text:p>-1.52934181188933E-23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6" office:value-type="float" office:value="10" calcext:value-type="float">
            <text:p>10</text:p>
          </table:table-cell>
          <table:table-cell table:style-name="ce6" table:formula="of:=IF([$'5.3'.K31]&lt;0;[$'5.3'.J31];[$'5.3'.E31])" office:value-type="float" office:value="6.07315468147617E-028" calcext:value-type="float">
            <text:p>6.07315468147617E-28</text:p>
          </table:table-cell>
          <table:table-cell table:style-name="ce6" table:formula="of:=IF([$'5.3'.K31]&gt;0;[$'5.3'.J31];[$'5.3'.F31])" office:value-type="float" office:value="1" calcext:value-type="float">
            <text:p>1</text:p>
          </table:table-cell>
          <table:table-cell table:style-name="ce8" table:formula="of:=-25182*([$'5.3'.E32])-90*([$'5.3'.E32]^2)+44*([$'5.3'.E32]^3)-8*([$'5.3'.E32]^4)+0.7*([$'5.3'.E32]^5)" office:value-type="float" office:value="-1.52934181188933E-023" calcext:value-type="float">
            <text:p>-1.52934181188933E-23</text:p>
          </table:table-cell>
          <table:table-cell table:style-name="ce8" table:formula="of:=-25182*([$'5.3'.F32])-90*([$'5.3'.F32]^2)+44*([$'5.3'.F32]^3)-8*([$'5.3'.F32]^4)+0.7*([$'5.3'.F32]^5)" office:value-type="float" office:value="-25235.3" calcext:value-type="float">
            <text:p>-25235.3</text:p>
          </table:table-cell>
          <table:table-cell table:style-name="ce6" table:formula="of:=[$'5.3'.G32]*[$'5.3'.H32]" office:value-type="float" office:value="3.85933994255708E-019" calcext:value-type="float">
            <text:p>3.85933994255708E-19</text:p>
          </table:table-cell>
          <table:table-cell table:style-name="ce6" table:formula="of:=[$'5.3'.E32]-(([$'5.3'.G32]*([$'5.3'.F32]-[$'5.3'.E32]))/([$'5.3'.H32]-[$'5.3'.G32]))" office:value-type="float" office:value="1.28272358372073E-030" calcext:value-type="float">
            <text:p>1.28272358372073E-30</text:p>
          </table:table-cell>
          <table:table-cell table:style-name="ce8" table:formula="of:=-25182*([$'5.3'.J32])-90*([$'5.3'.J32]^2)+44*([$'5.3'.J32]^3)-8*([$'5.3'.J32]^4)+0.7*([$'5.3'.J32]^5)" office:value-type="float" office:value="-3.23015452852553E-026" calcext:value-type="float">
            <text:p>-3.23015452852553E-26</text:p>
          </table:table-cell>
          <table:table-cell table:number-columns-repeated="1013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ce7"/>
          <table:table-cell table:number-columns-repeated="1015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7" table:style-name="ta2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 table:number-columns-spanned="4" table:number-rows-spanned="1">
            <text:p>F(x) = (0.8-0.3x)/x</text:p>
          </table:table-cell>
          <table:covered-table-cell table:number-columns-repeated="3" table:style-name="ce5"/>
          <table:table-cell table:style-name="Default" table:number-columns-repeated="7"/>
          <table:table-cell table:number-columns-repeated="1013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8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Default"/>
          <table:table-cell table:style-name="ce2" office:value-type="string" calcext:value-type="string" table:number-columns-spanned="3" table:number-rows-spanned="1">
            <text:p>Falsa Posicion</text:p>
          </table:table-cell>
          <table:covered-table-cell table:number-columns-repeated="2" table:style-name="ce2"/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xl</text:p>
          </table:table-cell>
          <table:table-cell table:style-name="ce4" office:value-type="string" calcext:value-type="string">
            <text:p>xu</text:p>
          </table:table-cell>
          <table:table-cell table:style-name="ce4" office:value-type="string" calcext:value-type="string">
            <text:p>f(xl)</text:p>
          </table:table-cell>
          <table:table-cell table:style-name="ce4" office:value-type="string" calcext:value-type="string">
            <text:p>f(xu)</text:p>
          </table:table-cell>
          <table:table-cell table:style-name="ce4" office:value-type="string" calcext:value-type="string">
            <text:p>f(xl)*f(xu)</text:p>
          </table:table-cell>
          <table:table-cell table:style-name="ce4" office:value-type="string" calcext:value-type="string">
            <text:p>xr</text:p>
          </table:table-cell>
          <table:table-cell table:style-name="ce4" office:value-type="string" calcext:value-type="string">
            <text:p>f(xr)</text:p>
          </table:table-cell>
          <table:table-cell table:style-name="ce4" office:value-type="string" calcext:value-type="string">
            <text:p>Ea</text:p>
          </table:table-cell>
          <table:table-cell table:style-name="ce4" office:value-type="string" calcext:value-type="string">
            <text:p>Et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13" table:formula="of:=(0.8-0.3*([$'5.7'.C5]))/[$'5.7'.C5]" office:value-type="float" office:value="0.5" calcext:value-type="float">
            <text:p>0.5</text:p>
          </table:table-cell>
          <table:table-cell table:style-name="ce13" table:formula="of:=(0.8-0.3*([$'5.7'.D5]))/[$'5.7'.D5]" office:value-type="float" office:value="-0.0333333333333334" calcext:value-type="float">
            <text:p>-0.0333333333</text:p>
          </table:table-cell>
          <table:table-cell table:style-name="ce4" table:formula="of:=[$'5.7'.E5]*[$'5.7'.F5]" office:value-type="float" office:value="-0.0166666666666667" calcext:value-type="float">
            <text:p>-0.0166666667</text:p>
          </table:table-cell>
          <table:table-cell table:style-name="ce4" table:formula="of:=[$'5.7'.C5]-(([$'5.7'.E5]*([$'5.7'.D5]-[$'5.7'.C5]))/([$'5.7'.F5]-[$'5.7'.E5]))" office:value-type="float" office:value="2.875" calcext:value-type="float">
            <text:p>2.875</text:p>
          </table:table-cell>
          <table:table-cell table:style-name="ce16" table:formula="of:=(0.8-0.3*([$'5.7'.H5]))/[$'5.7'.H5]" office:value-type="float" office:value="-0.0217391304347826" calcext:value-type="float">
            <text:p>-0.0217391304</text:p>
          </table:table-cell>
          <table:table-cell table:style-name="Default"/>
          <table:table-cell table:style-name="ce4"/>
          <table:table-cell table:number-columns-repeated="1013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table:formula="of:=IF([$'5.7'.I5]&lt;0;[$'5.7'.H5];[$'5.7'.C5])" office:value-type="float" office:value="2.875" calcext:value-type="float">
            <text:p>2.875</text:p>
          </table:table-cell>
          <table:table-cell table:style-name="ce4" table:formula="of:=IF([$'5.7'.I5]&gt;0;[$'5.7'.H5];[$'5.7'.D5])" office:value-type="float" office:value="3" calcext:value-type="float">
            <text:p>3</text:p>
          </table:table-cell>
          <table:table-cell table:style-name="ce14" table:formula="of:=(0.8-0.3*([$'5.7'.C6]))/[$'5.7'.C6]" office:value-type="float" office:value="-0.0217391304347826" calcext:value-type="float">
            <text:p>-0.0217391304</text:p>
          </table:table-cell>
          <table:table-cell table:style-name="ce14" table:formula="of:=(0.8-0.3*([$'5.7'.D6]))/[$'5.7'.D6]" office:value-type="float" office:value="-0.0333333333333334" calcext:value-type="float">
            <text:p>-0.0333333333</text:p>
          </table:table-cell>
          <table:table-cell table:style-name="ce4" table:formula="of:=[$'5.7'.E6]*[$'5.7'.F6]" office:value-type="float" office:value="0.000724637681159422" calcext:value-type="float">
            <text:p>0.0007246377</text:p>
          </table:table-cell>
          <table:table-cell table:style-name="ce4" table:formula="of:=[$'5.7'.C6]-(([$'5.7'.E6]*([$'5.7'.D6]-[$'5.7'.C6]))/([$'5.7'.F6]-[$'5.7'.E6]))" office:value-type="float" office:value="2.640625" calcext:value-type="float">
            <text:p>2.640625</text:p>
          </table:table-cell>
          <table:table-cell table:style-name="ce16" table:formula="of:=(0.8-0.3*([$'5.7'.H6]))/[$'5.7'.H6]" office:value-type="float" office:value="0.00295857988165685" calcext:value-type="float">
            <text:p>0.0029585799</text:p>
          </table:table-cell>
          <table:table-cell table:style-name="ce4" table:formula="of:=ABS([$'5.7'.C6]-[$'5.7'.C5])/ABS([$'5.7'.C6])" office:value-type="float" office:value="0.652173913043478" calcext:value-type="float">
            <text:p>0.652173913</text:p>
          </table:table-cell>
          <table:table-cell table:style-name="ce4" table:formula="of:=([$'5.7'.J6]/[$'5.7'.C6])*100" office:value-type="float" office:value="22.6843100189036" calcext:value-type="float">
            <text:p>22.6843100189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table:formula="of:=IF([$'5.7'.I6]&lt;0;[$'5.7'.H6];[$'5.7'.C6])" office:value-type="float" office:value="2.875" calcext:value-type="float">
            <text:p>2.875</text:p>
          </table:table-cell>
          <table:table-cell table:style-name="ce4" table:formula="of:=IF([$'5.7'.I6]&gt;0;[$'5.7'.H6];[$'5.7'.D6])" office:value-type="float" office:value="2.640625" calcext:value-type="float">
            <text:p>2.640625</text:p>
          </table:table-cell>
          <table:table-cell table:style-name="ce14" table:formula="of:=(0.8-0.3*([$'5.7'.C7]))/[$'5.7'.C7]" office:value-type="float" office:value="-0.0217391304347826" calcext:value-type="float">
            <text:p>-0.0217391304</text:p>
          </table:table-cell>
          <table:table-cell table:style-name="ce14" table:formula="of:=(0.8-0.3*([$'5.7'.D7]))/[$'5.7'.D7]" office:value-type="float" office:value="0.00295857988165685" calcext:value-type="float">
            <text:p>0.0029585799</text:p>
          </table:table-cell>
          <table:table-cell table:style-name="ce4" table:formula="of:=[$'5.7'.E7]*[$'5.7'.F7]" office:value-type="float" office:value="-0.000064316953949062" calcext:value-type="float">
            <text:p>-0.000064317</text:p>
          </table:table-cell>
          <table:table-cell table:style-name="ce4" table:formula="of:=[$'5.7'.C7]-(([$'5.7'.E7]*([$'5.7'.D7]-[$'5.7'.C7]))/([$'5.7'.F7]-[$'5.7'.E7]))" office:value-type="float" office:value="2.668701171875" calcext:value-type="float">
            <text:p>2.6687011719</text:p>
          </table:table-cell>
          <table:table-cell table:style-name="ce16" table:formula="of:=(0.8-0.3*([$'5.7'.H7]))/[$'5.7'.H7]" office:value-type="float" office:value="-0.000228707346079998" calcext:value-type="float">
            <text:p>-0.0002287073</text:p>
          </table:table-cell>
          <table:table-cell table:style-name="ce4" table:formula="of:=ABS([$'5.7'.C7]-[$'5.7'.C6])/ABS([$'5.7'.C7])" office:value-type="float" office:value="0" calcext:value-type="float">
            <text:p>0</text:p>
          </table:table-cell>
          <table:table-cell table:style-name="ce4" table:formula="of:=([$'5.7'.J7]/[$'5.7'.C7])*100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table:formula="of:=IF([$'5.7'.I7]&lt;0;[$'5.7'.H7];[$'5.7'.C7])" office:value-type="float" office:value="2.668701171875" calcext:value-type="float">
            <text:p>2.6687011719</text:p>
          </table:table-cell>
          <table:table-cell table:style-name="ce6" table:formula="of:=IF([$'5.7'.I7]&gt;0;[$'5.7'.H7];[$'5.7'.D7])" office:value-type="float" office:value="2.640625" calcext:value-type="float">
            <text:p>2.640625</text:p>
          </table:table-cell>
          <table:table-cell table:style-name="ce15" table:formula="of:=(0.8-0.3*([$'5.7'.C8]))/[$'5.7'.C8]" office:value-type="float" office:value="-0.000228707346079998" calcext:value-type="float">
            <text:p>-0.0002287073</text:p>
          </table:table-cell>
          <table:table-cell table:style-name="ce15" table:formula="of:=(0.8-0.3*([$'5.7'.D8]))/[$'5.7'.D8]" office:value-type="float" office:value="0.00295857988165685" calcext:value-type="float">
            <text:p>0.0029585799</text:p>
          </table:table-cell>
          <table:table-cell table:style-name="ce6" table:formula="of:=[$'5.7'.E8]*[$'5.7'.F8]" office:value-type="float" office:value="-0.000000676648952899411" calcext:value-type="float">
            <text:p>-6.76648952899411E-07</text:p>
          </table:table-cell>
          <table:table-cell table:style-name="ce6" table:formula="of:=[$'5.7'.C8]-(([$'5.7'.E8]*([$'5.7'.D8]-[$'5.7'.C8]))/([$'5.7'.F8]-[$'5.7'.E8]))" office:value-type="float" office:value="2.66668653488159" calcext:value-type="float">
            <text:p>2.6666865349</text:p>
          </table:table-cell>
          <table:table-cell table:style-name="ce17" table:formula="of:=(0.8-0.3*([$'5.7'.H8]))/[$'5.7'.H8]" office:value-type="float" office:value="-0.00000223515752581422" calcext:value-type="float">
            <text:p>-2.23515752581422E-06</text:p>
          </table:table-cell>
          <table:table-cell table:style-name="ce6" table:formula="of:=ABS([$'5.7'.C8]-[$'5.7'.C7])/ABS([$'5.7'.C8])" office:value-type="float" office:value="0.0773030829750252" calcext:value-type="float">
            <text:p>0.077303083</text:p>
          </table:table-cell>
          <table:table-cell table:style-name="ce6" table:formula="of:=([$'5.7'.J8]/[$'5.7'.C8])*100" office:value-type="float" office:value="2.89665563869457" calcext:value-type="float">
            <text:p>2.8966556387</text:p>
          </table:table-cell>
          <table:table-cell table:number-columns-repeated="101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8" table:style-name="ta3">
        <table:table-column table:style-name="co1" table:number-columns-repeated="6" table:default-cell-style-name="ce3"/>
        <table:table-column table:style-name="co9" table:default-cell-style-name="ce3"/>
        <table:table-column table:style-name="co1" table:number-columns-repeated="1017" table:default-cell-style-name="ce3"/>
        <table:table-row table:style-name="ro1">
          <table:table-cell office:value-type="string" calcext:value-type="string">
            <text:p>F(x) = X^2=18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ce18"/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xl</text:p>
          </table:table-cell>
          <table:table-cell table:style-name="ce4" office:value-type="string" calcext:value-type="string">
            <text:p>xu</text:p>
          </table:table-cell>
          <table:table-cell table:style-name="ce4" office:value-type="string" calcext:value-type="string">
            <text:p>f(xl)</text:p>
          </table:table-cell>
          <table:table-cell table:style-name="ce4" office:value-type="string" calcext:value-type="string">
            <text:p>f(xu)</text:p>
          </table:table-cell>
          <table:table-cell table:style-name="ce4" office:value-type="string" calcext:value-type="string">
            <text:p>f(xl)*f(xu)</text:p>
          </table:table-cell>
          <table:table-cell table:style-name="ce4" office:value-type="string" calcext:value-type="string">
            <text:p>xr</text:p>
          </table:table-cell>
          <table:table-cell table:style-name="ce4" office:value-type="string" calcext:value-type="string">
            <text:p>f(xr)</text:p>
          </table:table-cell>
          <table:table-cell table:style-name="ce4" office:value-type="string" calcext:value-type="string">
            <text:p>Es</text:p>
          </table:table-cell>
          <table:table-cell table:number-columns-repeated="1015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16" table:formula="of:=([$'5.8'.B4]^2)-18" office:value-type="float" office:value="-2" calcext:value-type="float">
            <text:p>-2</text:p>
          </table:table-cell>
          <table:table-cell table:style-name="ce16" table:formula="of:=([$'5.8'.C4]^2)-18" office:value-type="float" office:value="7" calcext:value-type="float">
            <text:p>7</text:p>
          </table:table-cell>
          <table:table-cell table:style-name="ce4" table:formula="of:=[$'5.8'.D4]*[$'5.8'.E4]" office:value-type="float" office:value="-14" calcext:value-type="float">
            <text:p>-14</text:p>
          </table:table-cell>
          <table:table-cell table:style-name="ce4" table:formula="of:=[$'5.8'.B4]-(([$'5.8'.D4]*([$'5.8'.C4]-[$'5.8'.B4]))/([$'5.8'.E4]-[$'5.8'.D4]))" office:value-type="float" office:value="4.22222222222222" calcext:value-type="float">
            <text:p>4.2222222222</text:p>
          </table:table-cell>
          <table:table-cell table:style-name="ce16" table:formula="of:=([$'5.8'.G4]^2)-18" office:value-type="float" office:value="-0.172839506172839" calcext:value-type="float">
            <text:p>-0.1728395062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table:formula="of:=IF([$'5.8'.H4]&lt;0;[$'5.8'.G4];[$'5.8'.B4])" office:value-type="float" office:value="4.22222222222222" calcext:value-type="float">
            <text:p>4.2222222222</text:p>
          </table:table-cell>
          <table:table-cell table:style-name="ce4" table:formula="of:=IF([$'5.8'.H4]&gt;0;[$'5.8'.G4];[$'5.8'.C4])" office:value-type="float" office:value="5" calcext:value-type="float">
            <text:p>5</text:p>
          </table:table-cell>
          <table:table-cell table:style-name="ce16" table:formula="of:=([$'5.8'.B5]^2)-18" office:value-type="float" office:value="-0.172839506172839" calcext:value-type="float">
            <text:p>-0.1728395062</text:p>
          </table:table-cell>
          <table:table-cell table:style-name="ce16" table:formula="of:=([$'5.8'.C5]^2)-18" office:value-type="float" office:value="7" calcext:value-type="float">
            <text:p>7</text:p>
          </table:table-cell>
          <table:table-cell table:style-name="ce4" table:formula="of:=[$'5.8'.D5]*[$'5.8'.E5]" office:value-type="float" office:value="-1.20987654320987" calcext:value-type="float">
            <text:p>-1.2098765432</text:p>
          </table:table-cell>
          <table:table-cell table:style-name="ce4" table:formula="of:=[$'5.8'.B5]-(([$'5.8'.D5]*([$'5.8'.C5]-[$'5.8'.B5]))/([$'5.8'.E5]-[$'5.8'.D5]))" office:value-type="float" office:value="4.24096385542169" calcext:value-type="float">
            <text:p>4.2409638554</text:p>
          </table:table-cell>
          <table:table-cell table:style-name="ce16" table:formula="of:=([$'5.8'.G5]^2)-18" office:value-type="float" office:value="-0.0142255770068189" calcext:value-type="float">
            <text:p>-0.014225577</text:p>
          </table:table-cell>
          <table:table-cell table:number-columns-repeated="101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table:formula="of:=IF([$'5.8'.H5]&lt;0;[$'5.8'.G5];[$'5.8'.B5])" office:value-type="float" office:value="4.24096385542169" calcext:value-type="float">
            <text:p>4.2409638554</text:p>
          </table:table-cell>
          <table:table-cell table:style-name="ce6" table:formula="of:=IF([$'5.8'.H5]&gt;0;[$'5.8'.G5];[$'5.8'.C5])" office:value-type="float" office:value="5" calcext:value-type="float">
            <text:p>5</text:p>
          </table:table-cell>
          <table:table-cell table:style-name="ce17" table:formula="of:=([$'5.8'.B6]^2)-18" office:value-type="float" office:value="-0.0142255770068189" calcext:value-type="float">
            <text:p>-0.014225577</text:p>
          </table:table-cell>
          <table:table-cell table:style-name="ce17" table:formula="of:=([$'5.8'.C6]^2)-18" office:value-type="float" office:value="7" calcext:value-type="float">
            <text:p>7</text:p>
          </table:table-cell>
          <table:table-cell table:style-name="ce6" table:formula="of:=[$'5.8'.D6]*[$'5.8'.E6]" office:value-type="float" office:value="-0.0995790390477325" calcext:value-type="float">
            <text:p>-0.099579039</text:p>
          </table:table-cell>
          <table:table-cell table:style-name="ce6" table:formula="of:=[$'5.8'.B6]-(([$'5.8'.D6]*([$'5.8'.C6]-[$'5.8'.B6]))/([$'5.8'.E6]-[$'5.8'.D6]))" office:value-type="float" office:value="4.24250325945241" calcext:value-type="float">
            <text:p>4.2425032595</text:p>
          </table:table-cell>
          <table:table-cell table:style-name="ce17" table:formula="of:=([$'5.8'.G6]^2)-18" office:value-type="float" office:value="-0.00116609353566233" calcext:value-type="float">
            <text:p>-0.0011660935</text:p>
          </table:table-cell>
          <table:table-cell table:number-columns-repeated="1016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1" table:style-name="ta4">
        <table:table-column table:style-name="co10" table:default-cell-style-name="ce3"/>
        <table:table-column table:style-name="co1" table:default-cell-style-name="ce3"/>
        <table:table-column table:style-name="co11" table:default-cell-style-name="ce3"/>
        <table:table-column table:style-name="co1" table:number-columns-repeated="1021" table:default-cell-style-name="ce3"/>
        <table:table-row table:style-name="ro1">
          <table:table-cell table:style-name="ce1" office:value-type="string" calcext:value-type="string" table:number-columns-spanned="2" table:number-rows-spanned="1">
            <text:p>F(x) = 2sen(x^(1/2))-x</text:p>
          </table:table-cell>
          <table:covered-table-cell table:style-name="ce5"/>
          <table:table-cell table:style-name="Default" table:number-columns-repeated="5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5" table:number-rows-spanned="1">
            <text:p>Punto Fijo</text:p>
          </table:table-cell>
          <table:covered-table-cell table:number-columns-repeated="4" table:style-name="ce5"/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g(x)</text:p>
          </table:table-cell>
          <table:table-cell table:style-name="ce4" office:value-type="string" calcext:value-type="string">
            <text:p>f(x)</text:p>
          </table:table-cell>
          <table:table-cell table:style-name="ce4" office:value-type="string" calcext:value-type="string">
            <text:p>E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formula="of:=SIN(SQRT([$'6.1'.D5]))" office:value-type="float" office:value="0.649636939080062" calcext:value-type="float">
            <text:p>0.6496369391</text:p>
          </table:table-cell>
          <table:table-cell table:style-name="ce4" table:formula="of:=SIN(SQRT([$'6.1'.D5]))-[$'6.1'.D5]" office:value-type="float" office:value="0.149636939080062" calcext:value-type="float">
            <text:p>0.1496369391</text:p>
          </table:table-cell>
          <table:table-cell table:style-name="ce4" office:value-type="float" office:value="0.001" calcext:value-type="float">
            <text:p>0.00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$'6.1'.E5]" office:value-type="float" office:value="0.649636939080062" calcext:value-type="float">
            <text:p>0.6496369391</text:p>
          </table:table-cell>
          <table:table-cell table:style-name="ce4" table:formula="of:=SIN(SQRT([$'6.1'.D6]))" office:value-type="float" office:value="0.721523797058935" calcext:value-type="float">
            <text:p>0.7215237971</text:p>
          </table:table-cell>
          <table:table-cell table:style-name="ce4" table:formula="of:=SIN(SQRT([$'6.1'.D6]))-[$'6.1'.D6]" office:value-type="float" office:value="0.0718868579788723" calcext:value-type="float">
            <text:p>0.071886858</text:p>
          </table:table-cell>
          <table:table-cell table:style-name="ce4" table:formula="of:=(ABS([$'6.1'.D6]-[$'6.1'.D5])/ABS([$'6.1'.D6]))*100" office:value-type="float" office:value="23.0339332754015" calcext:value-type="float">
            <text:p>23.033933275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[$'6.1'.E6]" office:value-type="float" office:value="0.721523797058935" calcext:value-type="float">
            <text:p>0.7215237971</text:p>
          </table:table-cell>
          <table:table-cell table:style-name="ce4" table:formula="of:=SIN(SQRT([$'6.1'.D7]))" office:value-type="float" office:value="0.75090116634988" calcext:value-type="float">
            <text:p>0.7509011663</text:p>
          </table:table-cell>
          <table:table-cell table:style-name="ce4" table:formula="of:=SIN(SQRT([$'6.1'.D7]))-[$'6.1'.D7]" office:value-type="float" office:value="0.0293773692909451" calcext:value-type="float">
            <text:p>0.0293773693</text:p>
          </table:table-cell>
          <table:table-cell table:style-name="ce4" table:formula="of:=(ABS([$'6.1'.D7]-[$'6.1'.D6])/ABS([$'6.1'.D7]))*100" office:value-type="float" office:value="9.96319986560339" calcext:value-type="float">
            <text:p>9.963199865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table:formula="of:=[$'6.1'.E7]" office:value-type="float" office:value="0.75090116634988" calcext:value-type="float">
            <text:p>0.7509011663</text:p>
          </table:table-cell>
          <table:table-cell table:style-name="ce4" table:formula="of:=SIN(SQRT([$'6.1'.D8]))" office:value-type="float" office:value="0.762096851020263" calcext:value-type="float">
            <text:p>0.762096851</text:p>
          </table:table-cell>
          <table:table-cell table:style-name="ce4" table:formula="of:=SIN(SQRT([$'6.1'.D8]))-[$'6.1'.D8]" office:value-type="float" office:value="0.0111956846703833" calcext:value-type="float">
            <text:p>0.0111956847</text:p>
          </table:table-cell>
          <table:table-cell table:style-name="ce4" table:formula="of:=(ABS([$'6.1'.D8]-[$'6.1'.D7])/ABS([$'6.1'.D8]))*100" office:value-type="float" office:value="3.912281749907" calcext:value-type="float">
            <text:p>3.912281749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4" table:formula="of:=[$'6.1'.E8]" office:value-type="float" office:value="0.762096851020263" calcext:value-type="float">
            <text:p>0.762096851</text:p>
          </table:table-cell>
          <table:table-cell table:style-name="ce4" table:formula="of:=SIN(SQRT([$'6.1'.D9]))" office:value-type="float" office:value="0.766248143159643" calcext:value-type="float">
            <text:p>0.7662481432</text:p>
          </table:table-cell>
          <table:table-cell table:style-name="ce4" table:formula="of:=SIN(SQRT([$'6.1'.D9]))-[$'6.1'.D9]" office:value-type="float" office:value="0.00415129213938015" calcext:value-type="float">
            <text:p>0.0041512921</text:p>
          </table:table-cell>
          <table:table-cell table:style-name="ce4" table:formula="of:=(ABS([$'6.1'.D9]-[$'6.1'.D8])/ABS([$'6.1'.D9]))*100" office:value-type="float" office:value="1.46906323722438" calcext:value-type="float">
            <text:p>1.469063237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style-name="ce4" table:formula="of:=[$'6.1'.E9]" office:value-type="float" office:value="0.766248143159643" calcext:value-type="float">
            <text:p>0.7662481432</text:p>
          </table:table-cell>
          <table:table-cell table:style-name="ce4" table:formula="of:=SIN(SQRT([$'6.1'.D10]))" office:value-type="float" office:value="0.767771654485723" calcext:value-type="float">
            <text:p>0.7677716545</text:p>
          </table:table-cell>
          <table:table-cell table:style-name="ce4" table:formula="of:=SIN(SQRT([$'6.1'.D10]))-[$'6.1'.D10]" office:value-type="float" office:value="0.00152351132607964" calcext:value-type="float">
            <text:p>0.0015235113</text:p>
          </table:table-cell>
          <table:table-cell table:style-name="ce4" table:formula="of:=(ABS([$'6.1'.D10]-[$'6.1'.D9])/ABS([$'6.1'.D10]))*100" office:value-type="float" office:value="0.541768639368206" calcext:value-type="float">
            <text:p>0.541768639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float" office:value="6" calcext:value-type="float">
            <text:p>6</text:p>
          </table:table-cell>
          <table:table-cell table:style-name="ce4" table:formula="of:=[$'6.1'.E10]" office:value-type="float" office:value="0.767771654485723" calcext:value-type="float">
            <text:p>0.7677716545</text:p>
          </table:table-cell>
          <table:table-cell table:style-name="ce4" table:formula="of:=SIN(SQRT([$'6.1'.D11]))" office:value-type="float" office:value="0.768328660032117" calcext:value-type="float">
            <text:p>0.76832866</text:p>
          </table:table-cell>
          <table:table-cell table:style-name="ce4" table:formula="of:=SIN(SQRT([$'6.1'.D11]))-[$'6.1'.D11]" office:value-type="float" office:value="0.00055700554639404" calcext:value-type="float">
            <text:p>0.0005570055</text:p>
          </table:table-cell>
          <table:table-cell table:style-name="ce4" table:formula="of:=(ABS([$'6.1'.D11]-[$'6.1'.D10])/ABS([$'6.1'.D11]))*100" office:value-type="float" office:value="0.198432869614096" calcext:value-type="float">
            <text:p>0.198432869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" office:value-type="float" office:value="7" calcext:value-type="float">
            <text:p>7</text:p>
          </table:table-cell>
          <table:table-cell table:style-name="ce7" table:formula="of:=[$'6.1'.E11]" office:value-type="float" office:value="0.768328660032117" calcext:value-type="float">
            <text:p>0.76832866</text:p>
          </table:table-cell>
          <table:table-cell table:style-name="ce7" table:formula="of:=SIN(SQRT([$'6.1'.D12]))" office:value-type="float" office:value="0.768532021906945" calcext:value-type="float">
            <text:p>0.7685320219</text:p>
          </table:table-cell>
          <table:table-cell table:style-name="ce7" table:formula="of:=SIN(SQRT([$'6.1'.D12]))-[$'6.1'.D12]" office:value-type="float" office:value="0.000203361874827612" calcext:value-type="float">
            <text:p>0.0002033619</text:p>
          </table:table-cell>
          <table:table-cell table:style-name="ce7" table:formula="of:=(ABS([$'6.1'.D12]-[$'6.1'.D11])/ABS([$'6.1'.D12]))*100" office:value-type="float" office:value="0.0724957398271147" calcext:value-type="float">
            <text:p>0.072495739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" office:value-type="float" office:value="8" calcext:value-type="float">
            <text:p>8</text:p>
          </table:table-cell>
          <table:table-cell table:style-name="ce7" table:formula="of:=[$'6.1'.E12]" office:value-type="float" office:value="0.768532021906945" calcext:value-type="float">
            <text:p>0.7685320219</text:p>
          </table:table-cell>
          <table:table-cell table:style-name="ce7" table:formula="of:=SIN(SQRT([$'6.1'.D13]))" office:value-type="float" office:value="0.76860623131301" calcext:value-type="float">
            <text:p>0.7686062313</text:p>
          </table:table-cell>
          <table:table-cell table:style-name="ce7" table:formula="of:=SIN(SQRT([$'6.1'.D13]))-[$'6.1'.D13]" office:value-type="float" office:value="0.0000742094060656173" calcext:value-type="float">
            <text:p>7.42094060656173E-05</text:p>
          </table:table-cell>
          <table:table-cell table:style-name="ce7" table:formula="of:=(ABS([$'6.1'.D13]-[$'6.1'.D12])/ABS([$'6.1'.D13]))*100" office:value-type="float" office:value="0.0264610802192749" calcext:value-type="float">
            <text:p>0.026461080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office:value-type="float" office:value="9" calcext:value-type="float">
            <text:p>9</text:p>
          </table:table-cell>
          <table:table-cell table:style-name="ce8" table:formula="of:=[$'6.1'.E13]" office:value-type="float" office:value="0.76860623131301" calcext:value-type="float">
            <text:p>0.7686062313</text:p>
          </table:table-cell>
          <table:table-cell table:style-name="ce8" table:formula="of:=SIN(SQRT([$'6.1'.D14]))" office:value-type="float" office:value="0.768633306274991" calcext:value-type="float">
            <text:p>0.7686333063</text:p>
          </table:table-cell>
          <table:table-cell table:style-name="ce8" table:formula="of:=SIN(SQRT([$'6.1'.D14]))-[$'6.1'.D14]" office:value-type="float" office:value="0.0000270749619807331" calcext:value-type="float">
            <text:p>0.000027075</text:p>
          </table:table-cell>
          <table:table-cell table:style-name="ce8" table:formula="of:=(ABS([$'6.1'.D14]-[$'6.1'.D13])/ABS([$'6.1'.D14]))*100" office:value-type="float" office:value="0.00965506172632056" calcext:value-type="float">
            <text:p>0.0096550617</text:p>
          </table:table-cell>
          <table:table-cell table:number-columns-repeated="1017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2" table:style-name="ta5">
        <table:table-column table:style-name="co12" table:default-cell-style-name="ce3"/>
        <table:table-column table:style-name="co13" table:default-cell-style-name="ce3"/>
        <table:table-column table:style-name="co1" table:number-columns-repeated="1022" table:default-cell-style-name="ce3"/>
        <table:table-row table:style-name="ro1">
          <table:table-cell table:style-name="ce1" office:value-type="string" calcext:value-type="string" table:number-columns-spanned="2" table:number-rows-spanned="1">
            <text:p>F(x) = 2x³-11.7x^2+17.7x-5</text:p>
          </table:table-cell>
          <table:covered-table-cell table:style-name="ce5"/>
          <table:table-cell office:value-type="string" calcext:value-type="string">
            <text:p>F'(x) = 6x²-23.4x+17.7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19"/>
          <table:table-cell table:style-name="Default"/>
          <table:table-cell table:style-name="ce2" table:number-columns-repeated="2"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21" office:value-type="string" calcext:value-type="string" table:number-columns-spanned="4" table:number-rows-spanned="1">
            <text:p>Pumto Fijo</text:p>
          </table:table-cell>
          <table:covered-table-cell table:number-columns-repeated="3" table:style-name="ce21"/>
          <table:table-cell table:style-name="ce24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g(x)</text:p>
          </table:table-cell>
          <table:table-cell table:style-name="ce4" office:value-type="string" calcext:value-type="string">
            <text:p>f(x)</text:p>
          </table:table-cell>
          <table:table-cell table:style-name="ce4" office:value-type="string" calcext:value-type="string">
            <text:p>Ea</text:p>
          </table:table-cell>
          <table:table-cell table:style-name="ce24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(-2*([$'6.2'.B6]^3)+11.7*([$'6.2'.B6]^2)+5)/17.7" office:value-type="float" office:value="3.18079096045198" calcext:value-type="float">
            <text:p>3.1807909605</text:p>
          </table:table-cell>
          <table:table-cell table:style-name="ce4" table:formula="of:=2*([$'6.2'.B6]^3)-11.7*([$'6.2'.B6]^2)+17.7*([$'6.2'.B6])-5" office:value-type="float" office:value="-3.2" calcext:value-type="float">
            <text:p>-3.2</text:p>
          </table:table-cell>
          <table:table-cell table:style-name="ce4"/>
          <table:table-cell table:style-name="ce24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table:formula="of:=[$'6.2'.C6]" office:value-type="float" office:value="3.18079096045198" calcext:value-type="float">
            <text:p>3.1807909605</text:p>
          </table:table-cell>
          <table:table-cell table:style-name="ce4" table:formula="of:=SIN(SQRT([$'6.2'.B7]))" office:value-type="float" office:value="0.977468544021034" calcext:value-type="float">
            <text:p>0.977468544</text:p>
          </table:table-cell>
          <table:table-cell table:style-name="ce4" table:formula="of:=SIN(SQRT([$'6.2'.B7]))-[$'6.2'.B7]" office:value-type="float" office:value="-2.20332241643094" calcext:value-type="float">
            <text:p>-2.2033224164</text:p>
          </table:table-cell>
          <table:table-cell table:style-name="ce4" table:formula="of:=(ABS([$'6.2'.B7]-[$'6.2'.B6])/ABS([$'6.2'.B7]))*100" office:value-type="float" office:value="5.68383658969805" calcext:value-type="float">
            <text:p>5.6838365897</text:p>
          </table:table-cell>
          <table:table-cell table:style-name="ce24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table:formula="of:=[$'6.2'.C7]" office:value-type="float" office:value="0.977468544021034" calcext:value-type="float">
            <text:p>0.977468544</text:p>
          </table:table-cell>
          <table:table-cell table:style-name="ce4" table:formula="of:=SIN(SQRT([$'6.2'.B8]))" office:value-type="float" office:value="0.83529553057059" calcext:value-type="float">
            <text:p>0.8352955306</text:p>
          </table:table-cell>
          <table:table-cell table:style-name="ce4" table:formula="of:=SIN(SQRT([$'6.2'.B8]))-[$'6.2'.B8]" office:value-type="float" office:value="-0.142173013450443" calcext:value-type="float">
            <text:p>-0.1421730135</text:p>
          </table:table-cell>
          <table:table-cell table:style-name="ce4" table:formula="of:=(ABS([$'6.2'.B8]-[$'6.2'.B7])/ABS([$'6.2'.B8]))*100" office:value-type="float" office:value="225.411081503154" calcext:value-type="float">
            <text:p>225.4110815032</text:p>
          </table:table-cell>
          <table:table-cell table:style-name="ce24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table:formula="of:=[$'6.2'.C8]" office:value-type="float" office:value="0.83529553057059" calcext:value-type="float">
            <text:p>0.8352955306</text:p>
          </table:table-cell>
          <table:table-cell table:style-name="ce8" table:formula="of:=SIN(SQRT([$'6.2'.B9]))" office:value-type="float" office:value="0.7919188394305" calcext:value-type="float">
            <text:p>0.7919188394</text:p>
          </table:table-cell>
          <table:table-cell table:style-name="ce8" table:formula="of:=SIN(SQRT([$'6.2'.B9]))-[$'6.2'.B9]" office:value-type="float" office:value="-0.0433766911400899" calcext:value-type="float">
            <text:p>-0.0433766911</text:p>
          </table:table-cell>
          <table:table-cell table:style-name="ce8" table:formula="of:=(ABS([$'6.2'.B9]-[$'6.2'.B8])/ABS([$'6.2'.B9]))*100" office:value-type="float" office:value="17.0206840869034" calcext:value-type="float">
            <text:p>17.0206840869</text:p>
          </table:table-cell>
          <table:table-cell table:style-name="ce24"/>
          <table:table-cell table:style-name="Default" table:number-columns-repeated="2"/>
          <table:table-cell table:number-columns-repeated="1016"/>
        </table:table-row>
        <table:table-row table:style-name="ro1" table:number-rows-repeated="2">
          <table:table-cell table:style-name="ce20"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21" office:value-type="string" calcext:value-type="string" table:number-columns-spanned="5" table:number-rows-spanned="1">
            <text:p>Newton Raphson</text:p>
          </table:table-cell>
          <table:covered-table-cell table:number-columns-repeated="4" table:style-name="ce21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f(xi)</text:p>
          </table:table-cell>
          <table:table-cell table:style-name="ce4" office:value-type="string" calcext:value-type="string">
            <text:p>f'(xi)</text:p>
          </table:table-cell>
          <table:table-cell table:style-name="ce4" office:value-type="string" calcext:value-type="string">
            <text:p>f(xi)/f'(xi)</text:p>
          </table:table-cell>
          <table:table-cell table:style-name="ce4" office:value-type="string" calcext:value-type="string">
            <text:p>Xi+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22" table:formula="of:=2*([$'6.2'.B14]^3)-11.7*([$'6.2'.B14]^2)+17.7*([$'6.2'.B14])-5" office:value-type="float" office:value="-3.2" calcext:value-type="float">
            <text:p>-3.2</text:p>
          </table:table-cell>
          <table:table-cell table:style-name="ce16" table:formula="of:=6*([$'6.2'.B14]^2)-23.4*([$'6.2'.B14])+17.7" office:value-type="float" office:value="1.50000000000001" calcext:value-type="float">
            <text:p>1.5</text:p>
          </table:table-cell>
          <table:table-cell table:style-name="ce4" table:formula="of:=[$'6.2'.C14]/[$'6.2'.D14]" office:value-type="float" office:value="-2.13333333333332" calcext:value-type="float">
            <text:p>-2.1333333333</text:p>
          </table:table-cell>
          <table:table-cell table:style-name="ce4" table:formula="of:=[$'6.2'.B14]-[$'6.2'.E14]" office:value-type="float" office:value="5.13333333333332" calcext:value-type="float">
            <text:p>5.1333333333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table:formula="of:=[$'6.2'.F14]" office:value-type="float" office:value="5.13333333333332" calcext:value-type="float">
            <text:p>5.1333333333</text:p>
          </table:table-cell>
          <table:table-cell table:style-name="ce22" table:formula="of:=2*([$'6.2'.B15]^3)-11.7*([$'6.2'.B15]^2)+17.7*([$'6.2'.B15])-5" office:value-type="float" office:value="48.0900740740734" calcext:value-type="float">
            <text:p>48.0900740741</text:p>
          </table:table-cell>
          <table:table-cell table:style-name="ce16" table:formula="of:=6*([$'6.2'.B15]^2)-23.4*([$'6.2'.B15])+17.7" office:value-type="float" office:value="55.6866666666662" calcext:value-type="float">
            <text:p>55.6866666667</text:p>
          </table:table-cell>
          <table:table-cell table:style-name="ce4" table:formula="of:=[$'6.2'.C15]/[$'6.2'.D15]" office:value-type="float" office:value="0.86358327680008" calcext:value-type="float">
            <text:p>0.8635832768</text:p>
          </table:table-cell>
          <table:table-cell table:style-name="ce4" table:formula="of:=[$'6.2'.B15]-[$'6.2'.E15]" office:value-type="float" office:value="4.26975005653324" calcext:value-type="float">
            <text:p>4.269750056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table:formula="of:=[$'6.2'.F15]" office:value-type="float" office:value="4.26975005653324" calcext:value-type="float">
            <text:p>4.2697500565</text:p>
          </table:table-cell>
          <table:table-cell table:style-name="ce22" table:formula="of:=2*([$'6.2'.B16]^3)-11.7*([$'6.2'.B16]^2)+17.7*([$'6.2'.B16])-5" office:value-type="float" office:value="12.9562435561149" calcext:value-type="float">
            <text:p>12.9562435561</text:p>
          </table:table-cell>
          <table:table-cell table:style-name="ce16" table:formula="of:=6*([$'6.2'.B16]^2)-23.4*([$'6.2'.B16])+17.7" office:value-type="float" office:value="27.1724419487158" calcext:value-type="float">
            <text:p>27.1724419487</text:p>
          </table:table-cell>
          <table:table-cell table:style-name="ce4" table:formula="of:=[$'6.2'.C16]/[$'6.2'.D16]" office:value-type="float" office:value="0.476815575890013" calcext:value-type="float">
            <text:p>0.4768155759</text:p>
          </table:table-cell>
          <table:table-cell table:style-name="ce4" table:formula="of:=[$'6.2'.B16]-[$'6.2'.E16]" office:value-type="float" office:value="3.79293448064323" calcext:value-type="float">
            <text:p>3.7929344806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table:formula="of:=[$'6.2'.F16]" office:value-type="float" office:value="3.79293448064323" calcext:value-type="float">
            <text:p>3.7929344806</text:p>
          </table:table-cell>
          <table:table-cell table:style-name="ce23" table:formula="of:=2*([$'6.2'.B17]^3)-11.7*([$'6.2'.B17]^2)+17.7*([$'6.2'.B17])-5" office:value-type="float" office:value="2.94760311543297" calcext:value-type="float">
            <text:p>2.9476031154</text:p>
          </table:table-cell>
          <table:table-cell table:style-name="ce17" table:formula="of:=6*([$'6.2'.B17]^2)-23.4*([$'6.2'.B17])+17.7" office:value-type="float" office:value="15.2634449996623" calcext:value-type="float">
            <text:p>15.2634449997</text:p>
          </table:table-cell>
          <table:table-cell table:style-name="ce8" table:formula="of:=[$'6.2'.C17]/[$'6.2'.D17]" office:value-type="float" office:value="0.193115192245144" calcext:value-type="float">
            <text:p>0.1931151922</text:p>
          </table:table-cell>
          <table:table-cell table:style-name="ce8" table:formula="of:=[$'6.2'.B17]-[$'6.2'.E17]" office:value-type="float" office:value="3.59981928839808" calcext:value-type="float">
            <text:p>3.5998192884</text:p>
          </table:table-cell>
          <table:table-cell table:style-name="Default" table:number-columns-repeated="2"/>
          <table:table-cell table:number-columns-repeated="1016"/>
        </table:table-row>
        <table:table-row table:style-name="ro1" table:number-rows-repeated="2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 table:style-name="ce1" office:value-type="string" calcext:value-type="string" table:number-columns-spanned="5" table:number-rows-spanned="1">
            <text:p>Secante </text:p>
          </table:table-cell>
          <table:covered-table-cell table:number-columns-repeated="4" table:style-name="ce5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xi-1</text:p>
          </table:table-cell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f(xi)</text:p>
          </table:table-cell>
          <table:table-cell table:style-name="ce4" office:value-type="string" calcext:value-type="string">
            <text:p>f(xi-1)</text:p>
          </table:table-cell>
          <table:table-cell table:style-name="ce4" office:value-type="string" calcext:value-type="string">
            <text:p>Xi+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2*([$'6.2'.C22]^3)-11.7*([$'6.2'.C22]^2)+17.7*([$'6.2'.C22])-5" office:value-type="float" office:value="6.60000000000001" calcext:value-type="float">
            <text:p>6.6</text:p>
          </table:table-cell>
          <table:table-cell table:style-name="ce4" table:formula="of:=2*([$'6.2'.B22]^3)-11.7*([$'6.2'.B22]^2)+17.7*([$'6.2'.B22])-5" office:value-type="float" office:value="-3.2" calcext:value-type="float">
            <text:p>-3.2</text:p>
          </table:table-cell>
          <table:table-cell table:style-name="ce4" table:formula="of:=[$'6.2'.C22]-(([$'6.2'.C22]-[$'6.2'.B22])/([$'6.2'.D22]-[$'6.2'.E22]))*[$'6.2'.D22]" office:value-type="float" office:value="3.3265306122449" calcext:value-type="float">
            <text:p>3.3265306122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table:formula="of:=[$'6.2'.C22]" office:value-type="float" office:value="4" calcext:value-type="float">
            <text:p>4</text:p>
          </table:table-cell>
          <table:table-cell table:style-name="ce4" table:formula="of:=[$'6.2'.F22]" office:value-type="float" office:value="3.3265306122449" calcext:value-type="float">
            <text:p>3.3265306122</text:p>
          </table:table-cell>
          <table:table-cell table:style-name="ce4" table:formula="of:=2*([$'6.2'.C23]^3)-11.7*([$'6.2'.C23]^2)+17.7*([$'6.2'.C23])-5" office:value-type="float" office:value="-1.9688531139236" calcext:value-type="float">
            <text:p>-1.9688531139</text:p>
          </table:table-cell>
          <table:table-cell table:style-name="ce4" table:formula="of:=2*([$'6.2'.B23]^3)-11.7*([$'6.2'.B23]^2)+17.7*([$'6.2'.B23])-5" office:value-type="float" office:value="6.60000000000001" calcext:value-type="float">
            <text:p>6.6</text:p>
          </table:table-cell>
          <table:table-cell table:style-name="ce4" table:formula="of:=[$'6.2'.C23]-(([$'6.2'.C23]-[$'6.2'.B23])/([$'6.2'.D23]-[$'6.2'.E23]))*[$'6.2'.D23]" office:value-type="float" office:value="3.48127270941766" calcext:value-type="float">
            <text:p>3.4812727094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table:formula="of:=[$'6.2'.C23]" office:value-type="float" office:value="3.3265306122449" calcext:value-type="float">
            <text:p>3.3265306122</text:p>
          </table:table-cell>
          <table:table-cell table:style-name="ce4" table:formula="of:=[$'6.2'.F23]" office:value-type="float" office:value="3.48127270941766" calcext:value-type="float">
            <text:p>3.4812727094</text:p>
          </table:table-cell>
          <table:table-cell table:style-name="ce4" table:formula="of:=2*([$'6.2'.C24]^3)-11.7*([$'6.2'.C24]^2)+17.7*([$'6.2'.C24])-5" office:value-type="float" office:value="-0.795915322028101" calcext:value-type="float">
            <text:p>-0.795915322</text:p>
          </table:table-cell>
          <table:table-cell table:style-name="ce4" table:formula="of:=2*([$'6.2'.B24]^3)-11.7*([$'6.2'.B24]^2)+17.7*([$'6.2'.B24])-5" office:value-type="float" office:value="-1.9688531139236" calcext:value-type="float">
            <text:p>-1.9688531139</text:p>
          </table:table-cell>
          <table:table-cell table:style-name="ce4" table:formula="of:=[$'6.2'.C24]-(([$'6.2'.C24]-[$'6.2'.B24])/([$'6.2'.D24]-[$'6.2'.E24]))*[$'6.2'.D24]" office:value-type="float" office:value="3.58627538471174" calcext:value-type="float">
            <text:p>3.5862753847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table:formula="of:=[$'6.2'.C24]" office:value-type="float" office:value="3.48127270941766" calcext:value-type="float">
            <text:p>3.4812727094</text:p>
          </table:table-cell>
          <table:table-cell table:style-name="ce8" table:formula="of:=[$'6.2'.F24]" office:value-type="float" office:value="3.58627538471174" calcext:value-type="float">
            <text:p>3.5862753847</text:p>
          </table:table-cell>
          <table:table-cell table:style-name="ce6" table:formula="of:=2*([$'6.2'.C25]^3)-11.7*([$'6.2'.C25]^2)+17.7*([$'6.2'.C25])-5" office:value-type="float" office:value="0.247869460131213" calcext:value-type="float">
            <text:p>0.2478694601</text:p>
          </table:table-cell>
          <table:table-cell table:style-name="ce6" table:formula="of:=2*([$'6.2'.B25]^3)-11.7*([$'6.2'.B25]^2)+17.7*([$'6.2'.B25])-5" office:value-type="float" office:value="-0.795915322028101" calcext:value-type="float">
            <text:p>-0.795915322</text:p>
          </table:table-cell>
          <table:table-cell table:style-name="ce8" table:formula="of:=[$'6.2'.C25]-(([$'6.2'.C25]-[$'6.2'.B25])/([$'6.2'.D25]-[$'6.2'.E25]))*[$'6.2'.D25]" office:value-type="float" office:value="3.56134020948947" calcext:value-type="float">
            <text:p>3.561340209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 table:style-name="ce1" office:value-type="string" calcext:value-type="string" table:number-columns-spanned="7" table:number-rows-spanned="1">
            <text:p>Secante Mejorada</text:p>
          </table:table-cell>
          <table:covered-table-cell table:number-columns-repeated="6" table:style-name="ce5"/>
          <table:table-cell table:number-columns-repeated="1016"/>
        </table:table-row>
        <table:table-row table:style-name="ro1"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&amp;xi</text:p>
          </table:table-cell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f(xi)</text:p>
          </table:table-cell>
          <table:table-cell table:style-name="ce4" office:value-type="string" calcext:value-type="string">
            <text:p>&amp;xi</text:p>
          </table:table-cell>
          <table:table-cell table:style-name="ce4" office:value-type="string" calcext:value-type="string">
            <text:p>xi+&amp;xi</text:p>
          </table:table-cell>
          <table:table-cell table:style-name="ce4" office:value-type="string" calcext:value-type="string">
            <text:p>f(xi+&amp;xi)</text:p>
          </table:table-cell>
          <table:table-cell table:style-name="ce4" office:value-type="string" calcext:value-type="string">
            <text:p>Xi+1</text:p>
          </table:table-cell>
          <table:table-cell table:number-columns-repeated="1016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2*([$'6.2'.C29]^3)-11.7*([$'6.2'.C29]^2)+17.7*([$'6.2'.C29])-5" office:value-type="float" office:value="-3.2" calcext:value-type="float">
            <text:p>-3.2</text:p>
          </table:table-cell>
          <table:table-cell table:style-name="ce4" table:formula="of:=[$'6.2'.B29]*[$'6.2'.C29]" office:value-type="float" office:value="0.003" calcext:value-type="float">
            <text:p>0.003</text:p>
          </table:table-cell>
          <table:table-cell table:style-name="ce4" table:formula="of:=[$'6.2'.E29]+[$'6.2'.C29]" office:value-type="float" office:value="3.003" calcext:value-type="float">
            <text:p>3.003</text:p>
          </table:table-cell>
          <table:table-cell table:style-name="ce4" table:formula="of:=2*([$'6.2'.F29]^3)-11.7*([$'6.2'.F29]^2)+17.7*([$'6.2'.F29])-5" office:value-type="float" office:value="-3.195443246" calcext:value-type="float">
            <text:p>-3.195443246</text:p>
          </table:table-cell>
          <table:table-cell table:style-name="ce4" table:formula="of:=[$'6.2'.C29]-(([$'6.2'.E29]*[$'6.2'.D29])/([$'6.2'.G29]-[$'6.2'.D29]))" office:value-type="float" office:value="5.10676284039064" calcext:value-type="float">
            <text:p>5.1067628404</text:p>
          </table:table-cell>
          <table:table-cell table:number-columns-repeated="101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$'6.2'.H29]" office:value-type="float" office:value="5.10676284039064" calcext:value-type="float">
            <text:p>5.1067628404</text:p>
          </table:table-cell>
          <table:table-cell table:style-name="ce4" table:formula="of:=2*([$'6.2'.C30]^3)-11.7*([$'6.2'.C30]^2)+17.7*([$'6.2'.C30])-5" office:value-type="float" office:value="46.6238988032613" calcext:value-type="float">
            <text:p>46.6238988033</text:p>
          </table:table-cell>
          <table:table-cell table:style-name="ce4" table:formula="of:=2*([$'6.2'.C30]^3)-11.7*([$'6.2'.C30]^2)+17.7*([$'6.2'.C30])-5" office:value-type="float" office:value="46.6238988032613" calcext:value-type="float">
            <text:p>46.6238988033</text:p>
          </table:table-cell>
          <table:table-cell table:style-name="ce4" table:formula="of:=[$'6.2'.E30]+[$'6.2'.C30]" office:value-type="float" office:value="51.7306616436519" calcext:value-type="float">
            <text:p>51.7306616437</text:p>
          </table:table-cell>
          <table:table-cell table:style-name="ce4" table:formula="of:=2*([$'6.2'.F30]^3)-11.7*([$'6.2'.F30]^2)+17.7*([$'6.2'.F30])-5" office:value-type="float" office:value="246469.563760405" calcext:value-type="float">
            <text:p>246469.563760405</text:p>
          </table:table-cell>
          <table:table-cell table:style-name="ce4" table:formula="of:=[$'6.2'.C30]-(([$'6.2'.E30]*[$'6.2'.D30])/([$'6.2'.G30]-[$'6.2'.D30]))" office:value-type="float" office:value="5.09794147034759" calcext:value-type="float">
            <text:p>5.0979414703</text:p>
          </table:table-cell>
          <table:table-cell table:number-columns-repeated="101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$'6.2'.H30]" office:value-type="float" office:value="5.09794147034759" calcext:value-type="float">
            <text:p>5.0979414703</text:p>
          </table:table-cell>
          <table:table-cell table:style-name="ce4" table:formula="of:=2*([$'6.2'.C31]^3)-11.7*([$'6.2'.C31]^2)+17.7*([$'6.2'.C31])-5" office:value-type="float" office:value="46.1430548884573" calcext:value-type="float">
            <text:p>46.1430548885</text:p>
          </table:table-cell>
          <table:table-cell table:style-name="ce4" table:formula="of:=2*([$'6.2'.C31]^3)-11.7*([$'6.2'.C31]^2)+17.7*([$'6.2'.C31])-5" office:value-type="float" office:value="46.1430548884573" calcext:value-type="float">
            <text:p>46.1430548885</text:p>
          </table:table-cell>
          <table:table-cell table:style-name="ce4" table:formula="of:=[$'6.2'.E31]+[$'6.2'.C31]" office:value-type="float" office:value="51.2409963588049" calcext:value-type="float">
            <text:p>51.2409963588</text:p>
          </table:table-cell>
          <table:table-cell table:style-name="ce4" table:formula="of:=2*([$'6.2'.F31]^3)-11.7*([$'6.2'.F31]^2)+17.7*([$'6.2'.F31])-5" office:value-type="float" office:value="239262.770472026" calcext:value-type="float">
            <text:p>239262.770472026</text:p>
          </table:table-cell>
          <table:table-cell table:style-name="ce4" table:formula="of:=[$'6.2'.C31]-(([$'6.2'.E31]*[$'6.2'.D31])/([$'6.2'.G31]-[$'6.2'.D31]))" office:value-type="float" office:value="5.08904082854259" calcext:value-type="float">
            <text:p>5.0890408285</text:p>
          </table:table-cell>
          <table:table-cell table:number-columns-repeated="1016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8" table:formula="of:=[$'6.2'.H31]" office:value-type="float" office:value="5.08904082854259" calcext:value-type="float">
            <text:p>5.0890408285</text:p>
          </table:table-cell>
          <table:table-cell table:style-name="ce6" table:formula="of:=2*([$'6.2'.C32]^3)-11.7*([$'6.2'.C32]^2)+17.7*([$'6.2'.C32])-5" office:value-type="float" office:value="45.6608692118172" calcext:value-type="float">
            <text:p>45.6608692118</text:p>
          </table:table-cell>
          <table:table-cell table:style-name="ce6" table:formula="of:=2*([$'6.2'.C32]^3)-11.7*([$'6.2'.C32]^2)+17.7*([$'6.2'.C32])-5" office:value-type="float" office:value="45.6608692118172" calcext:value-type="float">
            <text:p>45.6608692118</text:p>
          </table:table-cell>
          <table:table-cell table:style-name="ce8" table:formula="of:=[$'6.2'.E32]+[$'6.2'.C32]" office:value-type="float" office:value="50.7499100403598" calcext:value-type="float">
            <text:p>50.7499100404</text:p>
          </table:table-cell>
          <table:table-cell table:style-name="ce8" table:formula="of:=2*([$'6.2'.F32]^3)-11.7*([$'6.2'.F32]^2)+17.7*([$'6.2'.F32])-5" office:value-type="float" office:value="232177.502561599" calcext:value-type="float">
            <text:p>232177.502561599</text:p>
          </table:table-cell>
          <table:table-cell table:style-name="ce8" table:formula="of:=[$'6.2'.C32]-(([$'6.2'.E32]*[$'6.2'.D32])/([$'6.2'.G32]-[$'6.2'.D32]))" office:value-type="float" office:value="5.08005923014584" calcext:value-type="float">
            <text:p>5.0800592301</text:p>
          </table:table-cell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3" table:style-name="ta6">
        <table:table-column table:style-name="co1" table:number-columns-repeated="2" table:default-cell-style-name="ce3"/>
        <table:table-column table:style-name="co4" table:default-cell-style-name="ce3"/>
        <table:table-column table:style-name="co1" table:number-columns-repeated="3" table:default-cell-style-name="ce3"/>
        <table:table-column table:style-name="co9" table:default-cell-style-name="ce3"/>
        <table:table-column table:style-name="co1" table:number-columns-repeated="1017" table:default-cell-style-name="ce3"/>
        <table:table-row table:style-name="ro1">
          <table:table-cell table:style-name="ce1" office:value-type="string" calcext:value-type="string" table:number-columns-spanned="2" table:number-rows-spanned="1">
            <text:p>F(x) = -x²+1.8+2.5</text:p>
          </table:table-cell>
          <table:covered-table-cell table:style-name="ce5"/>
          <table:table-cell office:value-type="string" calcext:value-type="string">
            <text:p>Es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2" table:number-rows-spanned="1">
            <text:p>F'(X) = -2x+1.8</text:p>
          </table:table-cell>
          <table:covered-table-cell table:style-name="ce5"/>
          <table:table-cell office:value-type="float" office:value="0.05" calcext:value-type="float">
            <text:p>0.05</text:p>
          </table:table-cell>
          <table:table-cell table:style-name="Default" table:number-columns-repeated="4"/>
          <table:table-cell table:number-columns-repeated="1017"/>
        </table:table-row>
        <table:table-row table:style-name="ro1" table:number-rows-repeated="3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table:style-name="ce1" office:value-type="string" calcext:value-type="string" table:number-columns-spanned="4" table:number-rows-spanned="1">
            <text:p>Punto Fijo</text:p>
          </table:table-cell>
          <table:covered-table-cell table:number-columns-repeated="3" table:style-name="ce5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g(x)</text:p>
          </table:table-cell>
          <table:table-cell table:style-name="ce4" office:value-type="string" calcext:value-type="string">
            <text:p>f(x)</text:p>
          </table:table-cell>
          <table:table-cell table:style-name="ce4" office:value-type="string" calcext:value-type="string">
            <text:p>E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formula="of:=-(SQRT(1.8*([.B8])+2.5))" office:value-type="float" office:value="-3.39116499156263" calcext:value-type="float">
            <text:p>-3.3911649916</text:p>
          </table:table-cell>
          <table:table-cell table:style-name="ce4" table:formula="of:=-([.B8]^2)+1.8*([.B8])+2.5" office:value-type="float" office:value="-13.5" calcext:value-type="float">
            <text:p>-13.5</text:p>
          </table:table-cell>
          <table:table-cell table:style-name="ce4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table:formula="of:=ABS([.C8])" office:value-type="float" office:value="3.39116499156263" calcext:value-type="float">
            <text:p>3.3911649916</text:p>
          </table:table-cell>
          <table:table-cell table:style-name="ce4" table:formula="of:=-(SQRT(1.8*([.B9])+2.5))" office:value-type="float" office:value="-2.93327410666183" calcext:value-type="float">
            <text:p>-2.9332741067</text:p>
          </table:table-cell>
          <table:table-cell table:style-name="ce4" table:formula="of:=-([.B9]^2)+1.8*([.B9])+2.5" office:value-type="float" office:value="-2.89590301518726" calcext:value-type="float">
            <text:p>-2.8959030152</text:p>
          </table:table-cell>
          <table:table-cell table:style-name="ce4" table:formula="of:=(ABS([$'6.3'.B9]-[$'6.3'.B8])/ABS([$'6.3'.B9]))*100" office:value-type="float" office:value="47.4419561548971" calcext:value-type="float">
            <text:p>47.4419561549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table:formula="of:=ABS([.C9])" office:value-type="float" office:value="2.93327410666183" calcext:value-type="float">
            <text:p>2.9332741067</text:p>
          </table:table-cell>
          <table:table-cell table:style-name="ce4" table:formula="of:=-(SQRT(1.8*([.B10])+2.5))" office:value-type="float" office:value="-2.78924602571937" calcext:value-type="float">
            <text:p>-2.7892460257</text:p>
          </table:table-cell>
          <table:table-cell table:style-name="ce4" table:formula="of:=-([.B10]^2)+1.8*([.B10])+2.5" office:value-type="float" office:value="-0.824203592821452" calcext:value-type="float">
            <text:p>-0.8242035928</text:p>
          </table:table-cell>
          <table:table-cell table:style-name="ce4" table:formula="of:=(ABS([$'6.3'.B10]-[$'6.3'.B9])/ABS([$'6.3'.B10]))*100" office:value-type="float" office:value="15.6102317155045" calcext:value-type="float">
            <text:p>15.6102317155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table:formula="of:=ABS([.C10])" office:value-type="float" office:value="2.78924602571937" calcext:value-type="float">
            <text:p>2.7892460257</text:p>
          </table:table-cell>
          <table:table-cell table:style-name="ce4" table:formula="of:=-(SQRT(1.8*([.B11])+2.5))" office:value-type="float" office:value="-2.74237904861725" calcext:value-type="float">
            <text:p>-2.7423790486</text:p>
          </table:table-cell>
          <table:table-cell table:style-name="ce4" table:formula="of:=-([.B11]^2)+1.8*([.B11])+2.5" office:value-type="float" office:value="-0.259250545696426" calcext:value-type="float">
            <text:p>-0.2592505457</text:p>
          </table:table-cell>
          <table:table-cell table:style-name="ce4" table:formula="of:=(ABS([$'6.3'.B11]-[$'6.3'.B10])/ABS([$'6.3'.B11]))*100" office:value-type="float" office:value="5.16369225283071" calcext:value-type="float">
            <text:p>5.1636922528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table:formula="of:=ABS([.C11])" office:value-type="float" office:value="2.74237904861725" calcext:value-type="float">
            <text:p>2.7423790486</text:p>
          </table:table-cell>
          <table:table-cell table:style-name="ce4" table:formula="of:=-(SQRT(1.8*([.B12])+2.5))" office:value-type="float" office:value="-2.72695476447833" calcext:value-type="float">
            <text:p>-2.7269547645</text:p>
          </table:table-cell>
          <table:table-cell table:style-name="ce4" table:formula="of:=-([.B12]^2)+1.8*([.B12])+2.5" office:value-type="float" office:value="-0.0843605587838088" calcext:value-type="float">
            <text:p>-0.0843605588</text:p>
          </table:table-cell>
          <table:table-cell table:style-name="ce4" table:formula="of:=(ABS([$'6.3'.B12]-[$'6.3'.B11])/ABS([$'6.3'.B12]))*100" office:value-type="float" office:value="1.70898975930214" calcext:value-type="float">
            <text:p>1.7089897593</text:p>
          </table:table-cell>
          <table:table-cell table:style-name="ce20"/>
          <table:table-cell table:style-name="Default"/>
          <table:table-cell table:number-columns-repeated="1017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table:formula="of:=ABS([.C12])" office:value-type="float" office:value="2.72695476447833" calcext:value-type="float">
            <text:p>2.7269547645</text:p>
          </table:table-cell>
          <table:table-cell table:style-name="ce4" table:formula="of:=-(SQRT(1.8*([.B13])+2.5))" office:value-type="float" office:value="-2.72185939682067" calcext:value-type="float">
            <text:p>-2.7218593968</text:p>
          </table:table-cell>
          <table:table-cell table:style-name="ce4" table:formula="of:=-([.B13]^2)+1.8*([.B13])+2.5" office:value-type="float" office:value="-0.0277637114500626" calcext:value-type="float">
            <text:p>-0.0277637115</text:p>
          </table:table-cell>
          <table:table-cell table:style-name="ce4" table:formula="of:=(ABS([$'6.3'.B13]-[$'6.3'.B12])/ABS([$'6.3'.B13]))*100" office:value-type="float" office:value="0.565623029022798" calcext:value-type="float">
            <text:p>0.565623029</text:p>
          </table:table-cell>
          <table:table-cell table:style-name="ce20"/>
          <table:table-cell table:style-name="Default"/>
          <table:table-cell table:number-columns-repeated="1017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table:formula="of:=ABS([.C13])" office:value-type="float" office:value="2.72185939682067" calcext:value-type="float">
            <text:p>2.7218593968</text:p>
          </table:table-cell>
          <table:table-cell table:style-name="ce4" table:formula="of:=-(SQRT(1.8*([.B14])+2.5))" office:value-type="float" office:value="-2.72017405955524" calcext:value-type="float">
            <text:p>-2.7201740596</text:p>
          </table:table-cell>
          <table:table-cell table:style-name="ce4" table:formula="of:=-([.B14]^2)+1.8*([.B14])+2.5" office:value-type="float" office:value="-0.00917166178378182" calcext:value-type="float">
            <text:p>-0.0091716618</text:p>
          </table:table-cell>
          <table:table-cell table:style-name="ce4" table:formula="of:=(ABS([$'6.3'.B14]-[$'6.3'.B13])/ABS([$'6.3'.B14]))*100" office:value-type="float" office:value="0.187201721867335" calcext:value-type="float">
            <text:p>0.1872017219</text:p>
          </table:table-cell>
          <table:table-cell table:style-name="ce20"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4" table:formula="of:=ABS([.C14])" office:value-type="float" office:value="2.72017405955524" calcext:value-type="float">
            <text:p>2.7201740596</text:p>
          </table:table-cell>
          <table:table-cell table:style-name="ce4" table:formula="of:=-(SQRT(1.8*([.B15])+2.5))" office:value-type="float" office:value="-2.71961638971371" calcext:value-type="float">
            <text:p>-2.7196163897</text:p>
          </table:table-cell>
          <table:table-cell table:style-name="ce4" table:formula="of:=-([.B15]^2)+1.8*([.B15])+2.5" office:value-type="float" office:value="-0.00303360707778566" calcext:value-type="float">
            <text:p>-0.0030336071</text:p>
          </table:table-cell>
          <table:table-cell table:style-name="ce4" table:formula="of:=(ABS([$'6.3'.B15]-[$'6.3'.B14])/ABS([$'6.3'.B15]))*100" office:value-type="float" office:value="0.0619569640963249" calcext:value-type="float">
            <text:p>0.0619569641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table:formula="of:=ABS([.C15])" office:value-type="float" office:value="2.71961638971371" calcext:value-type="float">
            <text:p>2.7196163897</text:p>
          </table:table-cell>
          <table:table-cell table:style-name="ce8" table:formula="of:=-(SQRT(1.8*([.B16])+2.5))" office:value-type="float" office:value="-2.71943183431478" calcext:value-type="float">
            <text:p>-2.7194318343</text:p>
          </table:table-cell>
          <table:table-cell table:style-name="ce8" table:formula="of:=-([.B16]^2)+1.8*([.B16])+2.5" office:value-type="float" office:value="-0.00100380571474901" calcext:value-type="float">
            <text:p>-0.0010038057</text:p>
          </table:table-cell>
          <table:table-cell table:style-name="ce8" table:formula="of:=(ABS([$'6.3'.B16]-[$'6.3'.B15])/ABS([$'6.3'.B16]))*100" office:value-type="float" office:value="0.0205054596536676" calcext:value-type="float">
            <text:p>0.0205054597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B</text:p>
          </table:table-cell>
          <table:table-cell table:style-name="ce1" office:value-type="string" calcext:value-type="string" table:number-columns-spanned="6" table:number-rows-spanned="1">
            <text:p>Newton-Raphson</text:p>
          </table:table-cell>
          <table:covered-table-cell table:number-columns-repeated="5" table:style-name="ce5"/>
          <table:table-cell table:number-columns-repeated="1017"/>
        </table:table-row>
        <table:table-row table:style-name="ro1"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f(xi)</text:p>
          </table:table-cell>
          <table:table-cell table:style-name="ce4" office:value-type="string" calcext:value-type="string">
            <text:p>f'(xi)</text:p>
          </table:table-cell>
          <table:table-cell table:style-name="ce4" office:value-type="string" calcext:value-type="string">
            <text:p>f(xi)/f'(xi)</text:p>
          </table:table-cell>
          <table:table-cell table:style-name="ce4" office:value-type="string" calcext:value-type="string">
            <text:p>Xi+1</text:p>
          </table:table-cell>
          <table:table-cell table:style-name="ce4" office:value-type="string" calcext:value-type="string">
            <text:p>Ea</text:p>
          </table:table-cell>
          <table:table-cell table:number-columns-repeated="1017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formula="of:=-([.B20]^2)+1.8*([.B20])+2.5" office:value-type="float" office:value="-13.5" calcext:value-type="float">
            <text:p>-13.5</text:p>
          </table:table-cell>
          <table:table-cell table:style-name="ce4" table:formula="of:=-2*([.B20])+1.8" office:value-type="float" office:value="-8.2" calcext:value-type="float">
            <text:p>-8.2</text:p>
          </table:table-cell>
          <table:table-cell table:style-name="ce4" table:formula="of:=[.C20]/[.D20]" office:value-type="float" office:value="1.64634146341463" calcext:value-type="float">
            <text:p>1.6463414634</text:p>
          </table:table-cell>
          <table:table-cell table:style-name="ce4" table:formula="of:=[$'6.3'.B20]-[$'6.3'.E20]" office:value-type="float" office:value="3.35365853658537" calcext:value-type="float">
            <text:p>3.3536585366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table:formula="of:=[.F20]" office:value-type="float" office:value="3.35365853658537" calcext:value-type="float">
            <text:p>3.3536585366</text:p>
          </table:table-cell>
          <table:table-cell table:style-name="ce4" table:formula="of:=-([.B21]^2)+1.8*([.B21])+2.5" office:value-type="float" office:value="-2.71044021415824" calcext:value-type="float">
            <text:p>-2.7104402142</text:p>
          </table:table-cell>
          <table:table-cell table:style-name="ce4" table:formula="of:=-2*([.B21])+1.8" office:value-type="float" office:value="-4.90731707317074" calcext:value-type="float">
            <text:p>-4.9073170732</text:p>
          </table:table-cell>
          <table:table-cell table:style-name="ce4" table:formula="of:=[.C21]/[.D21]" office:value-type="float" office:value="0.552326286185326" calcext:value-type="float">
            <text:p>0.5523262862</text:p>
          </table:table-cell>
          <table:table-cell table:style-name="ce4" table:formula="of:=[$'6.3'.B21]-[$'6.3'.E21]" office:value-type="float" office:value="2.80133225040004" calcext:value-type="float">
            <text:p>2.8013322504</text:p>
          </table:table-cell>
          <table:table-cell table:style-name="ce4" table:formula="of:=(ABS([.B21]-[.B20])/ABS([.B21]))*100" office:value-type="float" office:value="49.0909090909089" calcext:value-type="float">
            <text:p>49.0909090909</text:p>
          </table:table-cell>
          <table:table-cell table:number-columns-repeated="101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table:formula="of:=[.F21]" office:value-type="float" office:value="2.80133225040004" calcext:value-type="float">
            <text:p>2.8013322504</text:p>
          </table:table-cell>
          <table:table-cell table:style-name="ce4" table:formula="of:=-([.B22]^2)+1.8*([.B22])+2.5" office:value-type="float" office:value="-0.305064326411296" calcext:value-type="float">
            <text:p>-0.3050643264</text:p>
          </table:table-cell>
          <table:table-cell table:style-name="ce4" table:formula="of:=-2*([.B22])+1.8" office:value-type="float" office:value="-3.80266450080009" calcext:value-type="float">
            <text:p>-3.8026645008</text:p>
          </table:table-cell>
          <table:table-cell table:style-name="ce4" table:formula="of:=[.C22]/[.D22]" office:value-type="float" office:value="0.080223834194973" calcext:value-type="float">
            <text:p>0.0802238342</text:p>
          </table:table-cell>
          <table:table-cell table:style-name="ce4" table:formula="of:=[$'6.3'.B22]-[$'6.3'.E22]" office:value-type="float" office:value="2.72110841620507" calcext:value-type="float">
            <text:p>2.7211084162</text:p>
          </table:table-cell>
          <table:table-cell table:style-name="ce4" table:formula="of:=(ABS([.B22]-[.B21])/ABS([.B22]))*100" office:value-type="float" office:value="19.7165575810028" calcext:value-type="float">
            <text:p>19.716557581</text:p>
          </table:table-cell>
          <table:table-cell table:number-columns-repeated="1017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table:formula="of:=[.F22]" office:value-type="float" office:value="2.72110841620507" calcext:value-type="float">
            <text:p>2.7211084162</text:p>
          </table:table-cell>
          <table:table-cell table:style-name="ce4" table:formula="of:=-([.B23]^2)+1.8*([.B23])+2.5" office:value-type="float" office:value="-0.00643586357294357" calcext:value-type="float">
            <text:p>-0.0064358636</text:p>
          </table:table-cell>
          <table:table-cell table:style-name="ce4" table:formula="of:=-2*([.B23])+1.8" office:value-type="float" office:value="-3.64221683241014" calcext:value-type="float">
            <text:p>-3.6422168324</text:p>
          </table:table-cell>
          <table:table-cell table:style-name="ce4" table:formula="of:=[.C23]/[.D23]" office:value-type="float" office:value="0.0017670182389127" calcext:value-type="float">
            <text:p>0.0017670182</text:p>
          </table:table-cell>
          <table:table-cell table:style-name="ce7" table:formula="of:=[$'6.3'.B23]-[$'6.3'.E23]" office:value-type="float" office:value="2.71934139796616" calcext:value-type="float">
            <text:p>2.719341398</text:p>
          </table:table-cell>
          <table:table-cell table:style-name="ce4" table:formula="of:=(ABS([.B23]-[.B22])/ABS([.B23]))*100" office:value-type="float" office:value="2.94820425813298" calcext:value-type="float">
            <text:p>2.9482042581</text:p>
          </table:table-cell>
          <table:table-cell table:number-columns-repeated="1017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table:formula="of:=[.F23]" office:value-type="float" office:value="2.71934139796616" calcext:value-type="float">
            <text:p>2.719341398</text:p>
          </table:table-cell>
          <table:table-cell table:style-name="ce4" table:formula="of:=-([.B24]^2)+1.8*([.B24])+2.5" office:value-type="float" office:value="-0.00000312235345667489" calcext:value-type="float">
            <text:p>-3.12235345667489E-06</text:p>
          </table:table-cell>
          <table:table-cell table:style-name="ce4" table:formula="of:=-2*([.B24])+1.8" office:value-type="float" office:value="-3.63868279593232" calcext:value-type="float">
            <text:p>-3.6386827959</text:p>
          </table:table-cell>
          <table:table-cell table:style-name="ce4" table:formula="of:=[.C24]/[.D24]" office:value-type="float" office:value="0.000000858099931152384" calcext:value-type="float">
            <text:p>8.58099931152384E-07</text:p>
          </table:table-cell>
          <table:table-cell table:style-name="ce7" table:formula="of:=[$'6.3'.B24]-[$'6.3'.E24]" office:value-type="float" office:value="2.71934053986623" calcext:value-type="float">
            <text:p>2.7193405399</text:p>
          </table:table-cell>
          <table:table-cell table:style-name="ce4" table:formula="of:=(ABS([.B24]-[.B23])/ABS([.B24]))*100" office:value-type="float" office:value="0.0649796395639863" calcext:value-type="float">
            <text:p>0.0649796396</text:p>
          </table:table-cell>
          <table:table-cell table:number-columns-repeated="1017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table:formula="of:=[.F24]" office:value-type="float" office:value="2.71934053986623" calcext:value-type="float">
            <text:p>2.7193405399</text:p>
          </table:table-cell>
          <table:table-cell table:style-name="ce8" table:formula="of:=-([.B25]^2)+1.8*([.B25])+2.5" office:value-type="float" office:value="-0.000000000000736299909931404" calcext:value-type="float">
            <text:p>-7.36299909931404E-13</text:p>
          </table:table-cell>
          <table:table-cell table:style-name="ce8" table:formula="of:=-2*([.B25])+1.8" office:value-type="float" office:value="-3.63868107973246" calcext:value-type="float">
            <text:p>-3.6386810797</text:p>
          </table:table-cell>
          <table:table-cell table:style-name="ce8" table:formula="of:=[.C25]/[.D25]" office:value-type="float" office:value="0.000000000000202353515957365" calcext:value-type="float">
            <text:p>2.02353515957365E-13</text:p>
          </table:table-cell>
          <table:table-cell table:style-name="ce8" table:formula="of:=[$'6.3'.B25]-[$'6.3'.E25]" office:value-type="float" office:value="2.71934053986602" calcext:value-type="float">
            <text:p>2.7193405399</text:p>
          </table:table-cell>
          <table:table-cell table:style-name="ce8" table:formula="of:=(ABS([.B25]-[.B24])/ABS([.B25]))*100" office:value-type="float" office:value="0.0000315554421570762" calcext:value-type="float">
            <text:p>3.15554421570762E-05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4" table:style-name="ta7">
        <table:table-column table:style-name="co14" table:default-cell-style-name="ce3"/>
        <table:table-column table:style-name="co1" table:number-columns-repeated="1023" table:default-cell-style-name="ce3"/>
        <table:table-row table:style-name="ro1">
          <table:table-cell table:style-name="ce1" office:value-type="string" calcext:value-type="string" table:number-columns-spanned="2" table:number-rows-spanned="1">
            <text:p>F(x) = -1+5.5x-4x²+0.5x³</text:p>
          </table:table-cell>
          <table:covered-table-cell table:style-name="ce5"/>
          <table:table-cell table:style-name="Default"/>
          <table:table-cell office:value-type="string" calcext:value-type="string">
            <text:p>Es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2" table:number-rows-spanned="1">
            <text:p>F'(x) = 5.5-8x+01.5x²</text:p>
          </table:table-cell>
          <table:covered-table-cell table:style-name="ce5"/>
          <table:table-cell table:style-name="Default"/>
          <table:table-cell office:value-type="float" office:value="0.01" calcext:value-type="float">
            <text:p>0.0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B</text:p>
          </table:table-cell>
          <table:table-cell table:style-name="ce1" office:value-type="string" calcext:value-type="string" table:number-columns-spanned="6" table:number-rows-spanned="1">
            <text:p>Newton-Raphson</text:p>
          </table:table-cell>
          <table:covered-table-cell table:number-columns-repeated="5" table:style-name="ce5"/>
          <table:table-cell table:number-columns-repeated="1017"/>
        </table:table-row>
        <table:table-row table:style-name="ro1"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f(xi)</text:p>
          </table:table-cell>
          <table:table-cell table:style-name="ce4" office:value-type="string" calcext:value-type="string">
            <text:p>f'(xi)</text:p>
          </table:table-cell>
          <table:table-cell table:style-name="ce4" office:value-type="string" calcext:value-type="string">
            <text:p>f(xi)/f'(xi)</text:p>
          </table:table-cell>
          <table:table-cell table:style-name="ce4" office:value-type="string" calcext:value-type="string">
            <text:p>Xi+1</text:p>
          </table:table-cell>
          <table:table-cell table:style-name="ce4" office:value-type="string" calcext:value-type="string">
            <text:p>Ea</text:p>
          </table:table-cell>
          <table:table-cell table:number-columns-repeated="1017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-1+5.5*([.B6])-4*([.B6]^2)+0.5*([.B6]^3)" office:value-type="float" office:value="1" calcext:value-type="float">
            <text:p>1</text:p>
          </table:table-cell>
          <table:table-cell table:style-name="ce4" table:formula="of:=5.5-8*([.B6])+1.5*([.B6]^2)" office:value-type="float" office:value="-1" calcext:value-type="float">
            <text:p>-1</text:p>
          </table:table-cell>
          <table:table-cell table:style-name="ce4" table:formula="of:=[.C6]/[.D6]" office:value-type="float" office:value="-1" calcext:value-type="float">
            <text:p>-1</text:p>
          </table:table-cell>
          <table:table-cell table:style-name="ce4" table:formula="of:=[$'6.4'.B6]-[$'6.4'.E6]" office:value-type="float" office:value="2" calcext:value-type="float">
            <text:p>2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table:formula="of:=[.F6]" office:value-type="float" office:value="2" calcext:value-type="float">
            <text:p>2</text:p>
          </table:table-cell>
          <table:table-cell table:style-name="ce4" table:formula="of:=-1+5.5*([.B7])-4*([.B7]^2)+0.5*([.B7]^3)" office:value-type="float" office:value="-2" calcext:value-type="float">
            <text:p>-2</text:p>
          </table:table-cell>
          <table:table-cell table:style-name="ce4" table:formula="of:=5.5-8*([.B7])+1.5*([.B7]^2)" office:value-type="float" office:value="-4.5" calcext:value-type="float">
            <text:p>-4.5</text:p>
          </table:table-cell>
          <table:table-cell table:style-name="ce4" table:formula="of:=[.C7]/[.D7]" office:value-type="float" office:value="0.444444444444444" calcext:value-type="float">
            <text:p>0.4444444444</text:p>
          </table:table-cell>
          <table:table-cell table:style-name="ce4" table:formula="of:=[$'6.4'.B7]-[$'6.4'.E7]" office:value-type="float" office:value="1.55555555555556" calcext:value-type="float">
            <text:p>1.5555555556</text:p>
          </table:table-cell>
          <table:table-cell table:style-name="ce4" table:formula="of:=(ABS([.B7]-[.B6])/ABS([.B7]))*100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table:formula="of:=[.F7]" office:value-type="float" office:value="1.55555555555556" calcext:value-type="float">
            <text:p>1.5555555556</text:p>
          </table:table-cell>
          <table:table-cell table:style-name="ce4" table:formula="of:=-1+5.5*([.B8])-4*([.B8]^2)+0.5*([.B8]^3)" office:value-type="float" office:value="-0.241426611796983" calcext:value-type="float">
            <text:p>-0.2414266118</text:p>
          </table:table-cell>
          <table:table-cell table:style-name="ce4" table:formula="of:=5.5-8*([.B8])+1.5*([.B8]^2)" office:value-type="float" office:value="-3.31481481481481" calcext:value-type="float">
            <text:p>-3.3148148148</text:p>
          </table:table-cell>
          <table:table-cell table:style-name="ce4" table:formula="of:=[.C8]/[.D8]" office:value-type="float" office:value="0.0728326091454584" calcext:value-type="float">
            <text:p>0.0728326091</text:p>
          </table:table-cell>
          <table:table-cell table:style-name="ce4" table:formula="of:=[$'6.4'.B8]-[$'6.4'.E8]" office:value-type="float" office:value="1.4827229464101" calcext:value-type="float">
            <text:p>1.4827229464</text:p>
          </table:table-cell>
          <table:table-cell table:style-name="ce4" table:formula="of:=(ABS([.B8]-[.B7])/ABS([.B8]))*100" office:value-type="float" office:value="28.5714285714286" calcext:value-type="float">
            <text:p>28.5714285714</text:p>
          </table:table-cell>
          <table:table-cell table:number-columns-repeated="1017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table:formula="of:=[.F8]" office:value-type="float" office:value="1.4827229464101" calcext:value-type="float">
            <text:p>1.4827229464</text:p>
          </table:table-cell>
          <table:table-cell table:style-name="ce4" table:formula="of:=-1+5.5*([.B9])-4*([.B9]^2)+0.5*([.B9]^3)" office:value-type="float" office:value="-0.00903415511857508" calcext:value-type="float">
            <text:p>-0.0090341551</text:p>
          </table:table-cell>
          <table:table-cell table:style-name="ce4" table:formula="of:=5.5-8*([.B9])+1.5*([.B9]^2)" office:value-type="float" office:value="-3.06408256756422" calcext:value-type="float">
            <text:p>-3.0640825676</text:p>
          </table:table-cell>
          <table:table-cell table:style-name="ce4" table:formula="of:=[.C9]/[.D9]" office:value-type="float" office:value="0.00294840459399133" calcext:value-type="float">
            <text:p>0.0029484046</text:p>
          </table:table-cell>
          <table:table-cell table:style-name="ce7" table:formula="of:=[$'6.4'.B9]-[$'6.4'.E9]" office:value-type="float" office:value="1.47977454181611" calcext:value-type="float">
            <text:p>1.4797745418</text:p>
          </table:table-cell>
          <table:table-cell table:style-name="ce4" table:formula="of:=(ABS([.B9]-[.B8])/ABS([.B9]))*100" office:value-type="float" office:value="4.91208484510187" calcext:value-type="float">
            <text:p>4.9120848451</text:p>
          </table:table-cell>
          <table:table-cell table:number-columns-repeated="1017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table:formula="of:=[.F9]" office:value-type="float" office:value="1.47977454181611" calcext:value-type="float">
            <text:p>1.4797745418</text:p>
          </table:table-cell>
          <table:table-cell table:style-name="ce4" table:formula="of:=-1+5.5*([.B10])-4*([.B10]^2)+0.5*([.B10]^3)" office:value-type="float" office:value="-0.000015451008723133" calcext:value-type="float">
            <text:p>-0.000015451</text:p>
          </table:table-cell>
          <table:table-cell table:style-name="ce4" table:formula="of:=5.5-8*([.B10])+1.5*([.B10]^2)" office:value-type="float" office:value="-3.05359729261825" calcext:value-type="float">
            <text:p>-3.0535972926</text:p>
          </table:table-cell>
          <table:table-cell table:style-name="ce4" table:formula="of:=[.C10]/[.D10]" office:value-type="float" office:value="0.00000505993660673075" calcext:value-type="float">
            <text:p>5.05993660673075E-06</text:p>
          </table:table-cell>
          <table:table-cell table:style-name="ce7" table:formula="of:=[$'6.4'.B10]-[$'6.4'.E10]" office:value-type="float" office:value="1.4797694818795" calcext:value-type="float">
            <text:p>1.4797694819</text:p>
          </table:table-cell>
          <table:table-cell table:style-name="ce4" table:formula="of:=(ABS([.B10]-[.B9])/ABS([.B10]))*100" office:value-type="float" office:value="0.199246879215319" calcext:value-type="float">
            <text:p>0.1992468792</text:p>
          </table:table-cell>
          <table:table-cell table:number-columns-repeated="1017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table:formula="of:=[.F10]" office:value-type="float" office:value="1.4797694818795" calcext:value-type="float">
            <text:p>1.4797694819</text:p>
          </table:table-cell>
          <table:table-cell table:style-name="ce8" table:formula="of:=-1+5.5*([.B11])-4*([.B11]^2)+0.5*([.B11]^3)" office:value-type="float" office:value="-0.0000000000455822046774301" calcext:value-type="float">
            <text:p>-4.55822046774301E-11</text:p>
          </table:table-cell>
          <table:table-cell table:style-name="ce8" table:formula="of:=5.5-8*([.B11])+1.5*([.B11]^2)" office:value-type="float" office:value="-3.05357927578311" calcext:value-type="float">
            <text:p>-3.0535792758</text:p>
          </table:table-cell>
          <table:table-cell table:style-name="ce8" table:formula="of:=[.C11]/[.D11]" office:value-type="float" office:value="0.0000000000149274672640488" calcext:value-type="float">
            <text:p>1.49274672640488E-11</text:p>
          </table:table-cell>
          <table:table-cell table:style-name="ce8" table:formula="of:=[$'6.4'.B11]-[$'6.4'.E11]" office:value-type="float" office:value="1.47976948186457" calcext:value-type="float">
            <text:p>1.4797694819</text:p>
          </table:table-cell>
          <table:table-cell table:style-name="ce8" table:formula="of:=(ABS([.B11]-[.B10])/ABS([.B11]))*100" office:value-type="float" office:value="0.000341940867735345" calcext:value-type="float">
            <text:p>0.0003419409</text:p>
          </table:table-cell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5" table:style-name="ta8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 table:number-columns-spanned="3" table:number-rows-spanned="1">
            <text:p>F(x) = -1+5.5x-4x²+0.5x³</text:p>
          </table:table-cell>
          <table:covered-table-cell table:number-columns-repeated="2" table:style-name="ce5"/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3" table:number-rows-spanned="1">
            <text:p>F'(x) = 5.5-8x+01.5x²</text:p>
          </table:table-cell>
          <table:covered-table-cell table:number-columns-repeated="2" table:style-name="ce5"/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table:style-name="Default"/>
          <table:table-cell office:value-type="string" calcext:value-type="string">
            <text:p>Newton-Raphson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f(xi)</text:p>
          </table:table-cell>
          <table:table-cell table:style-name="ce4" office:value-type="string" calcext:value-type="string">
            <text:p>f'(xi)</text:p>
          </table:table-cell>
          <table:table-cell table:style-name="ce4" office:value-type="string" calcext:value-type="string">
            <text:p>f(xi)/f'(xi)</text:p>
          </table:table-cell>
          <table:table-cell table:style-name="ce4" office:value-type="string" calcext:value-type="string">
            <text:p>Xi+1</text:p>
          </table:table-cell>
          <table:table-cell table:style-name="ce4" office:value-type="string" calcext:value-type="string">
            <text:p>Ea</text:p>
          </table:table-cell>
          <table:table-cell table:number-columns-repeated="1017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4.52" calcext:value-type="float">
            <text:p>4.52</text:p>
          </table:table-cell>
          <table:table-cell table:style-name="ce4" table:formula="of:=-1+5.5*([.B6])-4*([.B6]^2)+0.5*([.B6]^3)" office:value-type="float" office:value="-11.688896" calcext:value-type="float">
            <text:p>-11.688896</text:p>
          </table:table-cell>
          <table:table-cell table:style-name="ce4" table:formula="of:=5.5-8*([.B6])+1.5*([.B6]^2)" office:value-type="float" office:value="-0.014400000000002" calcext:value-type="float">
            <text:p>-0.0144</text:p>
          </table:table-cell>
          <table:table-cell table:style-name="ce4" table:formula="of:=[.C6]/[.D6]" office:value-type="float" office:value="811.728888888778" calcext:value-type="float">
            <text:p>811.7288888888</text:p>
          </table:table-cell>
          <table:table-cell table:style-name="ce4" table:formula="of:=[$'6.5'.B6]-[$'6.5'.E6]" office:value-type="float" office:value="-807.208888888778" calcext:value-type="float">
            <text:p>-807.2088888888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table:formula="of:=[.F6]" office:value-type="float" office:value="-807.208888888778" calcext:value-type="float">
            <text:p>-807.2088888888</text:p>
          </table:table-cell>
          <table:table-cell table:style-name="ce4" table:formula="of:=-1+5.5*([.B7])-4*([.B7]^2)+0.5*([.B7]^3)" office:value-type="float" office:value="-265593867.754186" calcext:value-type="float">
            <text:p>-265593867.754186</text:p>
          </table:table-cell>
          <table:table-cell table:style-name="ce4" table:formula="of:=5.5-8*([.B7])+1.5*([.B7]^2)" office:value-type="float" office:value="983842.456562693" calcext:value-type="float">
            <text:p>983842.456562693</text:p>
          </table:table-cell>
          <table:table-cell table:style-name="ce4" table:formula="of:=[.C7]/[.D7]" office:value-type="float" office:value="-269.955688517557" calcext:value-type="float">
            <text:p>-269.9556885176</text:p>
          </table:table-cell>
          <table:table-cell table:style-name="ce4" table:formula="of:=[$'6.5'.B7]-[$'6.5'.E7]" office:value-type="float" office:value="-537.253200371221" calcext:value-type="float">
            <text:p>-537.2532003712</text:p>
          </table:table-cell>
          <table:table-cell table:style-name="ce4" table:formula="of:=(ABS([.B7]-[.B6])/ABS([.B7]))*100" office:value-type="float" office:value="100.559954190572" calcext:value-type="float">
            <text:p>100.5599541906</text:p>
          </table:table-cell>
          <table:table-cell table:number-columns-repeated="101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table:formula="of:=[.F7]" office:value-type="float" office:value="-537.253200371221" calcext:value-type="float">
            <text:p>-537.2532003712</text:p>
          </table:table-cell>
          <table:table-cell table:style-name="ce4" table:formula="of:=-1+5.5*([.B8])-4*([.B8]^2)+0.5*([.B8]^3)" office:value-type="float" office:value="-78694170.7536775" calcext:value-type="float">
            <text:p>-78694170.7536775</text:p>
          </table:table-cell>
          <table:table-cell table:style-name="ce4" table:formula="of:=5.5-8*([.B8])+1.5*([.B8]^2)" office:value-type="float" office:value="437265.027566649" calcext:value-type="float">
            <text:p>437265.027566649</text:p>
          </table:table-cell>
          <table:table-cell table:style-name="ce4" table:formula="of:=[.C8]/[.D8]" office:value-type="float" office:value="-179.969048043027" calcext:value-type="float">
            <text:p>-179.969048043</text:p>
          </table:table-cell>
          <table:table-cell table:style-name="ce4" table:formula="of:=[$'6.5'.B8]-[$'6.5'.E8]" office:value-type="float" office:value="-357.284152328194" calcext:value-type="float">
            <text:p>-357.2841523282</text:p>
          </table:table-cell>
          <table:table-cell table:style-name="ce4" table:formula="of:=(ABS([.B8]-[.B7])/ABS([.B8]))*100" office:value-type="float" office:value="50.2473858380049" calcext:value-type="float">
            <text:p>50.247385838</text:p>
          </table:table-cell>
          <table:table-cell table:number-columns-repeated="1017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table:formula="of:=[.F8]" office:value-type="float" office:value="-357.284152328194" calcext:value-type="float">
            <text:p>-357.2841523282</text:p>
          </table:table-cell>
          <table:table-cell table:style-name="ce4" table:formula="of:=-1+5.5*([.B9])-4*([.B9]^2)+0.5*([.B9]^3)" office:value-type="float" office:value="-23316586.0690761" calcext:value-type="float">
            <text:p>-23316586.0690761</text:p>
          </table:table-cell>
          <table:table-cell table:style-name="ce4" table:formula="of:=5.5-8*([.B9])+1.5*([.B9]^2)" office:value-type="float" office:value="194341.72147594" calcext:value-type="float">
            <text:p>194341.72147594</text:p>
          </table:table-cell>
          <table:table-cell table:style-name="ce4" table:formula="of:=[.C9]/[.D9]" office:value-type="float" office:value="-119.977253942164" calcext:value-type="float">
            <text:p>-119.9772539422</text:p>
          </table:table-cell>
          <table:table-cell table:style-name="ce7" table:formula="of:=[$'6.5'.B9]-[$'6.5'.E9]" office:value-type="float" office:value="-237.30689838603" calcext:value-type="float">
            <text:p>-237.306898386</text:p>
          </table:table-cell>
          <table:table-cell table:style-name="ce4" table:formula="of:=(ABS([.B9]-[.B8])/ABS([.B9]))*100" office:value-type="float" office:value="50.3714051883585" calcext:value-type="float">
            <text:p>50.3714051884</text:p>
          </table:table-cell>
          <table:table-cell table:number-columns-repeated="1017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table:formula="of:=[.F9]" office:value-type="float" office:value="-237.30689838603" calcext:value-type="float">
            <text:p>-237.306898386</text:p>
          </table:table-cell>
          <table:table-cell table:style-name="ce4" table:formula="of:=-1+5.5*([.B10])-4*([.B10]^2)+0.5*([.B10]^3)" office:value-type="float" office:value="-6908481.70499097" calcext:value-type="float">
            <text:p>-6908481.70499097</text:p>
          </table:table-cell>
          <table:table-cell table:style-name="ce4" table:formula="of:=5.5-8*([.B10])+1.5*([.B10]^2)" office:value-type="float" office:value="86375.8012194849" calcext:value-type="float">
            <text:p>86375.8012194849</text:p>
          </table:table-cell>
          <table:table-cell table:style-name="ce4" table:formula="of:=[.C10]/[.D10]" office:value-type="float" office:value="-79.9816801402073" calcext:value-type="float">
            <text:p>-79.9816801402</text:p>
          </table:table-cell>
          <table:table-cell table:style-name="ce7" table:formula="of:=[$'6.5'.B10]-[$'6.5'.E10]" office:value-type="float" office:value="-157.325218245823" calcext:value-type="float">
            <text:p>-157.3252182458</text:p>
          </table:table-cell>
          <table:table-cell table:style-name="ce4" table:formula="of:=(ABS([.B10]-[.B9])/ABS([.B10]))*100" office:value-type="float" office:value="50.5578450344899" calcext:value-type="float">
            <text:p>50.5578450345</text:p>
          </table:table-cell>
          <table:table-cell table:number-columns-repeated="1017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table:formula="of:=[.F10]" office:value-type="float" office:value="-157.325218245823" calcext:value-type="float">
            <text:p>-157.3252182458</text:p>
          </table:table-cell>
          <table:table-cell table:style-name="ce8" table:formula="of:=-1+5.5*([.B11])-4*([.B11]^2)+0.5*([.B11]^3)" office:value-type="float" office:value="-2046867.06800204" calcext:value-type="float">
            <text:p>-2046867.06800204</text:p>
          </table:table-cell>
          <table:table-cell table:style-name="ce8" table:formula="of:=5.5-8*([.B11])+1.5*([.B11]^2)" office:value-type="float" office:value="38390.9381901104" calcext:value-type="float">
            <text:p>38390.9381901104</text:p>
          </table:table-cell>
          <table:table-cell table:style-name="ce8" table:formula="of:=[.C11]/[.D11]" office:value-type="float" office:value="-53.3164117497216" calcext:value-type="float">
            <text:p>-53.3164117497</text:p>
          </table:table-cell>
          <table:table-cell table:style-name="ce8" table:formula="of:=[$'6.5'.B11]-[$'6.5'.E11]" office:value-type="float" office:value="-104.008806496102" calcext:value-type="float">
            <text:p>-104.0088064961</text:p>
          </table:table-cell>
          <table:table-cell table:style-name="ce8" table:formula="of:=(ABS([.B11]-[.B10])/ABS([.B11]))*100" office:value-type="float" office:value="50.8384358413758" calcext:value-type="float">
            <text:p>50.8384358414</text:p>
          </table:table-cell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B</text:p>
          </table:table-cell>
          <table:table-cell table:style-name="Default"/>
          <table:table-cell office:value-type="string" calcext:value-type="string">
            <text:p>Newton-Raphson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f(xi)</text:p>
          </table:table-cell>
          <table:table-cell table:style-name="ce4" office:value-type="string" calcext:value-type="string">
            <text:p>f'(xi)</text:p>
          </table:table-cell>
          <table:table-cell table:style-name="ce4" office:value-type="string" calcext:value-type="string">
            <text:p>f(xi)/f'(xi)</text:p>
          </table:table-cell>
          <table:table-cell table:style-name="ce4" office:value-type="string" calcext:value-type="string">
            <text:p>Xi+1</text:p>
          </table:table-cell>
          <table:table-cell table:style-name="ce4" office:value-type="string" calcext:value-type="string">
            <text:p>Ea</text:p>
          </table:table-cell>
          <table:table-cell table:number-columns-repeated="1017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4.54" calcext:value-type="float">
            <text:p>4.54</text:p>
          </table:table-cell>
          <table:table-cell table:style-name="ce4" table:formula="of:=-1+5.5*([.B15])-4*([.B15]^2)+0.5*([.B15]^3)" office:value-type="float" office:value="-11.688068" calcext:value-type="float">
            <text:p>-11.688068</text:p>
          </table:table-cell>
          <table:table-cell table:style-name="ce4" table:formula="of:=5.5-8*([.B15])+1.5*([.B15]^2)" office:value-type="float" office:value="0.0974000000000004" calcext:value-type="float">
            <text:p>0.0974</text:p>
          </table:table-cell>
          <table:table-cell table:style-name="ce4" table:formula="of:=[.C15]/[.D15]" office:value-type="float" office:value="-120.00069815195" calcext:value-type="float">
            <text:p>-120.000698152</text:p>
          </table:table-cell>
          <table:table-cell table:style-name="ce4" table:formula="of:=[$'6.5'.B15]-[$'6.5'.E15]" office:value-type="float" office:value="124.54069815195" calcext:value-type="float">
            <text:p>124.540698152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table:formula="of:=[.F15]" office:value-type="float" office:value="124.54069815195" calcext:value-type="float">
            <text:p>124.540698152</text:p>
          </table:table-cell>
          <table:table-cell table:style-name="ce4" table:formula="of:=-1+5.5*([.B16])-4*([.B16]^2)+0.5*([.B16]^3)" office:value-type="float" office:value="904479.551004904" calcext:value-type="float">
            <text:p>904479.551004904</text:p>
          </table:table-cell>
          <table:table-cell table:style-name="ce4" table:formula="of:=5.5-8*([.B16])+1.5*([.B16]^2)" office:value-type="float" office:value="22274.7526590472" calcext:value-type="float">
            <text:p>22274.7526590472</text:p>
          </table:table-cell>
          <table:table-cell table:style-name="ce4" table:formula="of:=[.C16]/[.D16]" office:value-type="float" office:value="40.6055934649195" calcext:value-type="float">
            <text:p>40.6055934649</text:p>
          </table:table-cell>
          <table:table-cell table:style-name="ce4" table:formula="of:=[$'6.5'.B16]-[$'6.5'.E16]" office:value-type="float" office:value="83.9351046870307" calcext:value-type="float">
            <text:p>83.935104687</text:p>
          </table:table-cell>
          <table:table-cell table:style-name="ce4" table:formula="of:=(ABS([.B16]-[.B15])/ABS([.B16]))*100" office:value-type="float" office:value="96.3546053078482" calcext:value-type="float">
            <text:p>96.3546053078</text:p>
          </table:table-cell>
          <table:table-cell table:number-columns-repeated="101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table:formula="of:=[.F16]" office:value-type="float" office:value="83.9351046870307" calcext:value-type="float">
            <text:p>83.935104687</text:p>
          </table:table-cell>
          <table:table-cell table:style-name="ce4" table:formula="of:=-1+5.5*([.B17])-4*([.B17]^2)+0.5*([.B17]^3)" office:value-type="float" office:value="267945.914387977" calcext:value-type="float">
            <text:p>267945.914387977</text:p>
          </table:table-cell>
          <table:table-cell table:style-name="ce4" table:formula="of:=5.5-8*([.B17])+1.5*([.B17]^2)" office:value-type="float" office:value="9901.67186073795" calcext:value-type="float">
            <text:p>9901.671860738</text:p>
          </table:table-cell>
          <table:table-cell table:style-name="ce4" table:formula="of:=[.C17]/[.D17]" office:value-type="float" office:value="27.0606740110662" calcext:value-type="float">
            <text:p>27.0606740111</text:p>
          </table:table-cell>
          <table:table-cell table:style-name="ce4" table:formula="of:=[$'6.5'.B17]-[$'6.5'.E17]" office:value-type="float" office:value="56.8744306759645" calcext:value-type="float">
            <text:p>56.874430676</text:p>
          </table:table-cell>
          <table:table-cell table:style-name="ce4" table:formula="of:=(ABS([.B17]-[.B16])/ABS([.B17]))*100" office:value-type="float" office:value="48.3773667958429" calcext:value-type="float">
            <text:p>48.3773667958</text:p>
          </table:table-cell>
          <table:table-cell table:number-columns-repeated="1017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table:formula="of:=[.F17]" office:value-type="float" office:value="56.8744306759645" calcext:value-type="float">
            <text:p>56.874430676</text:p>
          </table:table-cell>
          <table:table-cell table:style-name="ce4" table:formula="of:=-1+5.5*([.B18])-4*([.B18]^2)+0.5*([.B18]^3)" office:value-type="float" office:value="79358.8909537177" calcext:value-type="float">
            <text:p>79358.8909537177</text:p>
          </table:table-cell>
          <table:table-cell table:style-name="ce4" table:formula="of:=5.5-8*([.B18])+1.5*([.B18]^2)" office:value-type="float" office:value="4402.55585166491" calcext:value-type="float">
            <text:p>4402.5558516649</text:p>
          </table:table-cell>
          <table:table-cell table:style-name="ce4" table:formula="of:=[.C18]/[.D18]" office:value-type="float" office:value="18.0256409293948" calcext:value-type="float">
            <text:p>18.0256409294</text:p>
          </table:table-cell>
          <table:table-cell table:style-name="ce7" table:formula="of:=[$'6.5'.B18]-[$'6.5'.E18]" office:value-type="float" office:value="38.8487897465696" calcext:value-type="float">
            <text:p>38.8487897466</text:p>
          </table:table-cell>
          <table:table-cell table:style-name="ce4" table:formula="of:=(ABS([.B18]-[.B17])/ABS([.B18]))*100" office:value-type="float" office:value="47.579683329476" calcext:value-type="float">
            <text:p>47.5796833295</text:p>
          </table:table-cell>
          <table:table-cell table:number-columns-repeated="1017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table:formula="of:=[.F18]" office:value-type="float" office:value="38.8487897465696" calcext:value-type="float">
            <text:p>38.8487897466</text:p>
          </table:table-cell>
          <table:table-cell table:style-name="ce4" table:formula="of:=-1+5.5*([.B19])-4*([.B19]^2)+0.5*([.B19]^3)" office:value-type="float" office:value="23491.604138269" calcext:value-type="float">
            <text:p>23491.604138269</text:p>
          </table:table-cell>
          <table:table-cell table:style-name="ce4" table:formula="of:=5.5-8*([.B19])+1.5*([.B19]^2)" office:value-type="float" office:value="1958.5523791872" calcext:value-type="float">
            <text:p>1958.5523791872</text:p>
          </table:table-cell>
          <table:table-cell table:style-name="ce4" table:formula="of:=[.C19]/[.D19]" office:value-type="float" office:value="11.9943711426385" calcext:value-type="float">
            <text:p>11.9943711426</text:p>
          </table:table-cell>
          <table:table-cell table:style-name="ce7" table:formula="of:=[$'6.5'.B19]-[$'6.5'.E19]" office:value-type="float" office:value="26.8544186039311" calcext:value-type="float">
            <text:p>26.8544186039</text:p>
          </table:table-cell>
          <table:table-cell table:style-name="ce4" table:formula="of:=(ABS([.B19]-[.B18])/ABS([.B19]))*100" office:value-type="float" office:value="46.3994915851567" calcext:value-type="float">
            <text:p>46.3994915852</text:p>
          </table:table-cell>
          <table:table-cell table:number-columns-repeated="1017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table:formula="of:=[.F19]" office:value-type="float" office:value="26.8544186039311" calcext:value-type="float">
            <text:p>26.8544186039</text:p>
          </table:table-cell>
          <table:table-cell table:style-name="ce8" table:formula="of:=-1+5.5*([.B20])-4*([.B20]^2)+0.5*([.B20]^3)" office:value-type="float" office:value="6945.22366346446" calcext:value-type="float">
            <text:p>6945.2236634645</text:p>
          </table:table-cell>
          <table:table-cell table:style-name="ce8" table:formula="of:=5.5-8*([.B20])+1.5*([.B20]^2)" office:value-type="float" office:value="872.404349001295" calcext:value-type="float">
            <text:p>872.4043490013</text:p>
          </table:table-cell>
          <table:table-cell table:style-name="ce8" table:formula="of:=[.C20]/[.D20]" office:value-type="float" office:value="7.96101448991534" calcext:value-type="float">
            <text:p>7.9610144899</text:p>
          </table:table-cell>
          <table:table-cell table:style-name="ce8" table:formula="of:=[$'6.5'.B20]-[$'6.5'.E20]" office:value-type="float" office:value="18.8934041140158" calcext:value-type="float">
            <text:p>18.893404114</text:p>
          </table:table-cell>
          <table:table-cell table:style-name="ce8" table:formula="of:=(ABS([.B20]-[.B19])/ABS([.B20]))*100" office:value-type="float" office:value="44.6644230863471" calcext:value-type="float">
            <text:p>44.6644230863</text:p>
          </table:table-cell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6" table:style-name="ta9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office:value-type="string" calcext:value-type="string">
            <text:p>F(x) = -12-21x+18x²-2.4x³</text:p>
          </table:table-cell>
          <table:table-cell table:style-name="Default" table:number-columns-repeated="2"/>
          <table:table-cell office:value-type="string" calcext:value-type="string">
            <text:p>E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table:number-columns-repeated="3"/>
          <table:table-cell table:formula="of:=0.5*10^(2-3)" office:value-type="float" office:value="0.05" calcext:value-type="float">
            <text:p>0.05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Secante 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xi-1</text:p>
          </table:table-cell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f(xi)</text:p>
          </table:table-cell>
          <table:table-cell table:style-name="ce4" office:value-type="string" calcext:value-type="string">
            <text:p>f(xi-1)</text:p>
          </table:table-cell>
          <table:table-cell table:style-name="ce4" office:value-type="string" calcext:value-type="string">
            <text:p>Xi+1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table:formula="of:=-12-21*([.C6])+18*([.C6]^2)-2.4*([.C6]^3)" office:value-type="float" office:value="-13.0053" calcext:value-type="float">
            <text:p>-13.0053</text:p>
          </table:table-cell>
          <table:table-cell table:style-name="ce4" table:formula="of:=-12-21*([.B6])+18*([.B6]^2)-2.4*([.B6]^3)" office:value-type="float" office:value="-12" calcext:value-type="float">
            <text:p>-12</text:p>
          </table:table-cell>
          <table:table-cell table:style-name="ce4" table:formula="of:=[$'6.6'.C6]-(([$'6.6'.C6]-[$'6.6'.B6])/([$'6.6'.D6]-[$'6.6'.E6]))*[$'6.6'.D6]" office:value-type="float" office:value="-0.596836765144733" calcext:value-type="float">
            <text:p>-0.5968367651</text:p>
          </table:table-cell>
          <table:table-cell table:number-columns-repeated="101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table:formula="of:=[$'6.6'.C6]" office:value-type="float" office:value="0.05" calcext:value-type="float">
            <text:p>0.05</text:p>
          </table:table-cell>
          <table:table-cell table:style-name="ce4" table:formula="of:=[$'6.6'.F6]" office:value-type="float" office:value="-0.596836765144733" calcext:value-type="float">
            <text:p>-0.5968367651</text:p>
          </table:table-cell>
          <table:table-cell table:style-name="ce4" table:formula="of:=2*([$'6.6'.C7]^3)-11.7*([$'6.6'.C7]^2)+17.7*([$'6.6'.C7])-5" office:value-type="float" office:value="-20.1569193677411" calcext:value-type="float">
            <text:p>-20.1569193677</text:p>
          </table:table-cell>
          <table:table-cell table:style-name="ce4" table:formula="of:=2*([$'6.6'.B7]^3)-11.7*([$'6.6'.B7]^2)+17.7*([$'6.6'.B7])-5" office:value-type="float" office:value="-4.144" calcext:value-type="float">
            <text:p>-4.144</text:p>
          </table:table-cell>
          <table:table-cell table:style-name="ce4" table:formula="of:=[$'6.6'.C7]-(([$'6.6'.C7]-[$'6.6'.B7])/([$'6.6'.D7]-[$'6.6'.E7]))*[$'6.6'.D7]" office:value-type="float" office:value="0.217395556875142" calcext:value-type="float">
            <text:p>0.2173955569</text:p>
          </table:table-cell>
          <table:table-cell table:number-columns-repeated="101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table:formula="of:=[$'6.6'.C7]" office:value-type="float" office:value="-0.596836765144733" calcext:value-type="float">
            <text:p>-0.5968367651</text:p>
          </table:table-cell>
          <table:table-cell table:style-name="ce4" table:formula="of:=[$'6.6'.F7]" office:value-type="float" office:value="0.217395556875142" calcext:value-type="float">
            <text:p>0.2173955569</text:p>
          </table:table-cell>
          <table:table-cell table:style-name="ce4" table:formula="of:=2*([$'6.6'.C8]^3)-11.7*([$'6.6'.C8]^2)+17.7*([$'6.6'.C8])-5" office:value-type="float" office:value="-1.68450174454622" calcext:value-type="float">
            <text:p>-1.6845017445</text:p>
          </table:table-cell>
          <table:table-cell table:style-name="ce4" table:formula="of:=2*([$'6.6'.B8]^3)-11.7*([$'6.6'.B8]^2)+17.7*([$'6.6'.B8])-5" office:value-type="float" office:value="-20.1569193677411" calcext:value-type="float">
            <text:p>-20.1569193677</text:p>
          </table:table-cell>
          <table:table-cell table:style-name="ce4" table:formula="of:=[$'6.6'.C8]-(([$'6.6'.C8]-[$'6.6'.B8])/([$'6.6'.D8]-[$'6.6'.E8]))*[$'6.6'.D8]" office:value-type="float" office:value="0.291645489660669" calcext:value-type="float">
            <text:p>0.2916454897</text:p>
          </table:table-cell>
          <table:table-cell table:number-columns-repeated="1018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table:formula="of:=[$'6.6'.C8]" office:value-type="float" office:value="0.217395556875142" calcext:value-type="float">
            <text:p>0.2173955569</text:p>
          </table:table-cell>
          <table:table-cell table:style-name="ce8" table:formula="of:=[$'6.6'.F8]" office:value-type="float" office:value="0.291645489660669" calcext:value-type="float">
            <text:p>0.2916454897</text:p>
          </table:table-cell>
          <table:table-cell table:style-name="ce6" table:formula="of:=2*([$'6.6'.C9]^3)-11.7*([$'6.6'.C9]^2)+17.7*([$'6.6'.C9])-5" office:value-type="float" office:value="-0.783429770906697" calcext:value-type="float">
            <text:p>-0.7834297709</text:p>
          </table:table-cell>
          <table:table-cell table:style-name="ce6" table:formula="of:=2*([$'6.6'.B9]^3)-11.7*([$'6.6'.B9]^2)+17.7*([$'6.6'.B9])-5" office:value-type="float" office:value="-1.68450174454622" calcext:value-type="float">
            <text:p>-1.6845017445</text:p>
          </table:table-cell>
          <table:table-cell table:style-name="ce8" table:formula="of:=[$'6.6'.C9]-(([$'6.6'.C9]-[$'6.6'.B9])/([$'6.6'.D9]-[$'6.6'.E9]))*[$'6.6'.D9]" office:value-type="float" office:value="0.356201495766429" calcext:value-type="float">
            <text:p>0.3562014958</text:p>
          </table:table-cell>
          <table:table-cell table:number-columns-repeated="1018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7" table:style-name="ta10">
        <table:table-column table:style-name="co15" table:default-cell-style-name="ce3"/>
        <table:table-column table:style-name="co1" table:number-columns-repeated="1023" table:default-cell-style-name="ce3"/>
        <table:table-row table:style-name="ro1">
          <table:table-cell office:value-type="string" calcext:value-type="string">
            <text:p>F(x) = Senx + cos(1+x²)-1</text:p>
          </table:table-cell>
          <table:table-cell table:style-name="Default" table:number-columns-repeated="5"/>
          <table:table-cell/>
          <table:table-cell table:style-name="Default" table:number-columns-repeated="6"/>
          <table:table-cell/>
          <table:table-cell table:style-name="Default" table:number-columns-repeated="6"/>
          <table:table-cell table:number-columns-repeated="1004"/>
        </table:table-row>
        <table:table-row table:style-name="ro1" table:number-rows-repeated="2"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A</text:p>
          </table:table-cell>
          <table:table-cell table:style-name="ce1" office:value-type="string" calcext:value-type="string" table:number-columns-spanned="5" table:number-rows-spanned="1">
            <text:p>Secante </text:p>
          </table:table-cell>
          <table:covered-table-cell table:number-columns-repeated="4" table:style-name="ce5"/>
          <table:table-cell/>
          <table:table-cell office:value-type="string" calcext:value-type="string">
            <text:p>B</text:p>
          </table:table-cell>
          <table:table-cell table:style-name="ce1" office:value-type="string" calcext:value-type="string" table:number-columns-spanned="5" table:number-rows-spanned="1">
            <text:p>Secante </text:p>
          </table:table-cell>
          <table:covered-table-cell table:number-columns-repeated="4" table:style-name="ce5"/>
          <table:table-cell/>
          <table:table-cell office:value-type="string" calcext:value-type="string">
            <text:p>C</text:p>
          </table:table-cell>
          <table:table-cell table:style-name="ce1" office:value-type="string" calcext:value-type="string" table:number-columns-spanned="5" table:number-rows-spanned="1">
            <text:p>Secante </text:p>
          </table:table-cell>
          <table:covered-table-cell table:number-columns-repeated="4" table:style-name="ce5"/>
          <table:table-cell table:number-columns-repeated="1004"/>
        </table:table-row>
        <table:table-row table:style-name="ro1"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xi-1</text:p>
          </table:table-cell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f(xi)</text:p>
          </table:table-cell>
          <table:table-cell table:style-name="ce4" office:value-type="string" calcext:value-type="string">
            <text:p>f(xi-1)</text:p>
          </table:table-cell>
          <table:table-cell table:style-name="ce4" office:value-type="string" calcext:value-type="string">
            <text:p>Xi+1</text:p>
          </table:table-cell>
          <table:table-cell/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xi-1</text:p>
          </table:table-cell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f(xi)</text:p>
          </table:table-cell>
          <table:table-cell table:style-name="ce4" office:value-type="string" calcext:value-type="string">
            <text:p>f(xi-1)</text:p>
          </table:table-cell>
          <table:table-cell table:style-name="ce4" office:value-type="string" calcext:value-type="string">
            <text:p>Xi+1</text:p>
          </table:table-cell>
          <table:table-cell/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xi-1</text:p>
          </table:table-cell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f(xi)</text:p>
          </table:table-cell>
          <table:table-cell table:style-name="ce4" office:value-type="string" calcext:value-type="string">
            <text:p>f(xi-1)</text:p>
          </table:table-cell>
          <table:table-cell table:style-name="ce4" office:value-type="string" calcext:value-type="string">
            <text:p>Xi+1</text:p>
          </table:table-cell>
          <table:table-cell table:number-columns-repeated="1004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SIN([.C6]) + COS(1+([.C6]^2))-1" office:value-type="float" office:value="-1.69795152101659" calcext:value-type="float">
            <text:p>-1.697951521</text:p>
          </table:table-cell>
          <table:table-cell table:style-name="ce4" table:formula="of:=SIN([.B6]) + COS(1+([.B6]^2))-1" office:value-type="float" office:value="-0.574675851739246" calcext:value-type="float">
            <text:p>-0.5746758517</text:p>
          </table:table-cell>
          <table:table-cell table:style-name="ce4" table:formula="of:=[$'6.7'.C6]-(([$'6.7'.C6]-[$'6.7'.B6])/([$'6.7'.D6]-[$'6.7'.E6]))*[$'6.7'.D6]" office:value-type="float" office:value="-0.0232142784842195" calcext:value-type="float">
            <text:p>-0.0232142785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style-name="ce4" table:formula="of:=SIN([.J6]) + COS(1+([.J6]^2))-1" office:value-type="float" office:value="0.166396317392651" calcext:value-type="float">
            <text:p>0.1663963174</text:p>
          </table:table-cell>
          <table:table-cell table:style-name="ce4" table:formula="of:=SIN([.I6]) + COS(1+([.I6]^2))-1" office:value-type="float" office:value="-0.996634689476492" calcext:value-type="float">
            <text:p>-0.9966346895</text:p>
          </table:table-cell>
          <table:table-cell table:style-name="ce4" table:formula="of:=[$'6.7'.J6]-(([$'6.7'.J6]-[$'6.7'.I6])/([$'6.7'.K6]-[$'6.7'.L6]))*[$'6.7'.K6]" office:value-type="float" office:value="2.35692873499513" calcext:value-type="float">
            <text:p>2.356928735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2.25" calcext:value-type="float">
            <text:p>2.25</text:p>
          </table:table-cell>
          <table:table-cell table:style-name="ce4" table:formula="of:=SIN([.Q6]) + COS(1+([.Q6]^2))-1" office:value-type="float" office:value="0.753820862739613" calcext:value-type="float">
            <text:p>0.7538208627</text:p>
          </table:table-cell>
          <table:table-cell table:style-name="ce4" table:formula="of:=SIN([.P6]) + COS(1+([.P6]^2))-1" office:value-type="float" office:value="-0.996634689476492" calcext:value-type="float">
            <text:p>-0.9966346895</text:p>
          </table:table-cell>
          <table:table-cell table:style-name="ce4" table:formula="of:=[$'6.7'.Q6]-(([$'6.7'.Q6]-[$'6.7'.P6])/([$'6.7'.R6]-[$'6.7'.S6]))*[$'6.7'.R6]" office:value-type="float" office:value="1.92701799320814" calcext:value-type="float">
            <text:p>1.9270179932</text:p>
          </table:table-cell>
          <table:table-cell table:number-columns-repeated="100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table:formula="of:=[$'6.7'.C6]" office:value-type="float" office:value="3" calcext:value-type="float">
            <text:p>3</text:p>
          </table:table-cell>
          <table:table-cell table:style-name="ce4" table:formula="of:=[$'6.7'.F6]" office:value-type="float" office:value="-0.0232142784842195" calcext:value-type="float">
            <text:p>-0.0232142785</text:p>
          </table:table-cell>
          <table:table-cell table:style-name="ce4" table:formula="of:=SIN([.C7]) + COS(1+([.C7]^2))-1" office:value-type="float" office:value="-0.483363437074087" calcext:value-type="float">
            <text:p>-0.4833634371</text:p>
          </table:table-cell>
          <table:table-cell table:style-name="ce4" table:formula="of:=SIN([.B7]) + COS(1+([.B7]^2))-1" office:value-type="float" office:value="-1.69795152101659" calcext:value-type="float">
            <text:p>-1.697951521</text:p>
          </table:table-cell>
          <table:table-cell table:style-name="ce4" table:formula="of:=[$'6.7'.C7]-(([$'6.7'.C7]-[$'6.7'.B7])/([$'6.7'.D7]-[$'6.7'.E7]))*[$'6.7'.D7]" office:value-type="float" office:value="-1.2263474756388" calcext:value-type="float">
            <text:p>-1.2263474756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table:formula="of:=[$'6.7'.J6]" office:value-type="float" office:value="2.5" calcext:value-type="float">
            <text:p>2.5</text:p>
          </table:table-cell>
          <table:table-cell table:style-name="ce4" table:formula="of:=[$'6.7'.M6]" office:value-type="float" office:value="2.35692873499513" calcext:value-type="float">
            <text:p>2.356928735</text:p>
          </table:table-cell>
          <table:table-cell table:style-name="ce4" table:formula="of:=SIN([.J7]) + COS(1+([.J7]^2))-1" office:value-type="float" office:value="0.669842314260205" calcext:value-type="float">
            <text:p>0.6698423143</text:p>
          </table:table-cell>
          <table:table-cell table:style-name="ce4" table:formula="of:=SIN([.I7]) + COS(1+([.I7]^2))-1" office:value-type="float" office:value="0.166396317392651" calcext:value-type="float">
            <text:p>0.1663963174</text:p>
          </table:table-cell>
          <table:table-cell table:style-name="ce4" table:formula="of:=[$'6.7'.J7]-(([$'6.7'.J7]-[$'6.7'.I7])/([$'6.7'.K7]-[$'6.7'.L7]))*[$'6.7'.K7]" office:value-type="float" office:value="2.5472871604296" calcext:value-type="float">
            <text:p>2.5472871604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table:formula="of:=[$'6.7'.Q6]" office:value-type="float" office:value="2.25" calcext:value-type="float">
            <text:p>2.25</text:p>
          </table:table-cell>
          <table:table-cell table:style-name="ce4" table:formula="of:=[$'6.7'.T6]" office:value-type="float" office:value="1.92701799320814" calcext:value-type="float">
            <text:p>1.9270179932</text:p>
          </table:table-cell>
          <table:table-cell table:style-name="ce4" table:formula="of:=SIN([.Q7]) + COS(1+([.Q7]^2))-1" office:value-type="float" office:value="-0.0617694846619432" calcext:value-type="float">
            <text:p>-0.0617694847</text:p>
          </table:table-cell>
          <table:table-cell table:style-name="ce4" table:formula="of:=SIN([.P7]) + COS(1+([.P7]^2))-1" office:value-type="float" office:value="0.753820862739613" calcext:value-type="float">
            <text:p>0.7538208627</text:p>
          </table:table-cell>
          <table:table-cell table:style-name="ce4" table:formula="of:=[$'6.7'.Q7]-(([$'6.7'.Q7]-[$'6.7'.P7])/([$'6.7'.R7]-[$'6.7'.S7]))*[$'6.7'.R7]" office:value-type="float" office:value="1.95147933238188" calcext:value-type="float">
            <text:p>1.9514793324</text:p>
          </table:table-cell>
          <table:table-cell table:number-columns-repeated="100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table:formula="of:=[$'6.7'.C7]" office:value-type="float" office:value="-0.0232142784842195" calcext:value-type="float">
            <text:p>-0.0232142785</text:p>
          </table:table-cell>
          <table:table-cell table:style-name="ce4" table:formula="of:=[$'6.7'.F7]" office:value-type="float" office:value="-1.2263474756388" calcext:value-type="float">
            <text:p>-1.2263474756</text:p>
          </table:table-cell>
          <table:table-cell table:style-name="ce4" table:formula="of:=SIN([.C8]) + COS(1+([.C8]^2))-1" office:value-type="float" office:value="-2.74475001195785" calcext:value-type="float">
            <text:p>-2.744750012</text:p>
          </table:table-cell>
          <table:table-cell table:style-name="ce4" table:formula="of:=SIN([.B8]) + COS(1+([.B8]^2))-1" office:value-type="float" office:value="-0.483363437074087" calcext:value-type="float">
            <text:p>-0.4833634371</text:p>
          </table:table-cell>
          <table:table-cell table:style-name="ce4" table:formula="of:=[$'6.7'.C8]-(([$'6.7'.C8]-[$'6.7'.B8])/([$'6.7'.D8]-[$'6.7'.E8]))*[$'6.7'.D8]" office:value-type="float" office:value="0.233951216302741" calcext:value-type="float">
            <text:p>0.2339512163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table:formula="of:=[$'6.7'.J7]" office:value-type="float" office:value="2.35692873499513" calcext:value-type="float">
            <text:p>2.356928735</text:p>
          </table:table-cell>
          <table:table-cell table:style-name="ce4" table:formula="of:=[$'6.7'.M7]" office:value-type="float" office:value="2.5472871604296" calcext:value-type="float">
            <text:p>2.5472871604</text:p>
          </table:table-cell>
          <table:table-cell table:style-name="ce4" table:formula="of:=SIN([.J8]) + COS(1+([.J8]^2))-1" office:value-type="float" office:value="-0.0828279073758741" calcext:value-type="float">
            <text:p>-0.0828279074</text:p>
          </table:table-cell>
          <table:table-cell table:style-name="ce4" table:formula="of:=SIN([.I8]) + COS(1+([.I8]^2))-1" office:value-type="float" office:value="0.669842314260205" calcext:value-type="float">
            <text:p>0.6698423143</text:p>
          </table:table-cell>
          <table:table-cell table:style-name="ce4" table:formula="of:=[$'6.7'.J8]-(([$'6.7'.J8]-[$'6.7'.I8])/([$'6.7'.K8]-[$'6.7'.L8]))*[$'6.7'.K8]" office:value-type="float" office:value="2.52633908838308" calcext:value-type="float">
            <text:p>2.5263390884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table:formula="of:=[$'6.7'.Q7]" office:value-type="float" office:value="1.92701799320814" calcext:value-type="float">
            <text:p>1.9270179932</text:p>
          </table:table-cell>
          <table:table-cell table:style-name="ce4" table:formula="of:=[$'6.7'.T7]" office:value-type="float" office:value="1.95147933238188" calcext:value-type="float">
            <text:p>1.9514793324</text:p>
          </table:table-cell>
          <table:table-cell table:style-name="ce4" table:formula="of:=SIN([.Q8]) + COS(1+([.Q8]^2))-1" office:value-type="float" office:value="0.024146834379239" calcext:value-type="float">
            <text:p>0.0241468344</text:p>
          </table:table-cell>
          <table:table-cell table:style-name="ce4" table:formula="of:=SIN([.P8]) + COS(1+([.P8]^2))-1" office:value-type="float" office:value="-0.0617694846619432" calcext:value-type="float">
            <text:p>-0.0617694847</text:p>
          </table:table-cell>
          <table:table-cell table:style-name="ce4" table:formula="of:=[$'6.7'.Q8]-(([$'6.7'.Q8]-[$'6.7'.P8])/([$'6.7'.R8]-[$'6.7'.S8]))*[$'6.7'.R8]" office:value-type="float" office:value="1.94460445794225" calcext:value-type="float">
            <text:p>1.9446044579</text:p>
          </table:table-cell>
          <table:table-cell table:number-columns-repeated="1004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table:formula="of:=[$'6.7'.C8]" office:value-type="float" office:value="-1.2263474756388" calcext:value-type="float">
            <text:p>-1.2263474756</text:p>
          </table:table-cell>
          <table:table-cell table:style-name="ce7" table:formula="of:=[$'6.7'.F8]" office:value-type="float" office:value="0.233951216302741" calcext:value-type="float">
            <text:p>0.2339512163</text:p>
          </table:table-cell>
          <table:table-cell table:style-name="ce4" table:formula="of:=SIN([.C9]) + COS(1+([.C9]^2))-1" office:value-type="float" office:value="-0.274717272818111" calcext:value-type="float">
            <text:p>-0.2747172728</text:p>
          </table:table-cell>
          <table:table-cell table:style-name="ce4" table:formula="of:=SIN([.B9]) + COS(1+([.B9]^2))-1" office:value-type="float" office:value="-2.74475001195785" calcext:value-type="float">
            <text:p>-2.744750012</text:p>
          </table:table-cell>
          <table:table-cell table:style-name="ce7" table:formula="of:=[$'6.7'.C9]-(([$'6.7'.C9]-[$'6.7'.B9])/([$'6.7'.D9]-[$'6.7'.E9]))*[$'6.7'.D9]" office:value-type="float" office:value="0.396365773726685" calcext:value-type="float">
            <text:p>0.3963657737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$'6.7'.J8]" office:value-type="float" office:value="2.5472871604296" calcext:value-type="float">
            <text:p>2.5472871604</text:p>
          </table:table-cell>
          <table:table-cell table:style-name="ce7" table:formula="of:=[$'6.7'.M8]" office:value-type="float" office:value="2.52633908838308" calcext:value-type="float">
            <text:p>2.5263390884</text:p>
          </table:table-cell>
          <table:table-cell table:style-name="ce4" table:formula="of:=SIN([.J9]) + COS(1+([.J9]^2))-1" office:value-type="float" office:value="0.031471092610889" calcext:value-type="float">
            <text:p>0.0314710926</text:p>
          </table:table-cell>
          <table:table-cell table:style-name="ce4" table:formula="of:=SIN([.I9]) + COS(1+([.I9]^2))-1" office:value-type="float" office:value="-0.0828279073758741" calcext:value-type="float">
            <text:p>-0.0828279074</text:p>
          </table:table-cell>
          <table:table-cell table:style-name="ce7" table:formula="of:=[$'6.7'.J9]-(([$'6.7'.J9]-[$'6.7'.I9])/([$'6.7'.K9]-[$'6.7'.L9]))*[$'6.7'.K9]" office:value-type="float" office:value="2.53210693163168" calcext:value-type="float">
            <text:p>2.5321069316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7" table:formula="of:=[$'6.7'.Q8]" office:value-type="float" office:value="1.95147933238188" calcext:value-type="float">
            <text:p>1.9514793324</text:p>
          </table:table-cell>
          <table:table-cell table:style-name="ce7" table:formula="of:=[$'6.7'.T8]" office:value-type="float" office:value="1.94460445794225" calcext:value-type="float">
            <text:p>1.9446044579</text:p>
          </table:table-cell>
          <table:table-cell table:style-name="ce4" table:formula="of:=SIN([.Q9]) + COS(1+([.Q9]^2))-1" office:value-type="float" office:value="-0.00001394366880203" calcext:value-type="float">
            <text:p>-1.394366880203E-05</text:p>
          </table:table-cell>
          <table:table-cell table:style-name="ce4" table:formula="of:=SIN([.P9]) + COS(1+([.P9]^2))-1" office:value-type="float" office:value="0.024146834379239" calcext:value-type="float">
            <text:p>0.0241468344</text:p>
          </table:table-cell>
          <table:table-cell table:style-name="ce7" table:formula="of:=[$'6.7'.Q9]-(([$'6.7'.Q9]-[$'6.7'.P9])/([$'6.7'.R9]-[$'6.7'.S9]))*[$'6.7'.R9]" office:value-type="float" office:value="1.94460842556995" calcext:value-type="float">
            <text:p>1.9446084256</text:p>
          </table:table-cell>
          <table:table-cell table:number-columns-repeated="1004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table:formula="of:=[$'6.7'.C9]" office:value-type="float" office:value="0.233951216302741" calcext:value-type="float">
            <text:p>0.2339512163</text:p>
          </table:table-cell>
          <table:table-cell table:style-name="ce8" table:formula="of:=[$'6.7'.F9]" office:value-type="float" office:value="0.396365773726685" calcext:value-type="float">
            <text:p>0.3963657737</text:p>
          </table:table-cell>
          <table:table-cell table:style-name="ce6" table:formula="of:=SIN([.C10]) + COS(1+([.C10]^2))-1" office:value-type="float" office:value="-0.211940325616452" calcext:value-type="float">
            <text:p>-0.2119403256</text:p>
          </table:table-cell>
          <table:table-cell table:style-name="ce6" table:formula="of:=SIN([.B10]) + COS(1+([.B10]^2))-1" office:value-type="float" office:value="-0.274717272818111" calcext:value-type="float">
            <text:p>-0.2747172728</text:p>
          </table:table-cell>
          <table:table-cell table:style-name="ce8" table:formula="of:=[$'6.7'.C10]-(([$'6.7'.C10]-[$'6.7'.B10])/([$'6.7'.D10]-[$'6.7'.E10]))*[$'6.7'.D10]" office:value-type="float" office:value="0.944691165764433" calcext:value-type="float">
            <text:p>0.9446911658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table:formula="of:=[$'6.7'.J9]" office:value-type="float" office:value="2.52633908838308" calcext:value-type="float">
            <text:p>2.5263390884</text:p>
          </table:table-cell>
          <table:table-cell table:style-name="ce8" table:formula="of:=[$'6.7'.M9]" office:value-type="float" office:value="2.53210693163168" calcext:value-type="float">
            <text:p>2.5321069316</text:p>
          </table:table-cell>
          <table:table-cell table:style-name="ce6" table:formula="of:=SIN([.J10]) + COS(1+([.J10]^2))-1" office:value-type="float" office:value="0.000570066357778787" calcext:value-type="float">
            <text:p>0.0005700664</text:p>
          </table:table-cell>
          <table:table-cell table:style-name="ce6" table:formula="of:=SIN([.I10]) + COS(1+([.I10]^2))-1" office:value-type="float" office:value="0.031471092610889" calcext:value-type="float">
            <text:p>0.0314710926</text:p>
          </table:table-cell>
          <table:table-cell table:style-name="ce8" table:formula="of:=[$'6.7'.J10]-(([$'6.7'.J10]-[$'6.7'.I10])/([$'6.7'.K10]-[$'6.7'.L10]))*[$'6.7'.K10]" office:value-type="float" office:value="2.53221333759264" calcext:value-type="float">
            <text:p>2.5322133376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table:formula="of:=[$'6.7'.Q9]" office:value-type="float" office:value="1.94460445794225" calcext:value-type="float">
            <text:p>1.9446044579</text:p>
          </table:table-cell>
          <table:table-cell table:style-name="ce8" table:formula="of:=[$'6.7'.T9]" office:value-type="float" office:value="1.94460842556995" calcext:value-type="float">
            <text:p>1.9446084256</text:p>
          </table:table-cell>
          <table:table-cell table:style-name="ce6" table:formula="of:=SIN([.Q10]) + COS(1+([.Q10]^2))-1" office:value-type="float" office:value="0.00000000161006519228124" calcext:value-type="float">
            <text:p>1.61006519228124E-09</text:p>
          </table:table-cell>
          <table:table-cell table:style-name="ce6" table:formula="of:=SIN([.P10]) + COS(1+([.P10]^2))-1" office:value-type="float" office:value="-0.00001394366880203" calcext:value-type="float">
            <text:p>-1.394366880203E-05</text:p>
          </table:table-cell>
          <table:table-cell table:style-name="ce8" table:formula="of:=[$'6.7'.Q10]-(([$'6.7'.Q10]-[$'6.7'.P10])/([$'6.7'.R10]-[$'6.7'.S10]))*[$'6.7'.R10]" office:value-type="float" office:value="1.94460842511187" calcext:value-type="float">
            <text:p>1.9446084251</text:p>
          </table:table-cell>
          <table:table-cell table:number-columns-repeated="1004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8" table:style-name="ta1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 table:number-columns-spanned="2" table:number-rows-spanned="1">
            <text:p>F(x) = X^(3.5) = 80</text:p>
          </table:table-cell>
          <table:covered-table-cell table:style-name="ce5"/>
          <table:table-cell office:value-type="string" calcext:value-type="string">
            <text:p>Es: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table:number-columns-repeated="2"/>
          <table:table-cell office:value-type="float" office:value="0.1" calcext:value-type="float">
            <text:p>0.1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/>
          <table:table-cell table:style-name="ce1" office:value-type="string" calcext:value-type="string" table:number-columns-spanned="7" table:number-rows-spanned="1">
            <text:p>Secante Mejorada</text:p>
          </table:table-cell>
          <table:covered-table-cell table:number-columns-repeated="6" table:style-name="ce5"/>
          <table:table-cell table:number-columns-repeated="1016"/>
        </table:table-row>
        <table:table-row table:style-name="ro1"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&amp;xi</text:p>
          </table:table-cell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f(xi)</text:p>
          </table:table-cell>
          <table:table-cell table:style-name="ce4" office:value-type="string" calcext:value-type="string">
            <text:p>&amp;xi</text:p>
          </table:table-cell>
          <table:table-cell table:style-name="ce4" office:value-type="string" calcext:value-type="string">
            <text:p>xi+&amp;xi</text:p>
          </table:table-cell>
          <table:table-cell table:style-name="ce4" office:value-type="string" calcext:value-type="string">
            <text:p>f(xi+&amp;xi)</text:p>
          </table:table-cell>
          <table:table-cell table:style-name="ce4" office:value-type="string" calcext:value-type="string">
            <text:p>Xi+1</text:p>
          </table:table-cell>
          <table:table-cell table:number-columns-repeated="1016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3.5" calcext:value-type="float">
            <text:p>3.5</text:p>
          </table:table-cell>
          <table:table-cell table:style-name="ce4" table:formula="of:=([.C6]^(3.5)) - 80" office:value-type="float" office:value="0.211780228966361" calcext:value-type="float">
            <text:p>0.211780229</text:p>
          </table:table-cell>
          <table:table-cell table:style-name="ce4" table:formula="of:=[$'6.8'.B6]*[$'6.8'.C6]" office:value-type="float" office:value="0.035" calcext:value-type="float">
            <text:p>0.035</text:p>
          </table:table-cell>
          <table:table-cell table:style-name="ce4" table:formula="of:=[$'6.8'.E6]+[$'6.8'.C6]" office:value-type="float" office:value="3.535" calcext:value-type="float">
            <text:p>3.535</text:p>
          </table:table-cell>
          <table:table-cell table:style-name="ce4" table:formula="of:=([.F6]^(3.5)) - 80" office:value-type="float" office:value="3.05446087320993" calcext:value-type="float">
            <text:p>3.0544608732</text:p>
          </table:table-cell>
          <table:table-cell table:style-name="ce4" table:formula="of:=[$'6.8'.C6]-(([$'6.8'.E6]*[$'6.8'.D6])/([$'6.8'.G6]-[$'6.8'.D6]))" office:value-type="float" office:value="3.49739249358565" calcext:value-type="float">
            <text:p>3.4973924936</text:p>
          </table:table-cell>
          <table:table-cell table:number-columns-repeated="101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$'6.8'.H6]" office:value-type="float" office:value="3.49739249358565" calcext:value-type="float">
            <text:p>3.4973924936</text:p>
          </table:table-cell>
          <table:table-cell table:style-name="ce4" table:formula="of:=([.C7]^(3.5)) - 80" office:value-type="float" office:value="0.00282219892621072" calcext:value-type="float">
            <text:p>0.0028221989</text:p>
          </table:table-cell>
          <table:table-cell table:style-name="ce4" table:formula="of:=2*([$'6.8'.C7]^3)-11.7*([$'6.8'.C7]^2)+17.7*([$'6.8'.C7])-5" office:value-type="float" office:value="-0.649186613576575" calcext:value-type="float">
            <text:p>-0.6491866136</text:p>
          </table:table-cell>
          <table:table-cell table:style-name="ce4" table:formula="of:=[$'6.8'.E7]+[$'6.8'.C7]" office:value-type="float" office:value="2.84820588000907" calcext:value-type="float">
            <text:p>2.84820588</text:p>
          </table:table-cell>
          <table:table-cell table:style-name="ce4" table:formula="of:=([.F7]^(3.5)) - 80" office:value-type="float" office:value="-41.0058170088874" calcext:value-type="float">
            <text:p>-41.0058170089</text:p>
          </table:table-cell>
          <table:table-cell table:style-name="ce4" table:formula="of:=[$'6.8'.C7]-(([$'6.8'.E7]*[$'6.8'.D7])/([$'6.8'.G7]-[$'6.8'.D7]))" office:value-type="float" office:value="3.49734781681024" calcext:value-type="float">
            <text:p>3.4973478168</text:p>
          </table:table-cell>
          <table:table-cell table:number-columns-repeated="101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$'6.8'.H7]" office:value-type="float" office:value="3.49734781681024" calcext:value-type="float">
            <text:p>3.4973478168</text:p>
          </table:table-cell>
          <table:table-cell table:style-name="ce4" table:formula="of:=([.C8]^(3.5)) - 80" office:value-type="float" office:value="-0.00075467689921993" calcext:value-type="float">
            <text:p>-0.0007546769</text:p>
          </table:table-cell>
          <table:table-cell table:style-name="ce4" table:formula="of:=2*([$'6.8'.C8]^3)-11.7*([$'6.8'.C8]^2)+17.7*([$'6.8'.C8])-5" office:value-type="float" office:value="-0.649599924072348" calcext:value-type="float">
            <text:p>-0.6495999241</text:p>
          </table:table-cell>
          <table:table-cell table:style-name="ce4" table:formula="of:=[$'6.8'.E8]+[$'6.8'.C8]" office:value-type="float" office:value="2.84774789273789" calcext:value-type="float">
            <text:p>2.8477478927</text:p>
          </table:table-cell>
          <table:table-cell table:style-name="ce4" table:formula="of:=([.F8]^(3.5)) - 80" office:value-type="float" office:value="-41.0277583214806" calcext:value-type="float">
            <text:p>-41.0277583215</text:p>
          </table:table-cell>
          <table:table-cell table:style-name="ce4" table:formula="of:=[$'6.8'.C8]-(([$'6.8'.E8]*[$'6.8'.D8])/([$'6.8'.G8]-[$'6.8'.D8]))" office:value-type="float" office:value="3.49735976596599" calcext:value-type="float">
            <text:p>3.497359766</text:p>
          </table:table-cell>
          <table:table-cell table:number-columns-repeated="1016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8" table:formula="of:=[$'6.8'.H8]" office:value-type="float" office:value="3.49735976596599" calcext:value-type="float">
            <text:p>3.497359766</text:p>
          </table:table-cell>
          <table:table-cell table:style-name="ce6" table:formula="of:=([.C9]^(3.5)) - 80" office:value-type="float" office:value="0.000201975544754873" calcext:value-type="float">
            <text:p>0.0002019755</text:p>
          </table:table-cell>
          <table:table-cell table:style-name="ce6" table:formula="of:=2*([$'6.8'.C9]^3)-11.7*([$'6.8'.C9]^2)+17.7*([$'6.8'.C9])-5" office:value-type="float" office:value="-0.649489384553078" calcext:value-type="float">
            <text:p>-0.6494893846</text:p>
          </table:table-cell>
          <table:table-cell table:style-name="ce8" table:formula="of:=[$'6.8'.E9]+[$'6.8'.C9]" office:value-type="float" office:value="2.84787038141291" calcext:value-type="float">
            <text:p>2.8478703814</text:p>
          </table:table-cell>
          <table:table-cell table:style-name="ce8" table:formula="of:=([.F9]^(3.5)) - 80" office:value-type="float" office:value="-41.0218909825119" calcext:value-type="float">
            <text:p>-41.0218909825</text:p>
          </table:table-cell>
          <table:table-cell table:style-name="ce8" table:formula="of:=[$'6.8'.C9]-(([$'6.8'.E9]*[$'6.8'.D9])/([$'6.8'.G9]-[$'6.8'.D9]))" office:value-type="float" office:value="3.49735656815323" calcext:value-type="float">
            <text:p>3.4973565682</text:p>
          </table:table-cell>
          <table:table-cell table:number-columns-repeated="1016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9" table:style-name="ta12">
        <table:table-column table:style-name="co1" table:default-cell-style-name="ce3"/>
        <table:table-column table:style-name="co16" table:default-cell-style-name="ce3"/>
        <table:table-column table:style-name="co1" table:number-columns-repeated="1022" table:default-cell-style-name="ce3"/>
        <table:table-row table:style-name="ro1">
          <table:table-cell office:value-type="string" calcext:value-type="string">
            <text:p>F(x):</text:p>
          </table:table-cell>
          <table:table-cell table:style-name="Default" table:number-columns-repeated="2"/>
          <table:table-cell office:value-type="string" calcext:value-type="string">
            <text:p>F'(x):</text:p>
          </table:table-cell>
          <table:table-cell table:style-name="Default" table:number-columns-repeated="2"/>
          <table:table-cell/>
          <table:table-cell table:style-name="Default" table:number-columns-repeated="6"/>
          <table:table-cell/>
          <table:table-cell table:style-name="Default" table:number-columns-repeated="8"/>
          <table:table-cell table:number-columns-repeated="1002"/>
        </table:table-row>
        <table:table-row table:style-name="ro1">
          <table:table-cell table:style-name="ce25" office:value-type="string" calcext:value-type="string" table:number-columns-spanned="2" table:number-rows-spanned="1">
            <text:p>0.95x^3-5.9x^2+10.9x -6</text:p>
          </table:table-cell>
          <table:covered-table-cell table:style-name="ce25"/>
          <table:table-cell table:style-name="Default"/>
          <table:table-cell table:style-name="ce25" office:value-type="string" calcext:value-type="string" table:number-columns-spanned="2" table:number-rows-spanned="1">
            <text:p>2.85² – 22.8x +10.9</text:p>
          </table:table-cell>
          <table:covered-table-cell table:style-name="ce25"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8"/>
          <table:table-cell table:number-columns-repeated="1002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 table:number-columns-repeated="8"/>
          <table:table-cell table:number-columns-repeated="1002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21" office:value-type="string" calcext:value-type="string" table:number-columns-spanned="5" table:number-rows-spanned="1">
            <text:p>Newton Raphson</text:p>
          </table:table-cell>
          <table:covered-table-cell table:number-columns-repeated="4" table:style-name="ce21"/>
          <table:table-cell/>
          <table:table-cell table:style-name="ce4" office:value-type="string" calcext:value-type="string">
            <text:p>C</text:p>
          </table:table-cell>
          <table:table-cell table:style-name="ce21" office:value-type="string" calcext:value-type="string" table:number-columns-spanned="5" table:number-rows-spanned="1">
            <text:p>Secante</text:p>
          </table:table-cell>
          <table:covered-table-cell table:number-columns-repeated="4" table:style-name="ce21"/>
          <table:table-cell/>
          <table:table-cell office:value-type="string" calcext:value-type="string">
            <text:p>D</text:p>
          </table:table-cell>
          <table:table-cell table:style-name="ce1" office:value-type="string" calcext:value-type="string" table:number-columns-spanned="7" table:number-rows-spanned="1">
            <text:p>Secante Mejorada</text:p>
          </table:table-cell>
          <table:covered-table-cell table:number-columns-repeated="6" table:style-name="ce5"/>
          <table:table-cell table:number-columns-repeated="1002"/>
        </table:table-row>
        <table:table-row table:style-name="ro1"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f(xi)</text:p>
          </table:table-cell>
          <table:table-cell table:style-name="ce4" office:value-type="string" calcext:value-type="string">
            <text:p>f'(xi)</text:p>
          </table:table-cell>
          <table:table-cell table:style-name="ce4" office:value-type="string" calcext:value-type="string">
            <text:p>f(xi)/f'(xi)</text:p>
          </table:table-cell>
          <table:table-cell table:style-name="ce4" office:value-type="string" calcext:value-type="string">
            <text:p>Xi+1</text:p>
          </table:table-cell>
          <table:table-cell/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xi-1</text:p>
          </table:table-cell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f(xi)</text:p>
          </table:table-cell>
          <table:table-cell table:style-name="ce4" office:value-type="string" calcext:value-type="string">
            <text:p>f(xi-1)</text:p>
          </table:table-cell>
          <table:table-cell table:style-name="ce4" office:value-type="string" calcext:value-type="string">
            <text:p>Xi+1</text:p>
          </table:table-cell>
          <table:table-cell/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&amp;xi</text:p>
          </table:table-cell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f(xi)</text:p>
          </table:table-cell>
          <table:table-cell table:style-name="ce4" office:value-type="string" calcext:value-type="string">
            <text:p>&amp;xi</text:p>
          </table:table-cell>
          <table:table-cell table:style-name="ce4" office:value-type="string" calcext:value-type="string">
            <text:p>xi+&amp;xi</text:p>
          </table:table-cell>
          <table:table-cell table:style-name="ce4" office:value-type="string" calcext:value-type="string">
            <text:p>f(xi+&amp;xi)</text:p>
          </table:table-cell>
          <table:table-cell table:style-name="ce4" office:value-type="string" calcext:value-type="string">
            <text:p>Xi+1</text:p>
          </table:table-cell>
          <table:table-cell table:number-columns-repeated="1002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3.5" calcext:value-type="float">
            <text:p>3.5</text:p>
          </table:table-cell>
          <table:table-cell table:style-name="ce22" table:formula="of:=0.95*([.B6]^3)-5.9*([.B6]^2)+10.9*([.B6]) -6" office:value-type="float" office:value="0.606249999999996" calcext:value-type="float">
            <text:p>0.60625</text:p>
          </table:table-cell>
          <table:table-cell table:style-name="ce22" table:formula="of:=2.85*([.B6]^2)-22.8*([.C6])+10.9" office:value-type="float" office:value="31.9900000000001" calcext:value-type="float">
            <text:p>31.99</text:p>
          </table:table-cell>
          <table:table-cell table:style-name="ce4" table:formula="of:=[.C6]/[.D6]" office:value-type="float" office:value="0.0189512347608626" calcext:value-type="float">
            <text:p>0.0189512348</text:p>
          </table:table-cell>
          <table:table-cell table:style-name="ce4" table:formula="of:=[.B6]-[.E6]" office:value-type="float" office:value="3.48104876523914" calcext:value-type="float">
            <text:p>3.4810487652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3.5" calcext:value-type="float">
            <text:p>3.5</text:p>
          </table:table-cell>
          <table:table-cell table:style-name="ce4" table:formula="of:=0.95*([$'6.9'.J6]^3)-5.9*([$'6.9'.J6]^2)+10.9*([$'6.9'.J6]) -6" office:value-type="float" office:value="0.606249999999996" calcext:value-type="float">
            <text:p>0.60625</text:p>
          </table:table-cell>
          <table:table-cell table:style-name="ce4" table:formula="of:=0.95*([$'6.9'.I6]^3)-5.9*([$'6.9'.I6]^2)+10.9*([$'6.9'.I6]) -6" office:value-type="float" office:value="-0.78125" calcext:value-type="float">
            <text:p>-0.78125</text:p>
          </table:table-cell>
          <table:table-cell table:style-name="ce4" table:formula="of:=[$'6.9'.J6]-(([$'6.9'.J6]-[$'6.9'.I6])/([$'6.9'.K6]-[$'6.9'.L6]))*[$'6.9'.K6]" office:value-type="float" office:value="3.06306306306306" calcext:value-type="float">
            <text:p>3.0630630631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3.5" calcext:value-type="float">
            <text:p>3.5</text:p>
          </table:table-cell>
          <table:table-cell table:style-name="ce4" table:formula="of:=0.95*([.Q6]^3)-5.9*([.Q6]^2)+10.9*([.Q6]) -6" office:value-type="float" office:value="0.606249999999996" calcext:value-type="float">
            <text:p>0.60625</text:p>
          </table:table-cell>
          <table:table-cell table:style-name="ce4" table:formula="of:=[$'6.9'.P6]*[$'6.9'.Q6]" office:value-type="float" office:value="0.035" calcext:value-type="float">
            <text:p>0.035</text:p>
          </table:table-cell>
          <table:table-cell table:style-name="ce4" table:formula="of:=[$'6.9'.S6]+[$'6.9'.Q6]" office:value-type="float" office:value="3.535" calcext:value-type="float">
            <text:p>3.535</text:p>
          </table:table-cell>
          <table:table-cell table:style-name="ce4" table:formula="of:=0.95*([.T6]^3)-5.9*([.T6]^2)+10.9*([.T6]) -6" office:value-type="float" office:value="0.769220106249996" calcext:value-type="float">
            <text:p>0.7692201062</text:p>
          </table:table-cell>
          <table:table-cell table:style-name="ce4" table:formula="of:=[$'6.9'.Q6]-(([$'6.9'.S6]*[$'6.9'.R6])/([$'6.9'.U6]-[$'6.9'.R6]))" office:value-type="float" office:value="3.3697997412639" calcext:value-type="float">
            <text:p>3.3697997413</text:p>
          </table:table-cell>
          <table:table-cell table:number-columns-repeated="100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table:formula="of:=[$'6.9'.F6]" office:value-type="float" office:value="3.48104876523914" calcext:value-type="float">
            <text:p>3.4810487652</text:p>
          </table:table-cell>
          <table:table-cell table:style-name="ce22" table:formula="of:=0.95*([.B7]^3)-5.9*([.B7]^2)+10.9*([.B7]) -6" office:value-type="float" office:value="0.522189620528323" calcext:value-type="float">
            <text:p>0.5221896205</text:p>
          </table:table-cell>
          <table:table-cell table:style-name="ce22" table:formula="of:=2.85*([.B7]^2)-22.8*([.C7])+10.9" office:value-type="float" office:value="33.5295230939771" calcext:value-type="float">
            <text:p>33.529523094</text:p>
          </table:table-cell>
          <table:table-cell table:style-name="ce4" table:formula="of:=[$'6.9'.C7]/[$'6.9'.D7]" office:value-type="float" office:value="0.0155740246905607" calcext:value-type="float">
            <text:p>0.0155740247</text:p>
          </table:table-cell>
          <table:table-cell table:style-name="ce4" table:formula="of:=[$'6.9'.B7]-[$'6.9'.E7]" office:value-type="float" office:value="3.46547474054858" calcext:value-type="float">
            <text:p>3.4654747405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table:formula="of:=[$'6.9'.J6]" office:value-type="float" office:value="3.5" calcext:value-type="float">
            <text:p>3.5</text:p>
          </table:table-cell>
          <table:table-cell table:style-name="ce4" table:formula="of:=[$'6.9'.M6]" office:value-type="float" office:value="3.06306306306306" calcext:value-type="float">
            <text:p>3.0630630631</text:p>
          </table:table-cell>
          <table:table-cell table:style-name="ce4" table:formula="of:=0.95*([$'6.9'.J7]^3)-5.9*([$'6.9'.J7]^2)+10.9*([$'6.9'.J7]) -6" office:value-type="float" office:value="-0.666700301470197" calcext:value-type="float">
            <text:p>-0.6667003015</text:p>
          </table:table-cell>
          <table:table-cell table:style-name="ce4" table:formula="of:=0.95*([$'6.9'.I7]^3)-5.9*([$'6.9'.I7]^2)+10.9*([$'6.9'.I7]) -6" office:value-type="float" office:value="0.606249999999996" calcext:value-type="float">
            <text:p>0.60625</text:p>
          </table:table-cell>
          <table:table-cell table:style-name="ce4" table:formula="of:=[$'6.9'.J7]-(([$'6.9'.J7]-[$'6.9'.I7])/([$'6.9'.K7]-[$'6.9'.L7]))*[$'6.9'.K7]" office:value-type="float" office:value="3.29190623725681" calcext:value-type="float">
            <text:p>3.2919062373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$'6.9'.V6]" office:value-type="float" office:value="3.3697997412639" calcext:value-type="float">
            <text:p>3.3697997413</text:p>
          </table:table-cell>
          <table:table-cell table:style-name="ce4" table:formula="of:=0.95*([.Q7]^3)-5.9*([.Q7]^2)+10.9*([.Q7]) -6" office:value-type="float" office:value="0.0857043596782319" calcext:value-type="float">
            <text:p>0.0857043597</text:p>
          </table:table-cell>
          <table:table-cell table:style-name="ce4" table:formula="of:=2*([$'6.9'.Q7]^3)-11.7*([$'6.9'.Q7]^2)+17.7*([$'6.9'.Q7])-5" office:value-type="float" office:value="-1.68262214519139" calcext:value-type="float">
            <text:p>-1.6826221452</text:p>
          </table:table-cell>
          <table:table-cell table:style-name="ce4" table:formula="of:=[$'6.9'.S7]+[$'6.9'.Q7]" office:value-type="float" office:value="1.68717759607251" calcext:value-type="float">
            <text:p>1.6871775961</text:p>
          </table:table-cell>
          <table:table-cell table:style-name="ce4" table:formula="of:=0.95*([.T7]^3)-5.9*([.T7]^2)+10.9*([.T7]) -6" office:value-type="float" office:value="0.158016030438116" calcext:value-type="float">
            <text:p>0.1580160304</text:p>
          </table:table-cell>
          <table:table-cell table:style-name="ce4" table:formula="of:=[$'6.9'.Q7]-(([$'6.9'.S7]*[$'6.9'.R7])/([$'6.9'.U7]-[$'6.9'.R7]))" office:value-type="float" office:value="5.36405671276845" calcext:value-type="float">
            <text:p>5.3640567128</text:p>
          </table:table-cell>
          <table:table-cell table:number-columns-repeated="100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table:formula="of:=[$'6.9'.F7]" office:value-type="float" office:value="3.46547474054858" calcext:value-type="float">
            <text:p>3.4654747405</text:p>
          </table:table-cell>
          <table:table-cell table:style-name="ce22" table:formula="of:=0.95*([.B8]^3)-5.9*([.B8]^2)+10.9*([.B8]) -6" office:value-type="float" office:value="0.455273044209783" calcext:value-type="float">
            <text:p>0.4552730442</text:p>
          </table:table-cell>
          <table:table-cell table:style-name="ce22" table:formula="of:=2.85*([.B8]^2)-22.8*([.C8])+10.9" office:value-type="float" office:value="34.7468928475506" calcext:value-type="float">
            <text:p>34.7468928476</text:p>
          </table:table-cell>
          <table:table-cell table:style-name="ce4" table:formula="of:=[$'6.9'.C8]/[$'6.9'.D8]" office:value-type="float" office:value="0.0131025541249763" calcext:value-type="float">
            <text:p>0.0131025541</text:p>
          </table:table-cell>
          <table:table-cell table:style-name="ce4" table:formula="of:=[$'6.9'.B8]-[$'6.9'.E8]" office:value-type="float" office:value="3.4523721864236" calcext:value-type="float">
            <text:p>3.4523721864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table:formula="of:=[$'6.9'.J7]" office:value-type="float" office:value="3.06306306306306" calcext:value-type="float">
            <text:p>3.0630630631</text:p>
          </table:table-cell>
          <table:table-cell table:style-name="ce4" table:formula="of:=[$'6.9'.M7]" office:value-type="float" office:value="3.29190623725681" calcext:value-type="float">
            <text:p>3.2919062373</text:p>
          </table:table-cell>
          <table:table-cell table:style-name="ce4" table:formula="of:=0.95*([$'6.9'.J8]^3)-5.9*([$'6.9'.J8]^2)+10.9*([$'6.9'.J8]) -6" office:value-type="float" office:value="-0.164873854734857" calcext:value-type="float">
            <text:p>-0.1648738547</text:p>
          </table:table-cell>
          <table:table-cell table:style-name="ce4" table:formula="of:=0.95*([$'6.9'.I8]^3)-5.9*([$'6.9'.I8]^2)+10.9*([$'6.9'.I8]) -6" office:value-type="float" office:value="-0.666700301470197" calcext:value-type="float">
            <text:p>-0.6667003015</text:p>
          </table:table-cell>
          <table:table-cell table:style-name="ce4" table:formula="of:=[$'6.9'.J8]-(([$'6.9'.J8]-[$'6.9'.I8])/([$'6.9'.K8]-[$'6.9'.L8]))*[$'6.9'.K8]" office:value-type="float" office:value="3.36709210381394" calcext:value-type="float">
            <text:p>3.3670921038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$'6.9'.V7]" office:value-type="float" office:value="5.36405671276845" calcext:value-type="float">
            <text:p>5.3640567128</text:p>
          </table:table-cell>
          <table:table-cell table:style-name="ce4" table:formula="of:=0.95*([.Q8]^3)-5.9*([.Q8]^2)+10.9*([.Q8]) -6" office:value-type="float" office:value="29.3304378086724" calcext:value-type="float">
            <text:p>29.3304378087</text:p>
          </table:table-cell>
          <table:table-cell table:style-name="ce4" table:formula="of:=2*([$'6.9'.Q8]^3)-11.7*([$'6.9'.Q8]^2)+17.7*([$'6.9'.Q8])-5" office:value-type="float" office:value="61.9796099267206" calcext:value-type="float">
            <text:p>61.9796099267</text:p>
          </table:table-cell>
          <table:table-cell table:style-name="ce4" table:formula="of:=[$'6.9'.S8]+[$'6.9'.Q8]" office:value-type="float" office:value="67.3436666394891" calcext:value-type="float">
            <text:p>67.3436666395</text:p>
          </table:table-cell>
          <table:table-cell table:style-name="ce4" table:formula="of:=0.95*([.T8]^3)-5.9*([.T8]^2)+10.9*([.T8]) -6" office:value-type="float" office:value="264114.738039146" calcext:value-type="float">
            <text:p>264114.738039146</text:p>
          </table:table-cell>
          <table:table-cell table:style-name="ce4" table:formula="of:=[$'6.9'.Q8]-(([$'6.9'.S8]*[$'6.9'.R8])/([$'6.9'.U8]-[$'6.9'.R8]))" office:value-type="float" office:value="5.35717299620542" calcext:value-type="float">
            <text:p>5.3571729962</text:p>
          </table:table-cell>
          <table:table-cell table:number-columns-repeated="1002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table:formula="of:=[$'6.9'.F8]" office:value-type="float" office:value="3.4523721864236" calcext:value-type="float">
            <text:p>3.4523721864</text:p>
          </table:table-cell>
          <table:table-cell table:style-name="ce23" table:formula="of:=0.95*([.B9]^3)-5.9*([.B9]^2)+10.9*([.B9]) -6" office:value-type="float" office:value="0.400470619011713" calcext:value-type="float">
            <text:p>0.400470619</text:p>
          </table:table-cell>
          <table:table-cell table:style-name="ce23" table:formula="of:=2.85*([.B9]^2)-22.8*([.C9])+10.9" office:value-type="float" office:value="35.7380599702681" calcext:value-type="float">
            <text:p>35.7380599703</text:p>
          </table:table-cell>
          <table:table-cell table:style-name="ce8" table:formula="of:=[$'6.9'.C9]/[$'6.9'.D9]" office:value-type="float" office:value="0.0112057179193521" calcext:value-type="float">
            <text:p>0.0112057179</text:p>
          </table:table-cell>
          <table:table-cell table:style-name="ce8" table:formula="of:=[$'6.9'.B9]-[$'6.9'.E9]" office:value-type="float" office:value="3.44116646850425" calcext:value-type="float">
            <text:p>3.4411664685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8" table:formula="of:=[$'6.9'.J8]" office:value-type="float" office:value="3.29190623725681" calcext:value-type="float">
            <text:p>3.2919062373</text:p>
          </table:table-cell>
          <table:table-cell table:style-name="ce8" table:formula="of:=[$'6.9'.M8]" office:value-type="float" office:value="3.36709210381394" calcext:value-type="float">
            <text:p>3.3670921038</text:p>
          </table:table-cell>
          <table:table-cell table:style-name="ce8" table:formula="of:=0.95*([$'6.9'.J9]^3)-5.9*([$'6.9'.J9]^2)+10.9*([$'6.9'.J9]) -6" office:value-type="float" office:value="0.0762556270246222" calcext:value-type="float">
            <text:p>0.076255627</text:p>
          </table:table-cell>
          <table:table-cell table:style-name="ce8" table:formula="of:=0.95*([$'6.9'.I9]^3)-5.9*([$'6.9'.I9]^2)+10.9*([$'6.9'.I9]) -6" office:value-type="float" office:value="-0.164873854734857" calcext:value-type="float">
            <text:p>-0.1648738547</text:p>
          </table:table-cell>
          <table:table-cell table:style-name="ce8" table:formula="of:=[$'6.9'.J9]-(([$'6.9'.J9]-[$'6.9'.I9])/([$'6.9'.K9]-[$'6.9'.L9]))*[$'6.9'.K9]" office:value-type="float" office:value="3.3433150635455" calcext:value-type="float">
            <text:p>3.3433150635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8" table:formula="of:=[$'6.9'.V8]" office:value-type="float" office:value="5.35717299620542" calcext:value-type="float">
            <text:p>5.3571729962</text:p>
          </table:table-cell>
          <table:table-cell table:style-name="ce6" table:formula="of:=0.95*([.Q9]^3)-5.9*([.Q9]^2)+10.9*([.Q9]) -6" office:value-type="float" office:value="29.1270728442847" calcext:value-type="float">
            <text:p>29.1270728443</text:p>
          </table:table-cell>
          <table:table-cell table:style-name="ce6" table:formula="of:=2*([$'6.9'.Q9]^3)-11.7*([$'6.9'.Q9]^2)+17.7*([$'6.9'.Q9])-5" office:value-type="float" office:value="61.5343794975863" calcext:value-type="float">
            <text:p>61.5343794976</text:p>
          </table:table-cell>
          <table:table-cell table:style-name="ce8" table:formula="of:=[$'6.9'.S9]+[$'6.9'.Q9]" office:value-type="float" office:value="66.8915524937917" calcext:value-type="float">
            <text:p>66.8915524938</text:p>
          </table:table-cell>
          <table:table-cell table:style-name="ce8" table:formula="of:=0.95*([.T9]^3)-5.9*([.T9]^2)+10.9*([.T9]) -6" office:value-type="float" office:value="258663.342218565" calcext:value-type="float">
            <text:p>258663.342218565</text:p>
          </table:table-cell>
          <table:table-cell table:style-name="ce8" table:formula="of:=[$'6.9'.Q9]-(([$'6.9'.S9]*[$'6.9'.R9])/([$'6.9'.U9]-[$'6.9'.R9]))" office:value-type="float" office:value="5.35024306872833" calcext:value-type="float">
            <text:p>5.3502430687</text:p>
          </table:table-cell>
          <table:table-cell table:number-columns-repeated="100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10" table:style-name="ta13">
        <table:table-column table:style-name="co17" table:default-cell-style-name="ce3"/>
        <table:table-column table:style-name="co18" table:default-cell-style-name="ce3"/>
        <table:table-column table:style-name="co1" table:number-columns-repeated="1022" table:default-cell-style-name="ce3"/>
        <table:table-row table:style-name="ro1">
          <table:table-cell table:style-name="ce1" office:value-type="string" calcext:value-type="string" table:number-columns-spanned="2" table:number-rows-spanned="1">
            <text:p>F(x) = 8sen(x)e^(-x)-1</text:p>
          </table:table-cell>
          <table:covered-table-cell table:style-name="ce5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2" table:number-rows-spanned="1">
            <text:p>F'(x) = (8e^(-x))(cos(x)-sen(x))</text:p>
          </table:table-cell>
          <table:covered-table-cell table:style-name="ce5"/>
          <table:table-cell table:style-name="Default" table:number-columns-repeated="4"/>
          <table:table-cell table:number-columns-repeated="1018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4"/>
          <table:table-cell table:style-name="ce21" office:value-type="string" calcext:value-type="string" table:number-columns-spanned="2" table:number-rows-spanned="1">
            <text:p>Newton Raphson</text:p>
          </table:table-cell>
          <table:covered-table-cell table:style-name="ce21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f(xi)</text:p>
          </table:table-cell>
          <table:table-cell table:style-name="ce4" office:value-type="string" calcext:value-type="string">
            <text:p>f'(xi)</text:p>
          </table:table-cell>
          <table:table-cell table:style-name="ce4" office:value-type="string" calcext:value-type="string">
            <text:p>f(xi)/f'(xi)</text:p>
          </table:table-cell>
          <table:table-cell table:style-name="ce4" office:value-type="string" calcext:value-type="string">
            <text:p>Xi+1</text:p>
          </table:table-cell>
          <table:table-cell table:number-columns-repeated="101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0.3" calcext:value-type="float">
            <text:p>0.3</text:p>
          </table:table-cell>
          <table:table-cell table:style-name="ce22" table:formula="of:=8*((SIN([.B7])))*(2.7182^(-[.B7]))-1" office:value-type="float" office:value="0.75142984655332" calcext:value-type="float">
            <text:p>0.7514298466</text:p>
          </table:table-cell>
          <table:table-cell table:style-name="ce22" table:formula="of:=8*(2.7182^(-[.B7]))*(COS([.B7])-SIN([.B7]) )" office:value-type="float" office:value="3.91046671023106" calcext:value-type="float">
            <text:p>3.9104667102</text:p>
          </table:table-cell>
          <table:table-cell table:style-name="ce4" table:formula="of:=[.C7]/[.D7]" office:value-type="float" office:value="0.192158609760654" calcext:value-type="float">
            <text:p>0.1921586098</text:p>
          </table:table-cell>
          <table:table-cell table:style-name="ce4" table:formula="of:=[.B7]-[.E7]" office:value-type="float" office:value="0.107841390239346" calcext:value-type="float">
            <text:p>0.1078413902</text:p>
          </table:table-cell>
          <table:table-cell table:number-columns-repeated="101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table:formula="of:=[$'6.10'.F7]" office:value-type="float" office:value="0.107841390239346" calcext:value-type="float">
            <text:p>0.1078413902</text:p>
          </table:table-cell>
          <table:table-cell table:style-name="ce22" table:formula="of:=8*((SIN([.B8])))*(2.7182^(-[.B8]))-1" office:value-type="float" office:value="-0.226963790421466" calcext:value-type="float">
            <text:p>-0.2269637904</text:p>
          </table:table-cell>
          <table:table-cell table:style-name="ce22" table:formula="of:=8*(2.7182^(-[.B8]))*(COS([.B8])-SIN([.B8]) )" office:value-type="float" office:value="6.36742385494827" calcext:value-type="float">
            <text:p>6.3674238549</text:p>
          </table:table-cell>
          <table:table-cell table:style-name="ce4" table:formula="of:=[$'6.10'.C8]/[$'6.10'.D8]" office:value-type="float" office:value="-0.0356445236867791" calcext:value-type="float">
            <text:p>-0.0356445237</text:p>
          </table:table-cell>
          <table:table-cell table:style-name="ce4" table:formula="of:=[$'6.10'.B8]-[$'6.10'.E8]" office:value-type="float" office:value="0.143485913926125" calcext:value-type="float">
            <text:p>0.1434859139</text:p>
          </table:table-cell>
          <table:table-cell table:number-columns-repeated="101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table:formula="of:=[$'6.10'.F8]" office:value-type="float" office:value="0.143485913926125" calcext:value-type="float">
            <text:p>0.1434859139</text:p>
          </table:table-cell>
          <table:table-cell table:style-name="ce22" table:formula="of:=8*((SIN([.B9])))*(2.7182^(-[.B9]))-1" office:value-type="float" office:value="-0.008951879262595" calcext:value-type="float">
            <text:p>-0.0089518793</text:p>
          </table:table-cell>
          <table:table-cell table:style-name="ce22" table:formula="of:=8*(2.7182^(-[.B9]))*(COS([.B9])-SIN([.B9]) )" office:value-type="float" office:value="5.86842288173386" calcext:value-type="float">
            <text:p>5.8684228817</text:p>
          </table:table-cell>
          <table:table-cell table:style-name="ce4" table:formula="of:=[$'6.10'.C9]/[$'6.10'.D9]" office:value-type="float" office:value="-0.00152543186525612" calcext:value-type="float">
            <text:p>-0.0015254319</text:p>
          </table:table-cell>
          <table:table-cell table:style-name="ce4" table:formula="of:=[$'6.10'.B9]-[$'6.10'.E9]" office:value-type="float" office:value="0.145011345791381" calcext:value-type="float">
            <text:p>0.1450113458</text:p>
          </table:table-cell>
          <table:table-cell table:number-columns-repeated="1018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table:formula="of:=[$'6.10'.F9]" office:value-type="float" office:value="0.145011345791381" calcext:value-type="float">
            <text:p>0.1450113458</text:p>
          </table:table-cell>
          <table:table-cell table:style-name="ce23" table:formula="of:=8*((SIN([.B10])))*(2.7182^(-[.B10]))-1" office:value-type="float" office:value="-0.0000159063858850006" calcext:value-type="float">
            <text:p>-1.59063858850006E-05</text:p>
          </table:table-cell>
          <table:table-cell table:style-name="ce23" table:formula="of:=8*(2.7182^(-[.B10]))*(COS([.B10])-SIN([.B10]) )" office:value-type="float" office:value="5.84751410431943" calcext:value-type="float">
            <text:p>5.8475141043</text:p>
          </table:table-cell>
          <table:table-cell table:style-name="ce8" table:formula="of:=[$'6.10'.C10]/[$'6.10'.D10]" office:value-type="float" office:value="-0.00000272019624086941" calcext:value-type="float">
            <text:p>-2.72019624086941E-06</text:p>
          </table:table-cell>
          <table:table-cell table:style-name="ce8" table:formula="of:=[$'6.10'.B10]-[$'6.10'.E10]" office:value-type="float" office:value="0.145014065987622" calcext:value-type="float">
            <text:p>0.145014066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SENO" table:base-cell-address="$'5.3'.$A$1" table:cell-range-address="$'6.1'.$E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5.3" style:display-name="PageStyle_5.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5.7" style:display-name="PageStyle_5.7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5.8" style:display-name="PageStyle_5.8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6.1" style:display-name="PageStyle_6.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6.2" style:display-name="PageStyle_6.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6.3" style:display-name="PageStyle_6.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6.4" style:display-name="PageStyle_6.4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6.6" style:display-name="PageStyle_6.6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6.5" style:display-name="PageStyle_6.5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6.8" style:display-name="PageStyle_6.8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6.9" style:display-name="PageStyle_6.9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6.7" style:display-name="PageStyle_6.7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6.10" style:display-name="PageStyle_6.10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00:41:17</meta:creation-date>
    <meta:initial-creator>Jose Mejia</meta:initial-creator>
    <dc:language>es-HN</dc:language>
    <dc:creator>Kenystev </dc:creator>
    <dc:date>2016-05-30T09:29:56</dc:date>
    <meta:editing-cycles>29</meta:editing-cycles>
    <meta:editing-duration>PT1H48M</meta:editing-duration>
    <meta:generator>LibreOffice/5.0.4.2$Linux_X86_64 LibreOffice_project/00$Build-2</meta:generator>
    <meta:document-statistic meta:table-count="13" meta:cell-count="1085" meta:object-count="0"/>
  </office:meta>
</office:document-meta>
</file>